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8.329cm" svg:y="6.207cm">
            <draw:object draw:notify-on-update-of-ranges="Sheet1.T6:Sheet1.T51 Sheet1.W6:Sheet1.W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img</text:p>
          </table:table-cell>
          <table:table-cell/>
          <table:table-cell office:value-type="string" calcext:value-type="string">
            <text:p>True-equirect</text:p>
          </table:table-cell>
          <table:table-cell/>
          <table:table-cell office:value-type="string" calcext:value-type="string">
            <text:p>True-equirect latlon</text:p>
          </table:table-cell>
          <table:table-cell/>
          <table:table-cell office:value-type="string" calcext:value-type="string">
            <text:p>Centred-equirect lat lon</text:p>
          </table:table-cell>
          <table:table-cell/>
          <table:table-cell office:value-type="string" calcext:value-type="string">
            <text:p>Centred image</text:p>
          </table:table-cell>
          <table:table-cell/>
          <table:table-cell office:value-type="string" calcext:value-type="string">
            <text:p>Centred and normed image</text:p>
          </table:table-cell>
          <table:table-cell table:number-columns-repeated="4"/>
          <table:table-cell office:value-type="float" office:value="47.9" calcext:value-type="float">
            <text:p>47.9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06" calcext:value-type="float">
            <text:p>0.206</text:p>
          </table:table-cell>
          <table:table-cell office:value-type="float" office:value="-0.028" calcext:value-type="float">
            <text:p>-0.028</text:p>
          </table:table-cell>
          <table:table-cell table:formula="of:=1-([.R1]+[.S1]+[.T1])" office:value-type="float" office:value="0.795" calcext:value-type="float">
            <text:p>0.795</text:p>
          </table:table-cell>
          <table:table-cell table:formula="of:=1280/2"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258" calcext:value-type="float">
            <text:p>1258</text:p>
          </table:table-cell>
          <table:table-cell office:value-type="float" office:value="844" calcext:value-type="float">
            <text:p>844</text:p>
          </table:table-cell>
          <table:table-cell office:value-type="float" office:value="91.1766295707472" calcext:value-type="float">
            <text:p>91.1766295707</text:p>
          </table:table-cell>
          <table:table-cell office:value-type="float" office:value="47.5118483412322" calcext:value-type="float">
            <text:p>47.511848341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5"/>
          <table:table-cell table:formula="of:=TAN([.P1]*PI()/180)" office:value-type="float" office:value="1.10672192898298" calcext:value-type="float">
            <text:p>1.106721929</text:p>
          </table:table-cell>
          <table:table-cell table:formula="of:=ATAN(1)" office:value-type="float" office:value="0.785398163397448" calcext:value-type="float">
            <text:p>0.78539816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formula="of:=CORREL([.V6:.V51];[.R6:.R51])" office:value-type="float" office:value="0.952331774554955" calcext:value-type="float">
            <text:p>0.9523317746</text:p>
          </table:table-cell>
        </table:table-row>
        <table:table-row table:style-name="ro2">
          <table:table-cell table:number-columns-repeated="8"/>
          <table:table-cell office:value-type="float" office:value="-18" calcext:value-type="float">
            <text:p>-18</text:p>
          </table:table-cell>
          <table:table-cell office:value-type="float" office:value="-0.8" calcext:value-type="float">
            <text:p>-0.8</text:p>
          </table:table-cell>
          <table:table-cell table:number-columns-repeated="15"/>
          <table:table-cell table:number-matrix-columns-spanned="2" table:number-matrix-rows-spanned="1" table:formula="of:=LINEST([.R6:.R51];[.V6:.V51])" office:value-type="float" office:value="0.632885201993746" calcext:value-type="float">
            <text:p>0.632885202</text:p>
          </table:table-cell>
          <table:table-cell office:value-type="float" office:value="0.313817042056935" calcext:value-type="float">
            <text:p>0.3138170421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number-columns-repeated="2" office:value-type="string" calcext:value-type="string">
            <text:p>Actual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number-columns-repeated="5" office:value-type="string" calcext:value-type="string">
            <text:p>Actual</text:p>
          </table:table-cell>
          <table:table-cell table:style-name="ce2" office:value-type="string" calcext:value-type="string">
            <text:p>Actual</text:p>
          </table:table-cell>
          <table:table-cell office:value-type="string" calcext:value-type="string">
            <text:p>Actual</text:p>
          </table:table-cell>
          <table:table-cell table:style-name="ce3"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style-name="ce3" office:value-type="string" calcext:value-type="string">
            <text:p>Actual</text:p>
          </table:table-cell>
          <table:table-cell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bjXOverScreenCentDist</text:p>
          </table:table-cell>
          <table:table-cell office:value-type="string" calcext:value-type="string">
            <text:p>screenDistOnGroundPlane</text:p>
          </table:table-cell>
          <table:table-cell office:value-type="string" calcext:value-type="string">
            <text:p>objYOverScreenCentDist</text:p>
          </table:table-cell>
          <table:table-cell office:value-type="string" calcext:value-type="string">
            <text:p>normX</text:p>
          </table:table-cell>
          <table:table-cell office:value-type="string" calcext:value-type="string">
            <text:p>normY</text:p>
          </table:table-cell>
          <table:table-cell table:style-name="ce2" office:value-type="string" calcext:value-type="string">
            <text:p>Theta-norm</text:p>
          </table:table-cell>
          <table:table-cell office:value-type="string" calcext:value-type="string">
            <text:p>ang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R-corrected</text:p>
          </table:table-cell>
          <table:table-cell table:style-name="ce3" office:value-type="string" calcext:value-type="string">
            <text:p>thetacorrected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26.278902515215" calcext:value-type="float">
            <text:p>226.2789025152</text:p>
          </table:table-cell>
          <table:table-cell office:value-type="float" office:value="108.420141470361" calcext:value-type="float">
            <text:p>108.4201414704</text:p>
          </table:table-cell>
          <table:table-cell office:value-type="float" office:value="395.603841892776" calcext:value-type="float">
            <text:p>395.6038418928</text:p>
          </table:table-cell>
          <table:table-cell office:value-type="float" office:value="120.647684428734" calcext:value-type="float">
            <text:p>120.6476844287</text:p>
          </table:table-cell>
          <table:table-cell table:formula="of:=[.C6]/[.E$2]*[.E$4]" office:value-type="float" office:value="46.8560989205275" calcext:value-type="float">
            <text:p>46.8560989205</text:p>
          </table:table-cell>
          <table:table-cell table:formula="of:=[.D6]/[.F$2]*[.F$4]" office:value-type="float" office:value="14.2947493398974" calcext:value-type="float">
            <text:p>14.2947493399</text:p>
          </table:table-cell>
          <table:table-cell table:formula="of:=[.E6]-[.G$2]" office:value-type="float" office:value="-44.3205306502197" calcext:value-type="float">
            <text:p>-44.3205306502</text:p>
          </table:table-cell>
          <table:table-cell table:formula="of:=[.F6]-[.H$2]" office:value-type="float" office:value="-33.2170990013348" calcext:value-type="float">
            <text:p>-33.2170990013</text:p>
          </table:table-cell>
          <table:table-cell table:formula="of:=[.A6]-[.I$2]/2+[.I$3]" office:value-type="float" office:value="-431.721097484785" calcext:value-type="float">
            <text:p>-431.7210974848</text:p>
          </table:table-cell>
          <table:table-cell table:formula="of:=[.B6]-[.J$2]/2+[.J$3]" office:value-type="float" office:value="-404.379858529639" calcext:value-type="float">
            <text:p>-404.3798585296</text:p>
          </table:table-cell>
          <table:table-cell table:formula="of:=[.I6]/([.J$2]*0.5)" office:value-type="float" office:value="-0.843205268524971" calcext:value-type="float">
            <text:p>-0.8432052685</text:p>
          </table:table-cell>
          <table:table-cell table:formula="of:=[.J6]/([.J$2]*0.5)" office:value-type="float" office:value="-0.789804411190701" calcext:value-type="float">
            <text:p>-0.7898044112</text:p>
          </table:table-cell>
          <table:table-cell table:formula="of:=TAN([.G6]*PI()/180)" office:value-type="float" office:value="-0.976558933544242" calcext:value-type="float">
            <text:p>-0.9765589335</text:p>
          </table:table-cell>
          <table:table-cell table:formula="of:=([.M6]^2+1)^0.5" office:value-type="float" office:value="1.39773650974891" calcext:value-type="float">
            <text:p>1.3977365097</text:p>
          </table:table-cell>
          <table:table-cell table:formula="of:=TAN([.H6]*PI()/180)*[.N6]" office:value-type="float" office:value="-0.915249013140215" calcext:value-type="float">
            <text:p>-0.9152490131</text:p>
          </table:table-cell>
          <table:table-cell table:formula="of:=[.M6]/[.$P$2]" office:value-type="float" office:value="-0.882388708464152" calcext:value-type="float">
            <text:p>-0.8823887085</text:p>
          </table:table-cell>
          <table:table-cell table:formula="of:=[.O6]/[.$P$2]" office:value-type="float" office:value="-0.826990944311807" calcext:value-type="float">
            <text:p>-0.8269909443</text:p>
          </table:table-cell>
          <table:table-cell table:style-name="ce2" table:formula="of:=ATAN(([.P6]^2+[.Q6]^2)^0.5)/[.Q$2]" office:value-type="float" office:value="1.12028764670804" calcext:value-type="float">
            <text:p>1.1202876467</text:p>
          </table:table-cell>
          <table:table-cell table:formula="of:=ATAN2([.P6];[.Q6])" office:value-type="float" office:value="-2.38859126160803" calcext:value-type="float">
            <text:p>-2.3885912616</text:p>
          </table:table-cell>
          <table:table-cell table:style-name="ce3" table:formula="of:=([.K6]^2+[.L6]^2)^0.5" office:value-type="float" office:value="1.15532944773539" calcext:value-type="float">
            <text:p>1.1553294477</text:p>
          </table:table-cell>
          <table:table-cell table:formula="of:=ATAN2([.K6];[.L6])" office:value-type="float" office:value="-2.38888372376281" calcext:value-type="float">
            <text:p>-2.3888837238</text:p>
          </table:table-cell>
          <table:table-cell table:formula="of:=[.T6]^4*[.R$1]+[.T6]^3*[.S$1]+[.T6]^2*[.T$1]+[.T6]*[.U$1]" office:value-type="float" office:value="1.24689380926548" calcext:value-type="float">
            <text:p>1.2468938093</text:p>
          </table:table-cell>
          <table:table-cell table:style-name="ce3" table:formula="of:=[.R6]^4*[.R$1]+[.R6]^3*[.S$1]+[.R6]^2*[.T$1]+[.R6]*[.U$1]" office:value-type="float" office:value="1.18765433495174" calcext:value-type="float">
            <text:p>1.187654335</text:p>
          </table:table-cell>
          <table:table-cell table:formula="of:=ABS([.W6]-[.T6])" office:value-type="float" office:value="0.0323248872163462" calcext:value-type="float">
            <text:p>0.0323248872</text:p>
          </table:table-cell>
          <table:table-cell/>
          <table:table-cell table:number-matrix-columns-spanned="2" table:number-matrix-rows-spanned="1" table:formula="of:=LINEST([.W6:.W49];[.T6:.T49])" office:value-type="float" office:value="1.03651443299392" calcext:value-type="float">
            <text:p>1.036514433</text:p>
          </table:table-cell>
          <table:table-cell office:value-type="float" office:value="-0.034707007405996" calcext:value-type="float">
            <text:p>-0.0347070074</text:p>
          </table:table-cell>
        </table:table-row>
        <table:table-row table:style-name="ro2">
          <table:table-cell office:value-type="float" office:value="201.65570479664" calcext:value-type="float">
            <text:p>201.6557047966</text:p>
          </table:table-cell>
          <table:table-cell office:value-type="float" office:value="577.213459250051" calcext:value-type="float">
            <text:p>577.2134592501</text:p>
          </table:table-cell>
          <table:table-cell office:value-type="float" office:value="401.985583836934" calcext:value-type="float">
            <text:p>401.9855838369</text:p>
          </table:table-cell>
          <table:table-cell office:value-type="float" office:value="456.181648743339" calcext:value-type="float">
            <text:p>456.1816487433</text:p>
          </table:table-cell>
          <table:table-cell table:formula="of:=[.C7]/[.E$2]*[.E$4]" office:value-type="float" office:value="47.6119650172521" calcext:value-type="float">
            <text:p>47.6119650173</text:p>
          </table:table-cell>
          <table:table-cell table:formula="of:=[.D7]/[.F$2]*[.F$4]" office:value-type="float" office:value="54.0499583819122" calcext:value-type="float">
            <text:p>54.0499583819</text:p>
          </table:table-cell>
          <table:table-cell table:formula="of:=[.E7]-[.G$2]" office:value-type="float" office:value="-43.5646645534951" calcext:value-type="float">
            <text:p>-43.5646645535</text:p>
          </table:table-cell>
          <table:table-cell table:formula="of:=[.F7]-[.H$2]" office:value-type="float" office:value="6.53811004068" calcext:value-type="float">
            <text:p>6.5381100407</text:p>
          </table:table-cell>
          <table:table-cell table:formula="of:=[.A7]-[.I$2]/2+[.I$3]" office:value-type="float" office:value="-456.34429520336" calcext:value-type="float">
            <text:p>-456.3442952034</text:p>
          </table:table-cell>
          <table:table-cell table:formula="of:=[.B7]-[.J$2]/2+[.J$3]" office:value-type="float" office:value="64.413459250051" calcext:value-type="float">
            <text:p>64.4134592501</text:p>
          </table:table-cell>
          <table:table-cell table:formula="of:=[.I7]/([.J$2]*0.5)" office:value-type="float" office:value="-0.891297451569062" calcext:value-type="float">
            <text:p>-0.8912974516</text:p>
          </table:table-cell>
          <table:table-cell table:formula="of:=[.J7]/([.J$2]*0.5)" office:value-type="float" office:value="0.125807537597756" calcext:value-type="float">
            <text:p>0.1258075376</text:p>
          </table:table-cell>
          <table:table-cell table:formula="of:=TAN([.G7]*PI()/180)" office:value-type="float" office:value="-0.951111827557904" calcext:value-type="float">
            <text:p>-0.9511118276</text:p>
          </table:table-cell>
          <table:table-cell table:formula="of:=([.M7]^2+1)^0.5" office:value-type="float" office:value="1.38007742845122" calcext:value-type="float">
            <text:p>1.3800774285</text:p>
          </table:table-cell>
          <table:table-cell table:formula="of:=TAN([.H7]*PI()/180)*[.N7]" office:value-type="float" office:value="0.158169900714383" calcext:value-type="float">
            <text:p>0.1581699007</text:p>
          </table:table-cell>
          <table:table-cell table:formula="of:=[.M7]/[.$P$2]" office:value-type="float" office:value="-0.859395483770643" calcext:value-type="float">
            <text:p>-0.8593954838</text:p>
          </table:table-cell>
          <table:table-cell table:formula="of:=[.O7]/[.$P$2]" office:value-type="float" office:value="0.142917472376945" calcext:value-type="float">
            <text:p>0.1429174724</text:p>
          </table:table-cell>
          <table:table-cell table:style-name="ce2" table:formula="of:=ATAN(([.P7]^2+[.Q7]^2)^0.5)/[.Q$2]" office:value-type="float" office:value="0.912495905106319" calcext:value-type="float">
            <text:p>0.9124959051</text:p>
          </table:table-cell>
          <table:table-cell table:formula="of:=ATAN2([.P7];[.Q7])" office:value-type="float" office:value="2.9768007502515" calcext:value-type="float">
            <text:p>2.9768007503</text:p>
          </table:table-cell>
          <table:table-cell table:style-name="ce3" table:formula="of:=([.K7]^2+[.L7]^2)^0.5" office:value-type="float" office:value="0.90013259228289" calcext:value-type="float">
            <text:p>0.9001325923</text:p>
          </table:table-cell>
          <table:table-cell table:formula="of:=ATAN2([.K7];[.L7])" office:value-type="float" office:value="3.00136800478756" calcext:value-type="float">
            <text:p>3.0013680048</text:p>
          </table:table-cell>
          <table:table-cell table:formula="of:=[.T7]^4*[.R$1]+[.T7]^3*[.S$1]+[.T7]^2*[.T$1]+[.T7]*[.U$1]" office:value-type="float" office:value="0.860884252108207" calcext:value-type="float">
            <text:p>0.8608842521</text:p>
          </table:table-cell>
          <table:table-cell table:style-name="ce3" table:formula="of:=[.R7]^4*[.R$1]+[.R7]^3*[.S$1]+[.R7]^2*[.T$1]+[.R7]*[.U$1]" office:value-type="float" office:value="0.877355737864825" calcext:value-type="float">
            <text:p>0.8773557379</text:p>
          </table:table-cell>
          <table:table-cell table:formula="of:=ABS([.W7]-[.T7])" office:value-type="float" office:value="0.0227768544180652" calcext:value-type="float">
            <text:p>0.0227768544</text:p>
          </table:table-cell>
          <table:table-cell table:number-columns-repeated="3"/>
        </table:table-row>
        <table:table-row table:style-name="ro1">
          <table:table-cell office:value-type="float" office:value="209.555241447264" calcext:value-type="float">
            <text:p>209.5552414473</text:p>
          </table:table-cell>
          <table:table-cell office:value-type="float" office:value="622.793446334996" calcext:value-type="float">
            <text:p>622.793446335</text:p>
          </table:table-cell>
          <table:table-cell office:value-type="float" office:value="407.686616300998" calcext:value-type="float">
            <text:p>407.686616301</text:p>
          </table:table-cell>
          <table:table-cell office:value-type="float" office:value="488.825772258437" calcext:value-type="float">
            <text:p>488.8257722584</text:p>
          </table:table-cell>
          <table:table-cell table:formula="of:=[.C8]/[.E$2]*[.E$4]" office:value-type="float" office:value="48.2872065412152" calcext:value-type="float">
            <text:p>48.2872065412</text:p>
          </table:table-cell>
          <table:table-cell table:formula="of:=[.D8]/[.F$2]*[.F$4]" office:value-type="float" office:value="57.9177455282508" calcext:value-type="float">
            <text:p>57.9177455283</text:p>
          </table:table-cell>
          <table:table-cell table:formula="of:=[.E8]-[.G$2]" office:value-type="float" office:value="-42.889423029532" calcext:value-type="float">
            <text:p>-42.8894230295</text:p>
          </table:table-cell>
          <table:table-cell table:formula="of:=[.F8]-[.H$2]" office:value-type="float" office:value="10.4058971870186" calcext:value-type="float">
            <text:p>10.405897187</text:p>
          </table:table-cell>
          <table:table-cell table:formula="of:=[.A8]-[.I$2]/2+[.I$3]" office:value-type="float" office:value="-448.444758552736" calcext:value-type="float">
            <text:p>-448.4447585527</text:p>
          </table:table-cell>
          <table:table-cell table:formula="of:=[.B8]-[.J$2]/2+[.J$3]" office:value-type="float" office:value="109.993446334996" calcext:value-type="float">
            <text:p>109.993446335</text:p>
          </table:table-cell>
          <table:table-cell table:formula="of:=[.I8]/([.J$2]*0.5)" office:value-type="float" office:value="-0.875868669048312" calcext:value-type="float">
            <text:p>-0.875868669</text:p>
          </table:table-cell>
          <table:table-cell table:formula="of:=[.J8]/([.J$2]*0.5)" office:value-type="float" office:value="0.214830949873039" calcext:value-type="float">
            <text:p>0.2148309499</text:p>
          </table:table-cell>
          <table:table-cell table:formula="of:=TAN([.G8]*PI()/180)" office:value-type="float" office:value="-0.92891339247281" calcext:value-type="float">
            <text:p>-0.9289133925</text:p>
          </table:table-cell>
          <table:table-cell table:formula="of:=([.M8]^2+1)^0.5" office:value-type="float" office:value="1.3648736537553" calcext:value-type="float">
            <text:p>1.3648736538</text:p>
          </table:table-cell>
          <table:table-cell table:formula="of:=TAN([.H8]*PI()/180)*[.N8]" office:value-type="float" office:value="0.250646406352459" calcext:value-type="float">
            <text:p>0.2506464064</text:p>
          </table:table-cell>
          <table:table-cell table:formula="of:=[.M8]/[.$P$2]" office:value-type="float" office:value="-0.839337658490635" calcext:value-type="float">
            <text:p>-0.8393376585</text:p>
          </table:table-cell>
          <table:table-cell table:formula="of:=[.O8]/[.$P$2]" office:value-type="float" office:value="0.226476407296629" calcext:value-type="float">
            <text:p>0.2264764073</text:p>
          </table:table-cell>
          <table:table-cell table:style-name="ce2" table:formula="of:=ATAN(([.P8]^2+[.Q8]^2)^0.5)/[.Q$2]" office:value-type="float" office:value="0.911161095015164" calcext:value-type="float">
            <text:p>0.911161095</text:p>
          </table:table-cell>
          <table:table-cell table:formula="of:=ATAN2([.P8];[.Q8])" office:value-type="float" office:value="2.87804157726061" calcext:value-type="float">
            <text:p>2.8780415773</text:p>
          </table:table-cell>
          <table:table-cell table:style-name="ce3" table:formula="of:=([.K8]^2+[.L8]^2)^0.5" office:value-type="float" office:value="0.901830506494327" calcext:value-type="float">
            <text:p>0.9018305065</text:p>
          </table:table-cell>
          <table:table-cell table:formula="of:=ATAN2([.K8];[.L8])" office:value-type="float" office:value="2.90106353335487" calcext:value-type="float">
            <text:p>2.9010635334</text:p>
          </table:table-cell>
          <table:table-cell table:formula="of:=[.T8]^4*[.R$1]+[.T8]^3*[.S$1]+[.T8]^2*[.T$1]+[.T8]*[.U$1]" office:value-type="float" office:value="0.863134340928141" calcext:value-type="float">
            <text:p>0.8631343409</text:p>
          </table:table-cell>
          <table:table-cell table:style-name="ce3" table:formula="of:=[.R8]^4*[.R$1]+[.R8]^3*[.S$1]+[.R8]^2*[.T$1]+[.R8]*[.U$1]" office:value-type="float" office:value="0.875567573570252" calcext:value-type="float">
            <text:p>0.8755675736</text:p>
          </table:table-cell>
          <table:table-cell table:formula="of:=ABS([.W8]-[.T8])" office:value-type="float" office:value="0.0262629329240748" calcext:value-type="float">
            <text:p>0.0262629329</text:p>
          </table:table-cell>
          <table:table-cell/>
          <table:table-cell office:value-type="string" calcext:value-type="string">
            <text:p>correl</text:p>
          </table:table-cell>
          <table:table-cell table:formula="of:=CORREL([.T6:.T49];[.W6:.W49])" office:value-type="float" office:value="0.998540650253727" calcext:value-type="float">
            <text:p>0.9985406503</text:p>
          </table:table-cell>
        </table:table-row>
        <table:table-row table:style-name="ro2">
          <table:table-cell office:value-type="float" office:value="143.773354951206" calcext:value-type="float">
            <text:p>143.7733549512</text:p>
          </table:table-cell>
          <table:table-cell office:value-type="float" office:value="929.191239471009" calcext:value-type="float">
            <text:p>929.191239471</text:p>
          </table:table-cell>
          <table:table-cell office:value-type="float" office:value="361.04835689721" calcext:value-type="float">
            <text:p>361.0483568972</text:p>
          </table:table-cell>
          <table:table-cell office:value-type="float" office:value="683.063104630127" calcext:value-type="float">
            <text:p>683.0631046301</text:p>
          </table:table-cell>
          <table:table-cell table:formula="of:=[.C9]/[.E$2]*[.E$4]" office:value-type="float" office:value="42.7632791555519" calcext:value-type="float">
            <text:p>42.7632791556</text:p>
          </table:table-cell>
          <table:table-cell table:formula="of:=[.D9]/[.F$2]*[.F$4]" office:value-type="float" office:value="80.9316474680245" calcext:value-type="float">
            <text:p>80.931647468</text:p>
          </table:table-cell>
          <table:table-cell table:formula="of:=[.E9]-[.G$2]" office:value-type="float" office:value="-48.4133504151953" calcext:value-type="float">
            <text:p>-48.4133504152</text:p>
          </table:table-cell>
          <table:table-cell table:formula="of:=[.F9]-[.H$2]" office:value-type="float" office:value="33.4197991267923" calcext:value-type="float">
            <text:p>33.4197991268</text:p>
          </table:table-cell>
          <table:table-cell table:formula="of:=[.A9]-[.I$2]/2+[.I$3]" office:value-type="float" office:value="-514.226645048794" calcext:value-type="float">
            <text:p>-514.2266450488</text:p>
          </table:table-cell>
          <table:table-cell table:formula="of:=[.B9]-[.J$2]/2+[.J$3]" office:value-type="float" office:value="416.391239471009" calcext:value-type="float">
            <text:p>416.391239471</text:p>
          </table:table-cell>
          <table:table-cell table:formula="of:=[.I9]/([.J$2]*0.5)" office:value-type="float" office:value="-1.00434891611093" calcext:value-type="float">
            <text:p>-1.0043489161</text:p>
          </table:table-cell>
          <table:table-cell table:formula="of:=[.J9]/([.J$2]*0.5)" office:value-type="float" office:value="0.813264139591814" calcext:value-type="float">
            <text:p>0.8132641396</text:p>
          </table:table-cell>
          <table:table-cell table:formula="of:=TAN([.G9]*PI()/180)" office:value-type="float" office:value="-1.1268558524992" calcext:value-type="float">
            <text:p>-1.1268558525</text:p>
          </table:table-cell>
          <table:table-cell table:formula="of:=([.M9]^2+1)^0.5" office:value-type="float" office:value="1.50658690831684" calcext:value-type="float">
            <text:p>1.5065869083</text:p>
          </table:table-cell>
          <table:table-cell table:formula="of:=TAN([.H9]*PI()/180)*[.N9]" office:value-type="float" office:value="0.994158170510367" calcext:value-type="float">
            <text:p>0.9941581705</text:p>
          </table:table-cell>
          <table:table-cell table:formula="of:=[.M9]/[.$P$2]" office:value-type="float" office:value="-1.01819239592978" calcext:value-type="float">
            <text:p>-1.0181923959</text:p>
          </table:table-cell>
          <table:table-cell table:formula="of:=[.O9]/[.$P$2]" office:value-type="float" office:value="0.898290839347469" calcext:value-type="float">
            <text:p>0.8982908393</text:p>
          </table:table-cell>
          <table:table-cell table:style-name="ce2" table:formula="of:=ATAN(([.P9]^2+[.Q9]^2)^0.5)/[.Q$2]" office:value-type="float" office:value="1.19175669825996" calcext:value-type="float">
            <text:p>1.1917566983</text:p>
          </table:table-cell>
          <table:table-cell table:formula="of:=ATAN2([.P9];[.Q9])" office:value-type="float" office:value="2.41867637494029" calcext:value-type="float">
            <text:p>2.4186763749</text:p>
          </table:table-cell>
          <table:table-cell table:style-name="ce3" table:formula="of:=([.K9]^2+[.L9]^2)^0.5" office:value-type="float" office:value="1.29232941080794" calcext:value-type="float">
            <text:p>1.2923294108</text:p>
          </table:table-cell>
          <table:table-cell table:formula="of:=ATAN2([.K9];[.L9])" office:value-type="float" office:value="2.46093924741718" calcext:value-type="float">
            <text:p>2.4609392474</text:p>
          </table:table-cell>
          <table:table-cell table:formula="of:=[.T9]^4*[.R$1]+[.T9]^3*[.S$1]+[.T9]^2*[.T$1]+[.T9]*[.U$1]" office:value-type="float" office:value="1.50056721234442" calcext:value-type="float">
            <text:p>1.5005672123</text:p>
          </table:table-cell>
          <table:table-cell table:style-name="ce3" table:formula="of:=[.R9]^4*[.R$1]+[.R9]^3*[.S$1]+[.R9]^2*[.T$1]+[.R9]*[.U$1]" office:value-type="float" office:value="1.3108256025159" calcext:value-type="float">
            <text:p>1.3108256025</text:p>
          </table:table-cell>
          <table:table-cell table:formula="of:=ABS([.W9]-[.T9])" office:value-type="float" office:value="0.0184961917079591" calcext:value-type="float">
            <text:p>0.0184961917</text:p>
          </table:table-cell>
          <table:table-cell table:number-columns-repeated="3"/>
        </table:table-row>
        <table:table-row table:style-name="ro2">
          <table:table-cell office:value-type="float" office:value="340.779887842154" calcext:value-type="float">
            <text:p>340.7798878422</text:p>
          </table:table-cell>
          <table:table-cell office:value-type="float" office:value="549.191709039623" calcext:value-type="float">
            <text:p>549.1917090396</text:p>
          </table:table-cell>
          <table:table-cell office:value-type="float" office:value="494.700607458891" calcext:value-type="float">
            <text:p>494.7006074589</text:p>
          </table:table-cell>
          <table:table-cell office:value-type="float" office:value="436.760948453864" calcext:value-type="float">
            <text:p>436.7609484539</text:p>
          </table:table-cell>
          <table:table-cell table:formula="of:=[.C10]/[.E$2]*[.E$4]" office:value-type="float" office:value="58.5933151918718" calcext:value-type="float">
            <text:p>58.5933151919</text:p>
          </table:table-cell>
          <table:table-cell table:formula="of:=[.D10]/[.F$2]*[.F$4]" office:value-type="float" office:value="51.748927541927" calcext:value-type="float">
            <text:p>51.7489275419</text:p>
          </table:table-cell>
          <table:table-cell table:formula="of:=[.E10]-[.G$2]" office:value-type="float" office:value="-32.5833143788754" calcext:value-type="float">
            <text:p>-32.5833143789</text:p>
          </table:table-cell>
          <table:table-cell table:formula="of:=[.F10]-[.H$2]" office:value-type="float" office:value="4.23707920069482" calcext:value-type="float">
            <text:p>4.2370792007</text:p>
          </table:table-cell>
          <table:table-cell table:formula="of:=[.A10]-[.I$2]/2+[.I$3]" office:value-type="float" office:value="-317.220112157846" calcext:value-type="float">
            <text:p>-317.2201121578</text:p>
          </table:table-cell>
          <table:table-cell table:formula="of:=[.B10]-[.J$2]/2+[.J$3]" office:value-type="float" office:value="36.391709039623" calcext:value-type="float">
            <text:p>36.3917090396</text:p>
          </table:table-cell>
          <table:table-cell table:formula="of:=[.I10]/([.J$2]*0.5)" office:value-type="float" office:value="-0.619570531558293" calcext:value-type="float">
            <text:p>-0.6195705316</text:p>
          </table:table-cell>
          <table:table-cell table:formula="of:=[.J10]/([.J$2]*0.5)" office:value-type="float" office:value="0.0710775567180137" calcext:value-type="float">
            <text:p>0.0710775567</text:p>
          </table:table-cell>
          <table:table-cell table:formula="of:=TAN([.G10]*PI()/180)" office:value-type="float" office:value="-0.639116431006782" calcext:value-type="float">
            <text:p>-0.639116431</text:p>
          </table:table-cell>
          <table:table-cell table:formula="of:=([.M10]^2+1)^0.5" office:value-type="float" office:value="1.1867897085764" calcext:value-type="float">
            <text:p>1.1867897086</text:p>
          </table:table-cell>
          <table:table-cell table:formula="of:=TAN([.H10]*PI()/180)*[.N10]" office:value-type="float" office:value="0.0879246028574272" calcext:value-type="float">
            <text:p>0.0879246029</text:p>
          </table:table-cell>
          <table:table-cell table:formula="of:=[.M10]/[.$P$2]" office:value-type="float" office:value="-0.57748601005322" calcext:value-type="float">
            <text:p>-0.5774860101</text:p>
          </table:table-cell>
          <table:table-cell table:formula="of:=[.O10]/[.$P$2]" office:value-type="float" office:value="0.0794459751404995" calcext:value-type="float">
            <text:p>0.0794459751</text:p>
          </table:table-cell>
          <table:table-cell table:style-name="ce2" table:formula="of:=ATAN(([.P10]^2+[.Q10]^2)^0.5)/[.Q$2]" office:value-type="float" office:value="0.671977454442873" calcext:value-type="float">
            <text:p>0.6719774544</text:p>
          </table:table-cell>
          <table:table-cell table:formula="of:=ATAN2([.P10];[.Q10])" office:value-type="float" office:value="3.00487870921188" calcext:value-type="float">
            <text:p>3.0048787092</text:p>
          </table:table-cell>
          <table:table-cell table:style-name="ce3" table:formula="of:=([.K10]^2+[.L10]^2)^0.5" office:value-type="float" office:value="0.623634237870587" calcext:value-type="float">
            <text:p>0.6236342379</text:p>
          </table:table-cell>
          <table:table-cell table:formula="of:=ATAN2([.K10];[.L10])" office:value-type="float" office:value="3.02737130334429" calcext:value-type="float">
            <text:p>3.0273713033</text:p>
          </table:table-cell>
          <table:table-cell table:formula="of:=[.T10]^4*[.R$1]+[.T10]^3*[.S$1]+[.T10]^2*[.T$1]+[.T10]*[.U$1]" office:value-type="float" office:value="0.538947433346508" calcext:value-type="float">
            <text:p>0.5389474333</text:p>
          </table:table-cell>
          <table:table-cell table:style-name="ce3" table:formula="of:=[.R10]^4*[.R$1]+[.R10]^3*[.S$1]+[.R10]^2*[.T$1]+[.R10]*[.U$1]" office:value-type="float" office:value="0.589591277281789" calcext:value-type="float">
            <text:p>0.5895912773</text:p>
          </table:table-cell>
          <table:table-cell table:formula="of:=ABS([.W10]-[.T10])" office:value-type="float" office:value="0.0340429605887984" calcext:value-type="float">
            <text:p>0.0340429606</text:p>
          </table:table-cell>
          <table:table-cell/>
          <table:table-cell office:value-type="string" calcext:value-type="string">
            <text:p>err</text:p>
          </table:table-cell>
          <table:table-cell table:formula="of:=SUM([.X6:.X49])" office:value-type="float" office:value="0.758640583177365" calcext:value-type="float">
            <text:p>0.7586405832</text:p>
          </table:table-cell>
        </table:table-row>
        <table:table-row table:style-name="ro2">
          <table:table-cell office:value-type="float" office:value="377.262941923221" calcext:value-type="float">
            <text:p>377.2629419232</text:p>
          </table:table-cell>
          <table:table-cell office:value-type="float" office:value="619.213894714389" calcext:value-type="float">
            <text:p>619.2138947144</text:p>
          </table:table-cell>
          <table:table-cell office:value-type="float" office:value="526.904848136174" calcext:value-type="float">
            <text:p>526.9048481362</text:p>
          </table:table-cell>
          <table:table-cell office:value-type="float" office:value="497.380636637483" calcext:value-type="float">
            <text:p>497.3806366375</text:p>
          </table:table-cell>
          <table:table-cell table:formula="of:=[.C11]/[.E$2]*[.E$4]" office:value-type="float" office:value="62.4076489445866" calcext:value-type="float">
            <text:p>62.4076489446</text:p>
          </table:table-cell>
          <table:table-cell table:formula="of:=[.D11]/[.F$2]*[.F$4]" office:value-type="float" office:value="58.9313550518345" calcext:value-type="float">
            <text:p>58.9313550518</text:p>
          </table:table-cell>
          <table:table-cell table:formula="of:=[.E11]-[.G$2]" office:value-type="float" office:value="-28.7689806261606" calcext:value-type="float">
            <text:p>-28.7689806262</text:p>
          </table:table-cell>
          <table:table-cell table:formula="of:=[.F11]-[.H$2]" office:value-type="float" office:value="11.4195067106023" calcext:value-type="float">
            <text:p>11.4195067106</text:p>
          </table:table-cell>
          <table:table-cell table:formula="of:=[.A11]-[.I$2]/2+[.I$3]" office:value-type="float" office:value="-280.737058076779" calcext:value-type="float">
            <text:p>-280.7370580768</text:p>
          </table:table-cell>
          <table:table-cell table:formula="of:=[.B11]-[.J$2]/2+[.J$3]" office:value-type="float" office:value="106.413894714389" calcext:value-type="float">
            <text:p>106.4138947144</text:p>
          </table:table-cell>
          <table:table-cell table:formula="of:=[.I11]/([.J$2]*0.5)" office:value-type="float" office:value="-0.548314566556209" calcext:value-type="float">
            <text:p>-0.5483145666</text:p>
          </table:table-cell>
          <table:table-cell table:formula="of:=[.J11]/([.J$2]*0.5)" office:value-type="float" office:value="0.207839638114041" calcext:value-type="float">
            <text:p>0.2078396381</text:p>
          </table:table-cell>
          <table:table-cell table:formula="of:=TAN([.G11]*PI()/180)" office:value-type="float" office:value="-0.549049847232929" calcext:value-type="float">
            <text:p>-0.5490498472</text:p>
          </table:table-cell>
          <table:table-cell table:formula="of:=([.M11]^2+1)^0.5" office:value-type="float" office:value="1.14081362840146" calcext:value-type="float">
            <text:p>1.1408136284</text:p>
          </table:table-cell>
          <table:table-cell table:formula="of:=TAN([.H11]*PI()/180)*[.N11]" office:value-type="float" office:value="0.230432593324504" calcext:value-type="float">
            <text:p>0.2304325933</text:p>
          </table:table-cell>
          <table:table-cell table:formula="of:=[.M11]/[.$P$2]" office:value-type="float" office:value="-0.496104606635453" calcext:value-type="float">
            <text:p>-0.4961046066</text:p>
          </table:table-cell>
          <table:table-cell table:formula="of:=[.O11]/[.$P$2]" office:value-type="float" office:value="0.208211825653676" calcext:value-type="float">
            <text:p>0.2082118257</text:p>
          </table:table-cell>
          <table:table-cell table:style-name="ce2" table:formula="of:=ATAN(([.P11]^2+[.Q11]^2)^0.5)/[.Q$2]" office:value-type="float" office:value="0.628475677123717" calcext:value-type="float">
            <text:p>0.6284756771</text:p>
          </table:table-cell>
          <table:table-cell table:formula="of:=ATAN2([.P11];[.Q11])" office:value-type="float" office:value="2.74422532216247" calcext:value-type="float">
            <text:p>2.7442253222</text:p>
          </table:table-cell>
          <table:table-cell table:style-name="ce3" table:formula="of:=([.K11]^2+[.L11]^2)^0.5" office:value-type="float" office:value="0.586383986027159" calcext:value-type="float">
            <text:p>0.586383986</text:p>
          </table:table-cell>
          <table:table-cell table:formula="of:=ATAN2([.K11];[.L11])" office:value-type="float" office:value="2.77927443742409" calcext:value-type="float">
            <text:p>2.7792744374</text:p>
          </table:table-cell>
          <table:table-cell table:formula="of:=[.T11]^4*[.R$1]+[.T11]^3*[.S$1]+[.T11]^2*[.T$1]+[.T11]*[.U$1]" office:value-type="float" office:value="0.501274725109813" calcext:value-type="float">
            <text:p>0.5012747251</text:p>
          </table:table-cell>
          <table:table-cell table:style-name="ce3" table:formula="of:=[.R11]^4*[.R$1]+[.R11]^3*[.S$1]+[.R11]^2*[.T$1]+[.R11]*[.U$1]" office:value-type="float" office:value="0.543927654146657" calcext:value-type="float">
            <text:p>0.5439276541</text:p>
          </table:table-cell>
          <table:table-cell table:formula="of:=ABS([.W11]-[.T11])" office:value-type="float" office:value="0.0424563318805012" calcext:value-type="float">
            <text:p>0.0424563319</text:p>
          </table:table-cell>
          <table:table-cell table:number-columns-repeated="3"/>
        </table:table-row>
        <table:table-row table:style-name="ro2">
          <table:table-cell office:value-type="float" office:value="471.908020368038" calcext:value-type="float">
            <text:p>471.908020368</text:p>
          </table:table-cell>
          <table:table-cell office:value-type="float" office:value="792.883196153676" calcext:value-type="float">
            <text:p>792.8831961537</text:p>
          </table:table-cell>
          <table:table-cell office:value-type="float" office:value="606.18246391775" calcext:value-type="float">
            <text:p>606.1824639178</text:p>
          </table:table-cell>
          <table:table-cell office:value-type="float" office:value="649.50423778813" calcext:value-type="float">
            <text:p>649.5042377881</text:p>
          </table:table-cell>
          <table:table-cell table:formula="of:=[.C12]/[.E$2]*[.E$4]" office:value-type="float" office:value="71.7974460443122" calcext:value-type="float">
            <text:p>71.7974460443</text:p>
          </table:table-cell>
          <table:table-cell table:formula="of:=[.D12]/[.F$2]*[.F$4]" office:value-type="float" office:value="76.9554784109159" calcext:value-type="float">
            <text:p>76.9554784109</text:p>
          </table:table-cell>
          <table:table-cell table:formula="of:=[.E12]-[.G$2]" office:value-type="float" office:value="-19.379183526435" calcext:value-type="float">
            <text:p>-19.3791835264</text:p>
          </table:table-cell>
          <table:table-cell table:formula="of:=[.F12]-[.H$2]" office:value-type="float" office:value="29.4436300696837" calcext:value-type="float">
            <text:p>29.4436300697</text:p>
          </table:table-cell>
          <table:table-cell table:formula="of:=[.A12]-[.I$2]/2+[.I$3]" office:value-type="float" office:value="-186.091979631962" calcext:value-type="float">
            <text:p>-186.091979632</text:p>
          </table:table-cell>
          <table:table-cell table:formula="of:=[.B12]-[.J$2]/2+[.J$3]" office:value-type="float" office:value="280.083196153676" calcext:value-type="float">
            <text:p>280.0831961537</text:p>
          </table:table-cell>
          <table:table-cell table:formula="of:=[.I12]/([.J$2]*0.5)" office:value-type="float" office:value="-0.363460897718676" calcext:value-type="float">
            <text:p>-0.3634608977</text:p>
          </table:table-cell>
          <table:table-cell table:formula="of:=[.J12]/([.J$2]*0.5)" office:value-type="float" office:value="0.547037492487648" calcext:value-type="float">
            <text:p>0.5470374925</text:p>
          </table:table-cell>
          <table:table-cell table:formula="of:=TAN([.G12]*PI()/180)" office:value-type="float" office:value="-0.351747270400096" calcext:value-type="float">
            <text:p>-0.3517472704</text:p>
          </table:table-cell>
          <table:table-cell table:formula="of:=([.M12]^2+1)^0.5" office:value-type="float" office:value="1.06005949938384" calcext:value-type="float">
            <text:p>1.0600594994</text:p>
          </table:table-cell>
          <table:table-cell table:formula="of:=TAN([.H12]*PI()/180)*[.N12]" office:value-type="float" office:value="0.598376802979654" calcext:value-type="float">
            <text:p>0.598376803</text:p>
          </table:table-cell>
          <table:table-cell table:formula="of:=[.M12]/[.$P$2]" office:value-type="float" office:value="-0.317828048029495" calcext:value-type="float">
            <text:p>-0.317828048</text:p>
          </table:table-cell>
          <table:table-cell table:formula="of:=[.O12]/[.$P$2]" office:value-type="float" office:value="0.540674931352931" calcext:value-type="float">
            <text:p>0.5406749314</text:p>
          </table:table-cell>
          <table:table-cell table:style-name="ce2" table:formula="of:=ATAN(([.P12]^2+[.Q12]^2)^0.5)/[.Q$2]" office:value-type="float" office:value="0.713216967359781" calcext:value-type="float">
            <text:p>0.7132169674</text:p>
          </table:table-cell>
          <table:table-cell table:formula="of:=ATAN2([.P12];[.Q12])" office:value-type="float" office:value="2.10222350077458" calcext:value-type="float">
            <text:p>2.1022235008</text:p>
          </table:table-cell>
          <table:table-cell table:style-name="ce3" table:formula="of:=([.K12]^2+[.L12]^2)^0.5" office:value-type="float" office:value="0.656775336289084" calcext:value-type="float">
            <text:p>0.6567753363</text:p>
          </table:table-cell>
          <table:table-cell table:formula="of:=ATAN2([.K12];[.L12])" office:value-type="float" office:value="2.15723970931711" calcext:value-type="float">
            <text:p>2.1572397093</text:p>
          </table:table-cell>
          <table:table-cell table:formula="of:=[.T12]^4*[.R$1]+[.T12]^3*[.S$1]+[.T12]^2*[.T$1]+[.T12]*[.U$1]" office:value-type="float" office:value="0.573442598835408" calcext:value-type="float">
            <text:p>0.5734425988</text:p>
          </table:table-cell>
          <table:table-cell table:style-name="ce3" table:formula="of:=[.R12]^4*[.R$1]+[.R12]^3*[.S$1]+[.R12]^2*[.T$1]+[.R12]*[.U$1]" office:value-type="float" office:value="0.63448725192869" calcext:value-type="float">
            <text:p>0.6344872519</text:p>
          </table:table-cell>
          <table:table-cell table:formula="of:=ABS([.W12]-[.T12])" office:value-type="float" office:value="0.0222880843603936" calcext:value-type="float">
            <text:p>0.0222880844</text:p>
          </table:table-cell>
          <table:table-cell table:number-columns-repeated="3"/>
        </table:table-row>
        <table:table-row table:style-name="ro2">
          <table:table-cell office:value-type="float" office:value="770.804838537873" calcext:value-type="float">
            <text:p>770.8048385379</text:p>
          </table:table-cell>
          <table:table-cell office:value-type="float" office:value="313.545684038874" calcext:value-type="float">
            <text:p>313.5456840389</text:p>
          </table:table-cell>
          <table:table-cell office:value-type="float" office:value="900.071159482575" calcext:value-type="float">
            <text:p>900.0711594826</text:p>
          </table:table-cell>
          <table:table-cell office:value-type="float" office:value="220.602526721245" calcext:value-type="float">
            <text:p>220.6025267212</text:p>
          </table:table-cell>
          <table:table-cell table:formula="of:=[.C13]/[.E$2]*[.E$4]" office:value-type="float" office:value="106.606202514232" calcext:value-type="float">
            <text:p>106.6062025142</text:p>
          </table:table-cell>
          <table:table-cell table:formula="of:=[.D13]/[.F$2]*[.F$4]" office:value-type="float" office:value="26.1377401328489" calcext:value-type="float">
            <text:p>26.1377401328</text:p>
          </table:table-cell>
          <table:table-cell table:formula="of:=[.E13]-[.G$2]" office:value-type="float" office:value="15.4295729434847" calcext:value-type="float">
            <text:p>15.4295729435</text:p>
          </table:table-cell>
          <table:table-cell table:formula="of:=[.F13]-[.H$2]" office:value-type="float" office:value="-21.3741082083833" calcext:value-type="float">
            <text:p>-21.3741082084</text:p>
          </table:table-cell>
          <table:table-cell table:formula="of:=[.A13]-[.I$2]/2+[.I$3]" office:value-type="float" office:value="112.804838537873" calcext:value-type="float">
            <text:p>112.8048385379</text:p>
          </table:table-cell>
          <table:table-cell table:formula="of:=[.B13]-[.J$2]/2+[.J$3]" office:value-type="float" office:value="-199.254315961126" calcext:value-type="float">
            <text:p>-199.2543159611</text:p>
          </table:table-cell>
          <table:table-cell table:formula="of:=[.I13]/([.J$2]*0.5)" office:value-type="float" office:value="0.220321950269283" calcext:value-type="float">
            <text:p>0.2203219503</text:p>
          </table:table-cell>
          <table:table-cell table:formula="of:=[.J13]/([.J$2]*0.5)" office:value-type="float" office:value="-0.389168585861574" calcext:value-type="float">
            <text:p>-0.3891685859</text:p>
          </table:table-cell>
          <table:table-cell table:formula="of:=TAN([.G13]*PI()/180)" office:value-type="float" office:value="0.276001275260281" calcext:value-type="float">
            <text:p>0.2760012753</text:p>
          </table:table-cell>
          <table:table-cell table:formula="of:=([.M13]^2+1)^0.5" office:value-type="float" office:value="1.03738936949696" calcext:value-type="float">
            <text:p>1.0373893695</text:p>
          </table:table-cell>
          <table:table-cell table:formula="of:=TAN([.H13]*PI()/180)*[.N13]" office:value-type="float" office:value="-0.406007752583331" calcext:value-type="float">
            <text:p>-0.4060077526</text:p>
          </table:table-cell>
          <table:table-cell table:formula="of:=[.M13]/[.$P$2]" office:value-type="float" office:value="0.249386289394223" calcext:value-type="float">
            <text:p>0.2493862894</text:p>
          </table:table-cell>
          <table:table-cell table:formula="of:=[.O13]/[.$P$2]" office:value-type="float" office:value="-0.366856155960001" calcext:value-type="float">
            <text:p>-0.366856156</text:p>
          </table:table-cell>
          <table:table-cell table:style-name="ce2" table:formula="of:=ATAN(([.P13]^2+[.Q13]^2)^0.5)/[.Q$2]" office:value-type="float" office:value="0.531596846864625" calcext:value-type="float">
            <text:p>0.5315968469</text:p>
          </table:table-cell>
          <table:table-cell table:formula="of:=ATAN2([.P13];[.Q13])" office:value-type="float" office:value="-0.973761151110721" calcext:value-type="float">
            <text:p>-0.9737611511</text:p>
          </table:table-cell>
          <table:table-cell table:style-name="ce3" table:formula="of:=([.K13]^2+[.L13]^2)^0.5" office:value-type="float" office:value="0.44720683133418" calcext:value-type="float">
            <text:p>0.4472068313</text:p>
          </table:table-cell>
          <table:table-cell table:formula="of:=ATAN2([.K13];[.L13])" office:value-type="float" office:value="-1.05564986392673" calcext:value-type="float">
            <text:p>-1.0556498639</text:p>
          </table:table-cell>
          <table:table-cell table:formula="of:=[.T13]^4*[.R$1]+[.T13]^3*[.S$1]+[.T13]^2*[.T$1]+[.T13]*[.U$1]" office:value-type="float" office:value="0.369433899068153" calcext:value-type="float">
            <text:p>0.3694338991</text:p>
          </table:table-cell>
          <table:table-cell table:style-name="ce3" table:formula="of:=[.R13]^4*[.R$1]+[.R13]^3*[.S$1]+[.R13]^2*[.T$1]+[.R13]*[.U$1]" office:value-type="float" office:value="0.447809753418547" calcext:value-type="float">
            <text:p>0.4478097534</text:p>
          </table:table-cell>
          <table:table-cell table:formula="of:=ABS([.W13]-[.T13])" office:value-type="float" office:value="0.000602922084366742" calcext:value-type="float">
            <text:p>0.0006029221</text:p>
          </table:table-cell>
          <table:table-cell table:number-columns-repeated="3"/>
        </table:table-row>
        <table:table-row table:style-name="ro2">
          <table:table-cell office:value-type="float" office:value="729.249706123403" calcext:value-type="float">
            <text:p>729.2497061234</text:p>
          </table:table-cell>
          <table:table-cell office:value-type="float" office:value="583.470131287401" calcext:value-type="float">
            <text:p>583.4701312874</text:p>
          </table:table-cell>
          <table:table-cell office:value-type="float" office:value="856.357864069323" calcext:value-type="float">
            <text:p>856.3578640693</text:p>
          </table:table-cell>
          <table:table-cell office:value-type="float" office:value="472.018973225132" calcext:value-type="float">
            <text:p>472.0189732251</text:p>
          </table:table-cell>
          <table:table-cell table:formula="of:=[.C14]/[.E$2]*[.E$4]" office:value-type="float" office:value="101.428713629832" calcext:value-type="float">
            <text:p>101.4287136298</text:p>
          </table:table-cell>
          <table:table-cell table:formula="of:=[.D14]/[.F$2]*[.F$4]" office:value-type="float" office:value="55.9264186285701" calcext:value-type="float">
            <text:p>55.9264186286</text:p>
          </table:table-cell>
          <table:table-cell table:formula="of:=[.E14]-[.G$2]" office:value-type="float" office:value="10.2520840590852" calcext:value-type="float">
            <text:p>10.2520840591</text:p>
          </table:table-cell>
          <table:table-cell table:formula="of:=[.F14]-[.H$2]" office:value-type="float" office:value="8.41457028733794" calcext:value-type="float">
            <text:p>8.4145702873</text:p>
          </table:table-cell>
          <table:table-cell table:formula="of:=[.A14]-[.I$2]/2+[.I$3]" office:value-type="float" office:value="71.249706123403" calcext:value-type="float">
            <text:p>71.2497061234</text:p>
          </table:table-cell>
          <table:table-cell table:formula="of:=[.B14]-[.J$2]/2+[.J$3]" office:value-type="float" office:value="70.6701312874011" calcext:value-type="float">
            <text:p>70.6701312874</text:p>
          </table:table-cell>
          <table:table-cell table:formula="of:=[.I14]/([.J$2]*0.5)" office:value-type="float" office:value="0.139159582272272" calcext:value-type="float">
            <text:p>0.1391595823</text:p>
          </table:table-cell>
          <table:table-cell table:formula="of:=[.J14]/([.J$2]*0.5)" office:value-type="float" office:value="0.138027600170705" calcext:value-type="float">
            <text:p>0.1380276002</text:p>
          </table:table-cell>
          <table:table-cell table:formula="of:=TAN([.G14]*PI()/180)" office:value-type="float" office:value="0.180867020793859" calcext:value-type="float">
            <text:p>0.1808670208</text:p>
          </table:table-cell>
          <table:table-cell table:formula="of:=([.M14]^2+1)^0.5" office:value-type="float" office:value="1.0162248172579" calcext:value-type="float">
            <text:p>1.0162248173</text:p>
          </table:table-cell>
          <table:table-cell table:formula="of:=TAN([.H14]*PI()/180)*[.N14]" office:value-type="float" office:value="0.150327095664522" calcext:value-type="float">
            <text:p>0.1503270957</text:p>
          </table:table-cell>
          <table:table-cell table:formula="of:=[.M14]/[.$P$2]" office:value-type="float" office:value="0.163425894126872" calcext:value-type="float">
            <text:p>0.1634258941</text:p>
          </table:table-cell>
          <table:table-cell table:formula="of:=[.O14]/[.$P$2]" office:value-type="float" office:value="0.135830954215089" calcext:value-type="float">
            <text:p>0.1358309542</text:p>
          </table:table-cell>
          <table:table-cell table:style-name="ce2" table:formula="of:=ATAN(([.P14]^2+[.Q14]^2)^0.5)/[.Q$2]" office:value-type="float" office:value="0.266602982076879" calcext:value-type="float">
            <text:p>0.2666029821</text:p>
          </table:table-cell>
          <table:table-cell table:formula="of:=ATAN2([.P14];[.Q14])" office:value-type="float" office:value="0.693446638515292" calcext:value-type="float">
            <text:p>0.6934466385</text:p>
          </table:table-cell>
          <table:table-cell table:style-name="ce3" table:formula="of:=([.K14]^2+[.L14]^2)^0.5" office:value-type="float" office:value="0.196002570766501" calcext:value-type="float">
            <text:p>0.1960025708</text:p>
          </table:table-cell>
          <table:table-cell table:formula="of:=ATAN2([.K14];[.L14])" office:value-type="float" office:value="0.781314367751675" calcext:value-type="float">
            <text:p>0.7813143678</text:p>
          </table:table-cell>
          <table:table-cell table:formula="of:=[.T14]^4*[.R$1]+[.T14]^3*[.S$1]+[.T14]^2*[.T$1]+[.T14]*[.U$1]" office:value-type="float" office:value="0.156337361387119" calcext:value-type="float">
            <text:p>0.1563373614</text:p>
          </table:table-cell>
          <table:table-cell table:style-name="ce3" table:formula="of:=[.R14]^4*[.R$1]+[.R14]^3*[.S$1]+[.R14]^2*[.T$1]+[.R14]*[.U$1]" office:value-type="float" office:value="0.213999185816924" calcext:value-type="float">
            <text:p>0.2139991858</text:p>
          </table:table-cell>
          <table:table-cell table:formula="of:=ABS([.W14]-[.T14])" office:value-type="float" office:value="0.0179966150504236" calcext:value-type="float">
            <text:p>0.0179966151</text:p>
          </table:table-cell>
          <table:table-cell table:number-columns-repeated="3"/>
        </table:table-row>
        <table:table-row table:style-name="ro2">
          <table:table-cell office:value-type="float" office:value="634.080826312747" calcext:value-type="float">
            <text:p>634.0808263127</text:p>
          </table:table-cell>
          <table:table-cell office:value-type="float" office:value="848.330205406829" calcext:value-type="float">
            <text:p>848.3302054068</text:p>
          </table:table-cell>
          <table:table-cell office:value-type="float" office:value="766.274908827019" calcext:value-type="float">
            <text:p>766.274908827</text:p>
          </table:table-cell>
          <table:table-cell office:value-type="float" office:value="698.250150049681" calcext:value-type="float">
            <text:p>698.2501500497</text:p>
          </table:table-cell>
          <table:table-cell table:formula="of:=[.C15]/[.E$2]*[.E$4]" office:value-type="float" office:value="90.759110822914" calcext:value-type="float">
            <text:p>90.7591108229</text:p>
          </table:table-cell>
          <table:table-cell table:formula="of:=[.D15]/[.F$2]*[.F$4]" office:value-type="float" office:value="82.7310604324267" calcext:value-type="float">
            <text:p>82.7310604324</text:p>
          </table:table-cell>
          <table:table-cell table:formula="of:=[.E15]-[.G$2]" office:value-type="float" office:value="-0.417518747833171" calcext:value-type="float">
            <text:p>-0.4175187478</text:p>
          </table:table-cell>
          <table:table-cell table:formula="of:=[.F15]-[.H$2]" office:value-type="float" office:value="35.2192120911945" calcext:value-type="float">
            <text:p>35.2192120912</text:p>
          </table:table-cell>
          <table:table-cell table:formula="of:=[.A15]-[.I$2]/2+[.I$3]" office:value-type="float" office:value="-23.919173687253" calcext:value-type="float">
            <text:p>-23.9191736873</text:p>
          </table:table-cell>
          <table:table-cell table:formula="of:=[.B15]-[.J$2]/2+[.J$3]" office:value-type="float" office:value="335.530205406829" calcext:value-type="float">
            <text:p>335.5302054068</text:p>
          </table:table-cell>
          <table:table-cell table:formula="of:=[.I15]/([.J$2]*0.5)" office:value-type="float" office:value="-0.0467171361079159" calcext:value-type="float">
            <text:p>-0.0467171361</text:p>
          </table:table-cell>
          <table:table-cell table:formula="of:=[.J15]/([.J$2]*0.5)" office:value-type="float" office:value="0.655332432435213" calcext:value-type="float">
            <text:p>0.6553324324</text:p>
          </table:table-cell>
          <table:table-cell table:formula="of:=TAN([.G15]*PI()/180)" office:value-type="float" office:value="-0.00728720582610904" calcext:value-type="float">
            <text:p>-0.0072872058</text:p>
          </table:table-cell>
          <table:table-cell table:formula="of:=([.M15]^2+1)^0.5" office:value-type="float" office:value="1.00002655133189" calcext:value-type="float">
            <text:p>1.0000265513</text:p>
          </table:table-cell>
          <table:table-cell table:formula="of:=TAN([.H15]*PI()/180)*[.N15]" office:value-type="float" office:value="0.705943436676613" calcext:value-type="float">
            <text:p>0.7059434367</text:p>
          </table:table-cell>
          <table:table-cell table:formula="of:=[.M15]/[.$P$2]" office:value-type="float" office:value="-0.00658449573941815" calcext:value-type="float">
            <text:p>-0.0065844957</text:p>
          </table:table-cell>
          <table:table-cell table:formula="of:=[.O15]/[.$P$2]" office:value-type="float" office:value="0.637868843283282" calcext:value-type="float">
            <text:p>0.6378688433</text:p>
          </table:table-cell>
          <table:table-cell table:style-name="ce2" table:formula="of:=ATAN(([.P15]^2+[.Q15]^2)^0.5)/[.Q$2]" office:value-type="float" office:value="0.722975965501581" calcext:value-type="float">
            <text:p>0.7229759655</text:p>
          </table:table-cell>
          <table:table-cell table:formula="of:=ATAN2([.P15];[.Q15])" office:value-type="float" office:value="1.58111860848156" calcext:value-type="float">
            <text:p>1.5811186085</text:p>
          </table:table-cell>
          <table:table-cell table:style-name="ce3" table:formula="of:=([.K15]^2+[.L15]^2)^0.5" office:value-type="float" office:value="0.656995500599189" calcext:value-type="float">
            <text:p>0.6569955006</text:p>
          </table:table-cell>
          <table:table-cell table:formula="of:=ATAN2([.K15];[.L15])" office:value-type="float" office:value="1.64196362512454" calcext:value-type="float">
            <text:p>1.6419636251</text:p>
          </table:table-cell>
          <table:table-cell table:formula="of:=[.T15]^4*[.R$1]+[.T15]^3*[.S$1]+[.T15]^2*[.T$1]+[.T15]*[.U$1]" office:value-type="float" office:value="0.573674980619738" calcext:value-type="float">
            <text:p>0.5736749806</text:p>
          </table:table-cell>
          <table:table-cell table:style-name="ce3" table:formula="of:=[.R15]^4*[.R$1]+[.R15]^3*[.S$1]+[.R15]^2*[.T$1]+[.R15]*[.U$1]" office:value-type="float" office:value="0.645353551904533" calcext:value-type="float">
            <text:p>0.6453535519</text:p>
          </table:table-cell>
          <table:table-cell table:formula="of:=ABS([.W15]-[.T15])" office:value-type="float" office:value="0.0116419486946552" calcext:value-type="float">
            <text:p>0.0116419487</text:p>
          </table:table-cell>
          <table:table-cell table:number-columns-repeated="3"/>
        </table:table-row>
        <table:table-row table:style-name="ro2">
          <table:table-cell office:value-type="float" office:value="957.561855439845" calcext:value-type="float">
            <text:p>957.5618554398</text:p>
          </table:table-cell>
          <table:table-cell office:value-type="float" office:value="232.405095889788" calcext:value-type="float">
            <text:p>232.4050958898</text:p>
          </table:table-cell>
          <table:table-cell office:value-type="float" office:value="1056.35446619725" calcext:value-type="float">
            <text:p>1056.3544661973</text:p>
          </table:table-cell>
          <table:table-cell office:value-type="float" office:value="187.675067478919" calcext:value-type="float">
            <text:p>187.6750674789</text:p>
          </table:table-cell>
          <table:table-cell table:formula="of:=[.C16]/[.E$2]*[.E$4]" office:value-type="float" office:value="125.116705455795" calcext:value-type="float">
            <text:p>125.1167054558</text:p>
          </table:table-cell>
          <table:table-cell table:formula="of:=[.D16]/[.F$2]*[.F$4]" office:value-type="float" office:value="22.2363824027155" calcext:value-type="float">
            <text:p>22.2363824027</text:p>
          </table:table-cell>
          <table:table-cell table:formula="of:=[.E16]-[.G$2]" office:value-type="float" office:value="33.9400758850479" calcext:value-type="float">
            <text:p>33.940075885</text:p>
          </table:table-cell>
          <table:table-cell table:formula="of:=[.F16]-[.H$2]" office:value-type="float" office:value="-25.2754659385167" calcext:value-type="float">
            <text:p>-25.2754659385</text:p>
          </table:table-cell>
          <table:table-cell table:formula="of:=[.A16]-[.I$2]/2+[.I$3]" office:value-type="float" office:value="299.561855439845" calcext:value-type="float">
            <text:p>299.5618554398</text:p>
          </table:table-cell>
          <table:table-cell table:formula="of:=[.B16]-[.J$2]/2+[.J$3]" office:value-type="float" office:value="-280.394904110212" calcext:value-type="float">
            <text:p>-280.3949041102</text:p>
          </table:table-cell>
          <table:table-cell table:formula="of:=[.I16]/([.J$2]*0.5)" office:value-type="float" office:value="0.585081748905947" calcext:value-type="float">
            <text:p>0.5850817489</text:p>
          </table:table-cell>
          <table:table-cell table:formula="of:=[.J16]/([.J$2]*0.5)" office:value-type="float" office:value="-0.547646297090258" calcext:value-type="float">
            <text:p>-0.5476462971</text:p>
          </table:table-cell>
          <table:table-cell table:formula="of:=TAN([.G16]*PI()/180)" office:value-type="float" office:value="0.672987883663923" calcext:value-type="float">
            <text:p>0.6729878837</text:p>
          </table:table-cell>
          <table:table-cell table:formula="of:=([.M16]^2+1)^0.5" office:value-type="float" office:value="1.20536828046803" calcext:value-type="float">
            <text:p>1.2053682805</text:p>
          </table:table-cell>
          <table:table-cell table:formula="of:=TAN([.H16]*PI()/180)*[.N16]" office:value-type="float" office:value="-0.569143637014426" calcext:value-type="float">
            <text:p>-0.569143637</text:p>
          </table:table-cell>
          <table:table-cell table:formula="of:=[.M16]/[.$P$2]" office:value-type="float" office:value="0.608091216085659" calcext:value-type="float">
            <text:p>0.6080912161</text:p>
          </table:table-cell>
          <table:table-cell table:formula="of:=[.O16]/[.$P$2]" office:value-type="float" office:value="-0.514260738953137" calcext:value-type="float">
            <text:p>-0.514260739</text:p>
          </table:table-cell>
          <table:table-cell table:style-name="ce2" table:formula="of:=ATAN(([.P16]^2+[.Q16]^2)^0.5)/[.Q$2]" office:value-type="float" office:value="0.856300210323418" calcext:value-type="float">
            <text:p>0.8563002103</text:p>
          </table:table-cell>
          <table:table-cell table:formula="of:=ATAN2([.P16];[.Q16])" office:value-type="float" office:value="-0.701990469623325" calcext:value-type="float">
            <text:p>-0.7019904696</text:p>
          </table:table-cell>
          <table:table-cell table:style-name="ce3" table:formula="of:=([.K16]^2+[.L16]^2)^0.5" office:value-type="float" office:value="0.801396980041423" calcext:value-type="float">
            <text:p>0.80139698</text:p>
          </table:table-cell>
          <table:table-cell table:formula="of:=ATAN2([.K16];[.L16])" office:value-type="float" office:value="-0.752361256193788" calcext:value-type="float">
            <text:p>-0.7523612562</text:p>
          </table:table-cell>
          <table:table-cell table:formula="of:=[.T16]^4*[.R$1]+[.T16]^3*[.S$1]+[.T16]^2*[.T$1]+[.T16]*[.U$1]" office:value-type="float" office:value="0.736290108720166" calcext:value-type="float">
            <text:p>0.7362901087</text:p>
          </table:table-cell>
          <table:table-cell table:style-name="ce3" table:formula="of:=[.R16]^4*[.R$1]+[.R16]^3*[.S$1]+[.R16]^2*[.T$1]+[.R16]*[.U$1]" office:value-type="float" office:value="0.804088095451117" calcext:value-type="float">
            <text:p>0.8040880955</text:p>
          </table:table-cell>
          <table:table-cell table:formula="of:=ABS([.W16]-[.T16])" office:value-type="float" office:value="0.00269111540969436" calcext:value-type="float">
            <text:p>0.0026911154</text:p>
          </table:table-cell>
          <table:table-cell table:number-columns-repeated="3"/>
        </table:table-row>
        <table:table-row table:style-name="ro2">
          <table:table-cell office:value-type="float" office:value="970.094137617315" calcext:value-type="float">
            <text:p>970.0941376173</text:p>
          </table:table-cell>
          <table:table-cell office:value-type="float" office:value="287.597907784369" calcext:value-type="float">
            <text:p>287.5979077844</text:p>
          </table:table-cell>
          <table:table-cell office:value-type="float" office:value="1061.82168477838" calcext:value-type="float">
            <text:p>1061.8216847784</text:p>
          </table:table-cell>
          <table:table-cell office:value-type="float" office:value="225.653583786061" calcext:value-type="float">
            <text:p>225.6535837861</text:p>
          </table:table-cell>
          <table:table-cell table:formula="of:=[.C17]/[.E$2]*[.E$4]" office:value-type="float" office:value="125.764253602527" calcext:value-type="float">
            <text:p>125.7642536025</text:p>
          </table:table-cell>
          <table:table-cell table:formula="of:=[.D17]/[.F$2]*[.F$4]" office:value-type="float" office:value="26.7362066097229" calcext:value-type="float">
            <text:p>26.7362066097</text:p>
          </table:table-cell>
          <table:table-cell table:formula="of:=[.E17]-[.G$2]" office:value-type="float" office:value="34.5876240317795" calcext:value-type="float">
            <text:p>34.5876240318</text:p>
          </table:table-cell>
          <table:table-cell table:formula="of:=[.F17]-[.H$2]" office:value-type="float" office:value="-20.7756417315093" calcext:value-type="float">
            <text:p>-20.7756417315</text:p>
          </table:table-cell>
          <table:table-cell table:formula="of:=[.A17]-[.I$2]/2+[.I$3]" office:value-type="float" office:value="312.094137617315" calcext:value-type="float">
            <text:p>312.0941376173</text:p>
          </table:table-cell>
          <table:table-cell table:formula="of:=[.B17]-[.J$2]/2+[.J$3]" office:value-type="float" office:value="-225.202092215631" calcext:value-type="float">
            <text:p>-225.2020922156</text:p>
          </table:table-cell>
          <table:table-cell table:formula="of:=[.I17]/([.J$2]*0.5)" office:value-type="float" office:value="0.609558862533818" calcext:value-type="float">
            <text:p>0.6095588625</text:p>
          </table:table-cell>
          <table:table-cell table:formula="of:=[.J17]/([.J$2]*0.5)" office:value-type="float" office:value="-0.439847836358654" calcext:value-type="float">
            <text:p>-0.4398478364</text:p>
          </table:table-cell>
          <table:table-cell table:formula="of:=TAN([.G17]*PI()/180)" office:value-type="float" office:value="0.689535043274031" calcext:value-type="float">
            <text:p>0.6895350433</text:p>
          </table:table-cell>
          <table:table-cell table:formula="of:=([.M17]^2+1)^0.5" office:value-type="float" office:value="1.21468455818905" calcext:value-type="float">
            <text:p>1.2146845582</text:p>
          </table:table-cell>
          <table:table-cell table:formula="of:=TAN([.H17]*PI()/180)*[.N17]" office:value-type="float" office:value="-0.460824557967823" calcext:value-type="float">
            <text:p>-0.460824558</text:p>
          </table:table-cell>
          <table:table-cell table:formula="of:=[.M17]/[.$P$2]" office:value-type="float" office:value="0.623042722129561" calcext:value-type="float">
            <text:p>0.6230427221</text:p>
          </table:table-cell>
          <table:table-cell table:formula="of:=[.O17]/[.$P$2]" office:value-type="float" office:value="-0.416386940476817" calcext:value-type="float">
            <text:p>-0.4163869405</text:p>
          </table:table-cell>
          <table:table-cell table:style-name="ce2" table:formula="of:=ATAN(([.P17]^2+[.Q17]^2)^0.5)/[.Q$2]" office:value-type="float" office:value="0.818820210478075" calcext:value-type="float">
            <text:p>0.8188202105</text:p>
          </table:table-cell>
          <table:table-cell table:formula="of:=ATAN2([.P17];[.Q17])" office:value-type="float" office:value="-0.589140829800531" calcext:value-type="float">
            <text:p>-0.5891408298</text:p>
          </table:table-cell>
          <table:table-cell table:style-name="ce3" table:formula="of:=([.K17]^2+[.L17]^2)^0.5" office:value-type="float" office:value="0.751683527851257" calcext:value-type="float">
            <text:p>0.7516835279</text:p>
          </table:table-cell>
          <table:table-cell table:formula="of:=ATAN2([.K17];[.L17])" office:value-type="float" office:value="-0.625065380328319" calcext:value-type="float">
            <text:p>-0.6250653803</text:p>
          </table:table-cell>
          <table:table-cell table:formula="of:=[.T17]^4*[.R$1]+[.T17]^3*[.S$1]+[.T17]^2*[.T$1]+[.T17]*[.U$1]" office:value-type="float" office:value="0.677880351294015" calcext:value-type="float">
            <text:p>0.6778803513</text:p>
          </table:table-cell>
          <table:table-cell table:style-name="ce3" table:formula="of:=[.R17]^4*[.R$1]+[.R17]^3*[.S$1]+[.R17]^2*[.T$1]+[.R17]*[.U$1]" office:value-type="float" office:value="0.757418448989552" calcext:value-type="float">
            <text:p>0.757418449</text:p>
          </table:table-cell>
          <table:table-cell table:formula="of:=ABS([.W17]-[.T17])" office:value-type="float" office:value="0.0057349211382951" calcext:value-type="float">
            <text:p>0.0057349211</text:p>
          </table:table-cell>
          <table:table-cell table:number-columns-repeated="3"/>
        </table:table-row>
        <table:table-row table:style-name="ro2">
          <table:table-cell office:value-type="float" office:value="946.760842961662" calcext:value-type="float">
            <text:p>946.7608429617</text:p>
          </table:table-cell>
          <table:table-cell office:value-type="float" office:value="469.83707935804" calcext:value-type="float">
            <text:p>469.837079358</text:p>
          </table:table-cell>
          <table:table-cell office:value-type="float" office:value="1040.39938395425" calcext:value-type="float">
            <text:p>1040.3993839543</text:p>
          </table:table-cell>
          <table:table-cell office:value-type="float" office:value="369.980359879903" calcext:value-type="float">
            <text:p>369.9803598799</text:p>
          </table:table-cell>
          <table:table-cell table:formula="of:=[.C18]/[.E$2]*[.E$4]" office:value-type="float" office:value="123.226954061354" calcext:value-type="float">
            <text:p>123.2269540614</text:p>
          </table:table-cell>
          <table:table-cell table:formula="of:=[.D18]/[.F$2]*[.F$4]" office:value-type="float" office:value="43.8365355307942" calcext:value-type="float">
            <text:p>43.8365355308</text:p>
          </table:table-cell>
          <table:table-cell table:formula="of:=[.E18]-[.G$2]" office:value-type="float" office:value="32.0503244906067" calcext:value-type="float">
            <text:p>32.0503244906</text:p>
          </table:table-cell>
          <table:table-cell table:formula="of:=[.F18]-[.H$2]" office:value-type="float" office:value="-3.67531281043801" calcext:value-type="float">
            <text:p>-3.6753128104</text:p>
          </table:table-cell>
          <table:table-cell table:formula="of:=[.A18]-[.I$2]/2+[.I$3]" office:value-type="float" office:value="288.760842961662" calcext:value-type="float">
            <text:p>288.7608429617</text:p>
          </table:table-cell>
          <table:table-cell table:formula="of:=[.B18]-[.J$2]/2+[.J$3]" office:value-type="float" office:value="-42.96292064196" calcext:value-type="float">
            <text:p>-42.962920642</text:p>
          </table:table-cell>
          <table:table-cell table:formula="of:=[.I18]/([.J$2]*0.5)" office:value-type="float" office:value="0.563986021409496" calcext:value-type="float">
            <text:p>0.5639860214</text:p>
          </table:table-cell>
          <table:table-cell table:formula="of:=[.J18]/([.J$2]*0.5)" office:value-type="float" office:value="-0.0839119543788281" calcext:value-type="float">
            <text:p>-0.0839119544</text:p>
          </table:table-cell>
          <table:table-cell table:formula="of:=TAN([.G18]*PI()/180)" office:value-type="float" office:value="0.626091304407596" calcext:value-type="float">
            <text:p>0.6260913044</text:p>
          </table:table-cell>
          <table:table-cell table:formula="of:=([.M18]^2+1)^0.5" office:value-type="float" office:value="1.17982639462542" calcext:value-type="float">
            <text:p>1.1798263946</text:p>
          </table:table-cell>
          <table:table-cell table:formula="of:=TAN([.H18]*PI()/180)*[.N18]" office:value-type="float" office:value="-0.0757854837710207" calcext:value-type="float">
            <text:p>-0.0757854838</text:p>
          </table:table-cell>
          <table:table-cell table:formula="of:=[.M18]/[.$P$2]" office:value-type="float" office:value="0.565716905043116" calcext:value-type="float">
            <text:p>0.565716905</text:p>
          </table:table-cell>
          <table:table-cell table:formula="of:=[.O18]/[.$P$2]" office:value-type="float" office:value="-0.0684774393516029" calcext:value-type="float">
            <text:p>-0.0684774394</text:p>
          </table:table-cell>
          <table:table-cell table:style-name="ce2" table:formula="of:=ATAN(([.P18]^2+[.Q18]^2)^0.5)/[.Q$2]" office:value-type="float" office:value="0.659477595925977" calcext:value-type="float">
            <text:p>0.6594775959</text:p>
          </table:table-cell>
          <table:table-cell table:formula="of:=ATAN2([.P18];[.Q18])" office:value-type="float" office:value="-0.120459376093288" calcext:value-type="float">
            <text:p>-0.1204593761</text:p>
          </table:table-cell>
          <table:table-cell table:style-name="ce3" table:formula="of:=([.K18]^2+[.L18]^2)^0.5" office:value-type="float" office:value="0.570194219922464" calcext:value-type="float">
            <text:p>0.5701942199</text:p>
          </table:table-cell>
          <table:table-cell table:formula="of:=ATAN2([.K18];[.L18])" office:value-type="float" office:value="-0.147700247901777" calcext:value-type="float">
            <text:p>-0.1477002479</text:p>
          </table:table-cell>
          <table:table-cell table:formula="of:=[.T18]^4*[.R$1]+[.T18]^3*[.S$1]+[.T18]^2*[.T$1]+[.T18]*[.U$1]" office:value-type="float" office:value="0.485243779458354" calcext:value-type="float">
            <text:p>0.4852437795</text:p>
          </table:table-cell>
          <table:table-cell table:style-name="ce3" table:formula="of:=[.R18]^4*[.R$1]+[.R18]^3*[.S$1]+[.R18]^2*[.T$1]+[.R18]*[.U$1]" office:value-type="float" office:value="0.57629782241048" calcext:value-type="float">
            <text:p>0.5762978224</text:p>
          </table:table-cell>
          <table:table-cell table:formula="of:=ABS([.W18]-[.T18])" office:value-type="float" office:value="0.00610360248801578" calcext:value-type="float">
            <text:p>0.0061036025</text:p>
          </table:table-cell>
          <table:table-cell table:number-columns-repeated="3"/>
        </table:table-row>
        <table:table-row table:style-name="ro2">
          <table:table-cell office:value-type="float" office:value="820.832104240582" calcext:value-type="float">
            <text:p>820.8321042406</text:p>
          </table:table-cell>
          <table:table-cell office:value-type="float" office:value="770.20491571299" calcext:value-type="float">
            <text:p>770.204915713</text:p>
          </table:table-cell>
          <table:table-cell office:value-type="float" office:value="939.90405439264" calcext:value-type="float">
            <text:p>939.9040543926</text:p>
          </table:table-cell>
          <table:table-cell office:value-type="float" office:value="624.831129450614" calcext:value-type="float">
            <text:p>624.8311294506</text:p>
          </table:table-cell>
          <table:table-cell table:formula="of:=[.C19]/[.E$2]*[.E$4]" office:value-type="float" office:value="111.324089113278" calcext:value-type="float">
            <text:p>111.3240891133</text:p>
          </table:table-cell>
          <table:table-cell table:formula="of:=[.D19]/[.F$2]*[.F$4]" office:value-type="float" office:value="74.0321243424898" calcext:value-type="float">
            <text:p>74.0321243425</text:p>
          </table:table-cell>
          <table:table-cell table:formula="of:=[.E19]-[.G$2]" office:value-type="float" office:value="20.1474595425305" calcext:value-type="float">
            <text:p>20.1474595425</text:p>
          </table:table-cell>
          <table:table-cell table:formula="of:=[.F19]-[.H$2]" office:value-type="float" office:value="26.5202760012576" calcext:value-type="float">
            <text:p>26.5202760013</text:p>
          </table:table-cell>
          <table:table-cell table:formula="of:=[.A19]-[.I$2]/2+[.I$3]" office:value-type="float" office:value="162.832104240582" calcext:value-type="float">
            <text:p>162.8321042406</text:p>
          </table:table-cell>
          <table:table-cell table:formula="of:=[.B19]-[.J$2]/2+[.J$3]" office:value-type="float" office:value="257.40491571299" calcext:value-type="float">
            <text:p>257.404915713</text:p>
          </table:table-cell>
          <table:table-cell table:formula="of:=[.I19]/([.J$2]*0.5)" office:value-type="float" office:value="0.318031453594887" calcext:value-type="float">
            <text:p>0.3180314536</text:p>
          </table:table-cell>
          <table:table-cell table:formula="of:=[.J19]/([.J$2]*0.5)" office:value-type="float" office:value="0.502743976001934" calcext:value-type="float">
            <text:p>0.502743976</text:p>
          </table:table-cell>
          <table:table-cell table:formula="of:=TAN([.G19]*PI()/180)" office:value-type="float" office:value="0.366887571168939" calcext:value-type="float">
            <text:p>0.3668875712</text:p>
          </table:table-cell>
          <table:table-cell table:formula="of:=([.M19]^2+1)^0.5" office:value-type="float" office:value="1.06517908817168" calcext:value-type="float">
            <text:p>1.0651790882</text:p>
          </table:table-cell>
          <table:table-cell table:formula="of:=TAN([.H19]*PI()/180)*[.N19]" office:value-type="float" office:value="0.531549437757636" calcext:value-type="float">
            <text:p>0.5315494378</text:p>
          </table:table-cell>
          <table:table-cell table:formula="of:=[.M19]/[.$P$2]" office:value-type="float" office:value="0.331508359562453" calcext:value-type="float">
            <text:p>0.3315083596</text:p>
          </table:table-cell>
          <table:table-cell table:formula="of:=[.O19]/[.$P$2]" office:value-type="float" office:value="0.480291773242539" calcext:value-type="float">
            <text:p>0.4802917732</text:p>
          </table:table-cell>
          <table:table-cell table:style-name="ce2" table:formula="of:=ATAN(([.P19]^2+[.Q19]^2)^0.5)/[.Q$2]" office:value-type="float" office:value="0.672609634675582" calcext:value-type="float">
            <text:p>0.6726096347</text:p>
          </table:table-cell>
          <table:table-cell table:formula="of:=ATAN2([.P19];[.Q19])" office:value-type="float" office:value="0.966662387876418" calcext:value-type="float">
            <text:p>0.9666623879</text:p>
          </table:table-cell>
          <table:table-cell table:style-name="ce3" table:formula="of:=([.K19]^2+[.L19]^2)^0.5" office:value-type="float" office:value="0.594891175663171" calcext:value-type="float">
            <text:p>0.5948911757</text:p>
          </table:table-cell>
          <table:table-cell table:formula="of:=ATAN2([.K19];[.L19])" office:value-type="float" office:value="1.00675673095733" calcext:value-type="float">
            <text:p>1.006756731</text:p>
          </table:table-cell>
          <table:table-cell table:formula="of:=[.T19]^4*[.R$1]+[.T19]^3*[.S$1]+[.T19]^2*[.T$1]+[.T19]*[.U$1]" office:value-type="float" office:value="0.509779984433605" calcext:value-type="float">
            <text:p>0.5097799844</text:p>
          </table:table-cell>
          <table:table-cell table:style-name="ce3" table:formula="of:=[.R19]^4*[.R$1]+[.R19]^3*[.S$1]+[.R19]^2*[.T$1]+[.R19]*[.U$1]" office:value-type="float" office:value="0.590267388666477" calcext:value-type="float">
            <text:p>0.5902673887</text:p>
          </table:table-cell>
          <table:table-cell table:formula="of:=ABS([.W19]-[.T19])" office:value-type="float" office:value="0.00462378699669386" calcext:value-type="float">
            <text:p>0.004623787</text:p>
          </table:table-cell>
          <table:table-cell table:number-columns-repeated="3"/>
        </table:table-row>
        <table:table-row table:style-name="ro2">
          <table:table-cell office:value-type="float" office:value="796.144812989131" calcext:value-type="float">
            <text:p>796.1448129891</text:p>
          </table:table-cell>
          <table:table-cell office:value-type="float" office:value="804.351950472251" calcext:value-type="float">
            <text:p>804.3519504723</text:p>
          </table:table-cell>
          <table:table-cell office:value-type="float" office:value="916.721788680651" calcext:value-type="float">
            <text:p>916.7217886807</text:p>
          </table:table-cell>
          <table:table-cell office:value-type="float" office:value="655.484574763769" calcext:value-type="float">
            <text:p>655.4845747638</text:p>
          </table:table-cell>
          <table:table-cell table:formula="of:=[.C20]/[.E$2]*[.E$4]" office:value-type="float" office:value="108.578335861222" calcext:value-type="float">
            <text:p>108.5783358612</text:p>
          </table:table-cell>
          <table:table-cell table:formula="of:=[.D20]/[.F$2]*[.F$4]" office:value-type="float" office:value="77.6640491426267" calcext:value-type="float">
            <text:p>77.6640491426</text:p>
          </table:table-cell>
          <table:table-cell table:formula="of:=[.E20]-[.G$2]" office:value-type="float" office:value="17.4017062904746" calcext:value-type="float">
            <text:p>17.4017062905</text:p>
          </table:table-cell>
          <table:table-cell table:formula="of:=[.F20]-[.H$2]" office:value-type="float" office:value="30.1522008013945" calcext:value-type="float">
            <text:p>30.1522008014</text:p>
          </table:table-cell>
          <table:table-cell table:formula="of:=[.A20]-[.I$2]/2+[.I$3]" office:value-type="float" office:value="138.144812989131" calcext:value-type="float">
            <text:p>138.1448129891</text:p>
          </table:table-cell>
          <table:table-cell table:formula="of:=[.B20]-[.J$2]/2+[.J$3]" office:value-type="float" office:value="291.551950472251" calcext:value-type="float">
            <text:p>291.5519504723</text:p>
          </table:table-cell>
          <table:table-cell table:formula="of:=[.I20]/([.J$2]*0.5)" office:value-type="float" office:value="0.269814087869396" calcext:value-type="float">
            <text:p>0.2698140879</text:p>
          </table:table-cell>
          <table:table-cell table:formula="of:=[.J20]/([.J$2]*0.5)" office:value-type="float" office:value="0.569437403266115" calcext:value-type="float">
            <text:p>0.5694374033</text:p>
          </table:table-cell>
          <table:table-cell table:formula="of:=TAN([.G20]*PI()/180)" office:value-type="float" office:value="0.31341370940461" calcext:value-type="float">
            <text:p>0.3134137094</text:p>
          </table:table-cell>
          <table:table-cell table:formula="of:=([.M20]^2+1)^0.5" office:value-type="float" office:value="1.04796381294525" calcext:value-type="float">
            <text:p>1.0479638129</text:p>
          </table:table-cell>
          <table:table-cell table:formula="of:=TAN([.H20]*PI()/180)*[.N20]" office:value-type="float" office:value="0.608759654872177" calcext:value-type="float">
            <text:p>0.6087596549</text:p>
          </table:table-cell>
          <table:table-cell table:formula="of:=[.M20]/[.$P$2]" office:value-type="float" office:value="0.283191017722602" calcext:value-type="float">
            <text:p>0.2831910177</text:p>
          </table:table-cell>
          <table:table-cell table:formula="of:=[.O20]/[.$P$2]" office:value-type="float" office:value="0.550056557957244" calcext:value-type="float">
            <text:p>0.550056558</text:p>
          </table:table-cell>
          <table:table-cell table:style-name="ce2" table:formula="of:=ATAN(([.P20]^2+[.Q20]^2)^0.5)/[.Q$2]" office:value-type="float" office:value="0.705423631763811" calcext:value-type="float">
            <text:p>0.7054236318</text:p>
          </table:table-cell>
          <table:table-cell table:formula="of:=ATAN2([.P20];[.Q20])" office:value-type="float" office:value="1.09534746656999" calcext:value-type="float">
            <text:p>1.0953474666</text:p>
          </table:table-cell>
          <table:table-cell table:style-name="ce3" table:formula="of:=([.K20]^2+[.L20]^2)^0.5" office:value-type="float" office:value="0.63012585905615" calcext:value-type="float">
            <text:p>0.6301258591</text:p>
          </table:table-cell>
          <table:table-cell table:formula="of:=ATAN2([.K20];[.L20])" office:value-type="float" office:value="1.12830653301376" calcext:value-type="float">
            <text:p>1.128306533</text:p>
          </table:table-cell>
          <table:table-cell table:formula="of:=[.T20]^4*[.R$1]+[.T20]^3*[.S$1]+[.T20]^2*[.T$1]+[.T20]*[.U$1]" office:value-type="float" office:value="0.545629675926278" calcext:value-type="float">
            <text:p>0.5456296759</text:p>
          </table:table-cell>
          <table:table-cell table:style-name="ce3" table:formula="of:=[.R20]^4*[.R$1]+[.R20]^3*[.S$1]+[.R20]^2*[.T$1]+[.R20]*[.U$1]" office:value-type="float" office:value="0.62587745967273" calcext:value-type="float">
            <text:p>0.6258774597</text:p>
          </table:table-cell>
          <table:table-cell table:formula="of:=ABS([.W20]-[.T20])" office:value-type="float" office:value="0.00424839938342014" calcext:value-type="float">
            <text:p>0.0042483994</text:p>
          </table:table-cell>
          <table:table-cell table:number-columns-repeated="3"/>
        </table:table-row>
        <table:table-row table:style-name="ro2">
          <table:table-cell office:value-type="float" office:value="1042.78258447554" calcext:value-type="float">
            <text:p>1042.7825844755</text:p>
          </table:table-cell>
          <table:table-cell office:value-type="float" office:value="89.7358782154728" calcext:value-type="float">
            <text:p>89.7358782155</text:p>
          </table:table-cell>
          <table:table-cell office:value-type="float" office:value="1124.89523896612" calcext:value-type="float">
            <text:p>1124.8952389661</text:p>
          </table:table-cell>
          <table:table-cell office:value-type="float" office:value="116.216844405854" calcext:value-type="float">
            <text:p>116.2168444059</text:p>
          </table:table-cell>
          <table:table-cell table:formula="of:=[.C21]/[.E$2]*[.E$4]" office:value-type="float" office:value="133.234809702664" calcext:value-type="float">
            <text:p>133.2348097027</text:p>
          </table:table-cell>
          <table:table-cell table:formula="of:=[.D21]/[.F$2]*[.F$4]" office:value-type="float" office:value="13.7697682945325" calcext:value-type="float">
            <text:p>13.7697682945</text:p>
          </table:table-cell>
          <table:table-cell table:formula="of:=[.E21]-[.G$2]" office:value-type="float" office:value="42.0581801319173" calcext:value-type="float">
            <text:p>42.0581801319</text:p>
          </table:table-cell>
          <table:table-cell table:formula="of:=[.F21]-[.H$2]" office:value-type="float" office:value="-33.7420800466997" calcext:value-type="float">
            <text:p>-33.7420800467</text:p>
          </table:table-cell>
          <table:table-cell table:formula="of:=[.A21]-[.I$2]/2+[.I$3]" office:value-type="float" office:value="384.78258447554" calcext:value-type="float">
            <text:p>384.7825844755</text:p>
          </table:table-cell>
          <table:table-cell table:formula="of:=[.B21]-[.J$2]/2+[.J$3]" office:value-type="float" office:value="-423.064121784527" calcext:value-type="float">
            <text:p>-423.0641217845</text:p>
          </table:table-cell>
          <table:table-cell table:formula="of:=[.I21]/([.J$2]*0.5)" office:value-type="float" office:value="0.751528485303789" calcext:value-type="float">
            <text:p>0.7515284853</text:p>
          </table:table-cell>
          <table:table-cell table:formula="of:=[.J21]/([.J$2]*0.5)" office:value-type="float" office:value="-0.826297112860405" calcext:value-type="float">
            <text:p>-0.8262971129</text:p>
          </table:table-cell>
          <table:table-cell table:formula="of:=TAN([.G21]*PI()/180)" office:value-type="float" office:value="0.902244403343441" calcext:value-type="float">
            <text:p>0.9022444033</text:p>
          </table:table-cell>
          <table:table-cell table:formula="of:=([.M21]^2+1)^0.5" office:value-type="float" office:value="1.34686486455196" calcext:value-type="float">
            <text:p>1.3468648646</text:p>
          </table:table-cell>
          <table:table-cell table:formula="of:=TAN([.H21]*PI()/180)*[.N21]" office:value-type="float" office:value="-0.899677058691779" calcext:value-type="float">
            <text:p>-0.8996770587</text:p>
          </table:table-cell>
          <table:table-cell table:formula="of:=[.M21]/[.$P$2]" office:value-type="float" office:value="0.815240377655263" calcext:value-type="float">
            <text:p>0.8152403777</text:p>
          </table:table-cell>
          <table:table-cell table:formula="of:=[.O21]/[.$P$2]" office:value-type="float" office:value="-0.812920603749615" calcext:value-type="float">
            <text:p>-0.8129206037</text:p>
          </table:table-cell>
          <table:table-cell table:style-name="ce2" table:formula="of:=ATAN(([.P21]^2+[.Q21]^2)^0.5)/[.Q$2]" office:value-type="float" office:value="1.0893908836975" calcext:value-type="float">
            <text:p>1.0893908837</text:p>
          </table:table-cell>
          <table:table-cell table:formula="of:=ATAN2([.P21];[.Q21])" office:value-type="float" office:value="-0.783973382701665" calcext:value-type="float">
            <text:p>-0.7839733827</text:p>
          </table:table-cell>
          <table:table-cell table:style-name="ce3" table:formula="of:=([.K21]^2+[.L21]^2)^0.5" office:value-type="float" office:value="1.11694314221649" calcext:value-type="float">
            <text:p>1.1169431422</text:p>
          </table:table-cell>
          <table:table-cell table:formula="of:=ATAN2([.K21];[.L21])" office:value-type="float" office:value="-0.832749871728287" calcext:value-type="float">
            <text:p>-0.8327498717</text:p>
          </table:table-cell>
          <table:table-cell table:formula="of:=[.T21]^4*[.R$1]+[.T21]^3*[.S$1]+[.T21]^2*[.T$1]+[.T21]*[.U$1]" office:value-type="float" office:value="1.18211305195045" calcext:value-type="float">
            <text:p>1.182113052</text:p>
          </table:table-cell>
          <table:table-cell table:style-name="ce3" table:formula="of:=[.R21]^4*[.R$1]+[.R21]^3*[.S$1]+[.R21]^2*[.T$1]+[.R21]*[.U$1]" office:value-type="float" office:value="1.13719268734603" calcext:value-type="float">
            <text:p>1.1371926873</text:p>
          </table:table-cell>
          <table:table-cell table:formula="of:=ABS([.W21]-[.T21])" office:value-type="float" office:value="0.0202495451295348" calcext:value-type="float">
            <text:p>0.0202495451</text:p>
          </table:table-cell>
          <table:table-cell table:number-columns-repeated="3"/>
        </table:table-row>
        <table:table-row table:style-name="ro2">
          <table:table-cell office:value-type="float" office:value="1105.53494127048" calcext:value-type="float">
            <text:p>1105.5349412705</text:p>
          </table:table-cell>
          <table:table-cell office:value-type="float" office:value="392.768371499199" calcext:value-type="float">
            <text:p>392.7683714992</text:p>
          </table:table-cell>
          <table:table-cell office:value-type="float" office:value="1142.92339872895" calcext:value-type="float">
            <text:p>1142.923398729</text:p>
          </table:table-cell>
          <table:table-cell office:value-type="float" office:value="323.853334790248" calcext:value-type="float">
            <text:p>323.8533347902</text:p>
          </table:table-cell>
          <table:table-cell table:formula="of:=[.C22]/[.E$2]*[.E$4]" office:value-type="float" office:value="135.370100485384" calcext:value-type="float">
            <text:p>135.3701004854</text:p>
          </table:table-cell>
          <table:table-cell table:formula="of:=[.D22]/[.F$2]*[.F$4]" office:value-type="float" office:value="38.3712481978967" calcext:value-type="float">
            <text:p>38.3712481979</text:p>
          </table:table-cell>
          <table:table-cell table:formula="of:=[.E22]-[.G$2]" office:value-type="float" office:value="44.1934709146372" calcext:value-type="float">
            <text:p>44.1934709146</text:p>
          </table:table-cell>
          <table:table-cell table:formula="of:=[.F22]-[.H$2]" office:value-type="float" office:value="-9.14060014333552" calcext:value-type="float">
            <text:p>-9.1406001433</text:p>
          </table:table-cell>
          <table:table-cell table:formula="of:=[.A22]-[.I$2]/2+[.I$3]" office:value-type="float" office:value="447.53494127048" calcext:value-type="float">
            <text:p>447.5349412705</text:p>
          </table:table-cell>
          <table:table-cell table:formula="of:=[.B22]-[.J$2]/2+[.J$3]" office:value-type="float" office:value="-120.031628500801" calcext:value-type="float">
            <text:p>-120.0316285008</text:p>
          </table:table-cell>
          <table:table-cell table:formula="of:=[.I22]/([.J$2]*0.5)" office:value-type="float" office:value="0.874091682168906" calcext:value-type="float">
            <text:p>0.8740916822</text:p>
          </table:table-cell>
          <table:table-cell table:formula="of:=[.J22]/([.J$2]*0.5)" office:value-type="float" office:value="-0.234436774415627" calcext:value-type="float">
            <text:p>-0.2344367744</text:p>
          </table:table-cell>
          <table:table-cell table:formula="of:=TAN([.G22]*PI()/180)" office:value-type="float" office:value="0.972235815037272" calcext:value-type="float">
            <text:p>0.972235815</text:p>
          </table:table-cell>
          <table:table-cell table:formula="of:=([.M22]^2+1)^0.5" office:value-type="float" office:value="1.39471949869541" calcext:value-type="float">
            <text:p>1.3947194987</text:p>
          </table:table-cell>
          <table:table-cell table:formula="of:=TAN([.H22]*PI()/180)*[.N22]" office:value-type="float" office:value="-0.224411646843675" calcext:value-type="float">
            <text:p>-0.2244116468</text:p>
          </table:table-cell>
          <table:table-cell table:formula="of:=[.M22]/[.$P$2]" office:value-type="float" office:value="0.87848247113953" calcext:value-type="float">
            <text:p>0.8784824711</text:p>
          </table:table-cell>
          <table:table-cell table:formula="of:=[.O22]/[.$P$2]" office:value-type="float" office:value="-0.202771483031784" calcext:value-type="float">
            <text:p>-0.202771483</text:p>
          </table:table-cell>
          <table:table-cell table:style-name="ce2" table:formula="of:=ATAN(([.P22]^2+[.Q22]^2)^0.5)/[.Q$2]" office:value-type="float" office:value="0.934160219564721" calcext:value-type="float">
            <text:p>0.9341602196</text:p>
          </table:table-cell>
          <table:table-cell table:formula="of:=ATAN2([.P22];[.Q22])" office:value-type="float" office:value="-0.226847221650449" calcext:value-type="float">
            <text:p>-0.2268472217</text:p>
          </table:table-cell>
          <table:table-cell table:style-name="ce3" table:formula="of:=([.K22]^2+[.L22]^2)^0.5" office:value-type="float" office:value="0.904984458449576" calcext:value-type="float">
            <text:p>0.9049844584</text:p>
          </table:table-cell>
          <table:table-cell table:formula="of:=ATAN2([.K22];[.L22])" office:value-type="float" office:value="-0.262039127309589" calcext:value-type="float">
            <text:p>-0.2620391273</text:p>
          </table:table-cell>
          <table:table-cell table:formula="of:=[.T22]^4*[.R$1]+[.T22]^3*[.S$1]+[.T22]^2*[.T$1]+[.T22]*[.U$1]" office:value-type="float" office:value="0.867324105094428" calcext:value-type="float">
            <text:p>0.8673241051</text:p>
          </table:table-cell>
          <table:table-cell table:style-name="ce3" table:formula="of:=[.R22]^4*[.R$1]+[.R22]^3*[.S$1]+[.R22]^2*[.T$1]+[.R22]*[.U$1]" office:value-type="float" office:value="0.906715438391314" calcext:value-type="float">
            <text:p>0.9067154384</text:p>
          </table:table-cell>
          <table:table-cell table:formula="of:=ABS([.W22]-[.T22])" office:value-type="float" office:value="0.00173097994173821" calcext:value-type="float">
            <text:p>0.0017309799</text:p>
          </table:table-cell>
          <table:table-cell table:number-columns-repeated="3"/>
        </table:table-row>
        <table:table-row table:style-name="ro2">
          <table:table-cell office:value-type="float" office:value="1080.27910306213" calcext:value-type="float">
            <text:p>1080.2791030621</text:p>
          </table:table-cell>
          <table:table-cell office:value-type="float" office:value="561.804562445083" calcext:value-type="float">
            <text:p>561.8045624451</text:p>
          </table:table-cell>
          <table:table-cell office:value-type="float" office:value="1125.54534857844" calcext:value-type="float">
            <text:p>1125.5453485784</text:p>
          </table:table-cell>
          <table:table-cell office:value-type="float" office:value="442.237881009708" calcext:value-type="float">
            <text:p>442.2378810097</text:p>
          </table:table-cell>
          <table:table-cell table:formula="of:=[.C23]/[.E$2]*[.E$4]" office:value-type="float" office:value="133.311809966763" calcext:value-type="float">
            <text:p>133.3118099668</text:p>
          </table:table-cell>
          <table:table-cell table:formula="of:=[.D23]/[.F$2]*[.F$4]" office:value-type="float" office:value="52.3978532002024" calcext:value-type="float">
            <text:p>52.3978532002</text:p>
          </table:table-cell>
          <table:table-cell table:formula="of:=[.E23]-[.G$2]" office:value-type="float" office:value="42.1351803960156" calcext:value-type="float">
            <text:p>42.135180396</text:p>
          </table:table-cell>
          <table:table-cell table:formula="of:=[.F23]-[.H$2]" office:value-type="float" office:value="4.88600485897017" calcext:value-type="float">
            <text:p>4.886004859</text:p>
          </table:table-cell>
          <table:table-cell table:formula="of:=[.A23]-[.I$2]/2+[.I$3]" office:value-type="float" office:value="422.27910306213" calcext:value-type="float">
            <text:p>422.2791030621</text:p>
          </table:table-cell>
          <table:table-cell table:formula="of:=[.B23]-[.J$2]/2+[.J$3]" office:value-type="float" office:value="49.004562445083" calcext:value-type="float">
            <text:p>49.0045624451</text:p>
          </table:table-cell>
          <table:table-cell table:formula="of:=[.I23]/([.J$2]*0.5)" office:value-type="float" office:value="0.824763873168222" calcext:value-type="float">
            <text:p>0.8247638732</text:p>
          </table:table-cell>
          <table:table-cell table:formula="of:=[.J23]/([.J$2]*0.5)" office:value-type="float" office:value="0.0957120360255527" calcext:value-type="float">
            <text:p>0.095712036</text:p>
          </table:table-cell>
          <table:table-cell table:formula="of:=TAN([.G23]*PI()/180)" office:value-type="float" office:value="0.904685274231521" calcext:value-type="float">
            <text:p>0.9046852742</text:p>
          </table:table-cell>
          <table:table-cell table:formula="of:=([.M23]^2+1)^0.5" office:value-type="float" office:value="1.34850118480162" calcext:value-type="float">
            <text:p>1.3485011848</text:p>
          </table:table-cell>
          <table:table-cell table:formula="of:=TAN([.H23]*PI()/180)*[.N23]" office:value-type="float" office:value="0.11527553202936" calcext:value-type="float">
            <text:p>0.115275532</text:p>
          </table:table-cell>
          <table:table-cell table:formula="of:=[.M23]/[.$P$2]" office:value-type="float" office:value="0.817445873746157" calcext:value-type="float">
            <text:p>0.8174458737</text:p>
          </table:table-cell>
          <table:table-cell table:formula="of:=[.O23]/[.$P$2]" office:value-type="float" office:value="0.104159436088244" calcext:value-type="float">
            <text:p>0.1041594361</text:p>
          </table:table-cell>
          <table:table-cell table:style-name="ce2" table:formula="of:=ATAN(([.P23]^2+[.Q23]^2)^0.5)/[.Q$2]" office:value-type="float" office:value="0.877564570592653" calcext:value-type="float">
            <text:p>0.8775645706</text:p>
          </table:table-cell>
          <table:table-cell table:formula="of:=ATAN2([.P23];[.Q23])" office:value-type="float" office:value="0.126737631035678" calcext:value-type="float">
            <text:p>0.126737631</text:p>
          </table:table-cell>
          <table:table-cell table:style-name="ce3" table:formula="of:=([.K23]^2+[.L23]^2)^0.5" office:value-type="float" office:value="0.830298886138964" calcext:value-type="float">
            <text:p>0.8302988861</text:p>
          </table:table-cell>
          <table:table-cell table:formula="of:=ATAN2([.K23];[.L23])" office:value-type="float" office:value="0.115531030763953" calcext:value-type="float">
            <text:p>0.1155310308</text:p>
          </table:table-cell>
          <table:table-cell table:formula="of:=[.T23]^4*[.R$1]+[.T23]^3*[.S$1]+[.T23]^2*[.T$1]+[.T23]*[.U$1]" office:value-type="float" office:value="0.771532149180578" calcext:value-type="float">
            <text:p>0.7715321492</text:p>
          </table:table-cell>
          <table:table-cell table:style-name="ce3" table:formula="of:=[.R23]^4*[.R$1]+[.R23]^3*[.S$1]+[.R23]^2*[.T$1]+[.R23]*[.U$1]" office:value-type="float" office:value="0.831334666697264" calcext:value-type="float">
            <text:p>0.8313346667</text:p>
          </table:table-cell>
          <table:table-cell table:formula="of:=ABS([.W23]-[.T23])" office:value-type="float" office:value="0.00103578055830023" calcext:value-type="float">
            <text:p>0.0010357806</text:p>
          </table:table-cell>
          <table:table-cell table:number-columns-repeated="3"/>
        </table:table-row>
        <table:table-row table:style-name="ro2">
          <table:table-cell office:value-type="float" office:value="954.855305466238" calcext:value-type="float">
            <text:p>954.8553054662</text:p>
          </table:table-cell>
          <table:table-cell office:value-type="float" office:value="849.903536977492" calcext:value-type="float">
            <text:p>849.9035369775</text:p>
          </table:table-cell>
          <table:table-cell office:value-type="float" office:value="1044.78287247414" calcext:value-type="float">
            <text:p>1044.7828724741</text:p>
          </table:table-cell>
          <table:table-cell office:value-type="float" office:value="662.110273779574" calcext:value-type="float">
            <text:p>662.1102737796</text:p>
          </table:table-cell>
          <table:table-cell table:formula="of:=[.C24]/[.E$2]*[.E$4]" office:value-type="float" office:value="123.746143083185" calcext:value-type="float">
            <text:p>123.7461430832</text:p>
          </table:table-cell>
          <table:table-cell table:formula="of:=[.D24]/[.F$2]*[.F$4]" office:value-type="float" office:value="78.4490845710396" calcext:value-type="float">
            <text:p>78.449084571</text:p>
          </table:table-cell>
          <table:table-cell table:formula="of:=[.E24]-[.G$2]" office:value-type="float" office:value="32.5695135124379" calcext:value-type="float">
            <text:p>32.5695135124</text:p>
          </table:table-cell>
          <table:table-cell table:formula="of:=[.F24]-[.H$2]" office:value-type="float" office:value="30.9372362298074" calcext:value-type="float">
            <text:p>30.9372362298</text:p>
          </table:table-cell>
          <table:table-cell table:formula="of:=[.A24]-[.I$2]/2+[.I$3]" office:value-type="float" office:value="296.855305466238" calcext:value-type="float">
            <text:p>296.8553054662</text:p>
          </table:table-cell>
          <table:table-cell table:formula="of:=[.B24]-[.J$2]/2+[.J$3]" office:value-type="float" office:value="337.103536977492" calcext:value-type="float">
            <text:p>337.1035369775</text:p>
          </table:table-cell>
          <table:table-cell table:formula="of:=[.I24]/([.J$2]*0.5)" office:value-type="float" office:value="0.579795518488746" calcext:value-type="float">
            <text:p>0.5797955185</text:p>
          </table:table-cell>
          <table:table-cell table:formula="of:=[.J24]/([.J$2]*0.5)" office:value-type="float" office:value="0.658405345659164" calcext:value-type="float">
            <text:p>0.6584053457</text:p>
          </table:table-cell>
          <table:table-cell table:formula="of:=TAN([.G24]*PI()/180)" office:value-type="float" office:value="0.638777224308181" calcext:value-type="float">
            <text:p>0.6387772243</text:p>
          </table:table-cell>
          <table:table-cell table:formula="of:=([.M24]^2+1)^0.5" office:value-type="float" office:value="1.18660707156787" calcext:value-type="float">
            <text:p>1.1866070716</text:p>
          </table:table-cell>
          <table:table-cell table:formula="of:=TAN([.H24]*PI()/180)*[.N24]" office:value-type="float" office:value="0.711217482826776" calcext:value-type="float">
            <text:p>0.7112174828</text:p>
          </table:table-cell>
          <table:table-cell table:formula="of:=[.M24]/[.$P$2]" office:value-type="float" office:value="0.577179513281341" calcext:value-type="float">
            <text:p>0.5771795133</text:p>
          </table:table-cell>
          <table:table-cell table:formula="of:=[.O24]/[.$P$2]" office:value-type="float" office:value="0.642634309668329" calcext:value-type="float">
            <text:p>0.6426343097</text:p>
          </table:table-cell>
          <table:table-cell table:style-name="ce2" table:formula="of:=ATAN(([.P24]^2+[.Q24]^2)^0.5)/[.Q$2]" office:value-type="float" office:value="0.907106253297811" calcext:value-type="float">
            <text:p>0.9071062533</text:p>
          </table:table-cell>
          <table:table-cell table:formula="of:=ATAN2([.P24];[.Q24])" office:value-type="float" office:value="0.839006411511389" calcext:value-type="float">
            <text:p>0.8390064115</text:p>
          </table:table-cell>
          <table:table-cell table:style-name="ce3" table:formula="of:=([.K24]^2+[.L24]^2)^0.5" office:value-type="float" office:value="0.87730293653458" calcext:value-type="float">
            <text:p>0.8773029365</text:p>
          </table:table-cell>
          <table:table-cell table:formula="of:=ATAN2([.K24];[.L24])" office:value-type="float" office:value="0.848800208067448" calcext:value-type="float">
            <text:p>0.8488002081</text:p>
          </table:table-cell>
          <table:table-cell table:formula="of:=[.T24]^4*[.R$1]+[.T24]^3*[.S$1]+[.T24]^2*[.T$1]+[.T24]*[.U$1]" office:value-type="float" office:value="0.830995951923924" calcext:value-type="float">
            <text:p>0.8309959519</text:p>
          </table:table-cell>
          <table:table-cell table:style-name="ce3" table:formula="of:=[.R24]^4*[.R$1]+[.R24]^3*[.S$1]+[.R24]^2*[.T$1]+[.R24]*[.U$1]" office:value-type="float" office:value="0.870150162832856" calcext:value-type="float">
            <text:p>0.8701501628</text:p>
          </table:table-cell>
          <table:table-cell table:formula="of:=ABS([.W24]-[.T24])" office:value-type="float" office:value="0.0071527737017234" calcext:value-type="float">
            <text:p>0.0071527737</text:p>
          </table:table-cell>
          <table:table-cell table:number-columns-repeated="3"/>
        </table:table-row>
        <table:table-row table:style-name="ro2">
          <table:table-cell office:value-type="float" office:value="846.253911494253" calcext:value-type="float">
            <text:p>846.2539114943</text:p>
          </table:table-cell>
          <table:table-cell office:value-type="float" office:value="300.931082363154" calcext:value-type="float">
            <text:p>300.9310823632</text:p>
          </table:table-cell>
          <table:table-cell office:value-type="float" office:value="964.736334405145" calcext:value-type="float">
            <text:p>964.7363344051</text:p>
          </table:table-cell>
          <table:table-cell office:value-type="float" office:value="220.453376205788" calcext:value-type="float">
            <text:p>220.4533762058</text:p>
          </table:table-cell>
          <table:table-cell table:formula="of:=[.C25]/[.E$2]*[.E$4]" office:value-type="float" office:value="114.265273311897" calcext:value-type="float">
            <text:p>114.2652733119</text:p>
          </table:table-cell>
          <table:table-cell table:formula="of:=[.D25]/[.F$2]*[.F$4]" office:value-type="float" office:value="26.120068270828" calcext:value-type="float">
            <text:p>26.1200682708</text:p>
          </table:table-cell>
          <table:table-cell table:formula="of:=[.E25]-[.G$2]" office:value-type="float" office:value="23.08864374115" calcext:value-type="float">
            <text:p>23.0886437412</text:p>
          </table:table-cell>
          <table:table-cell table:formula="of:=[.F25]-[.H$2]" office:value-type="float" office:value="-21.3917800704042" calcext:value-type="float">
            <text:p>-21.3917800704</text:p>
          </table:table-cell>
          <table:table-cell table:formula="of:=[.A25]-[.I$2]/2+[.I$3]" office:value-type="float" office:value="188.253911494253" calcext:value-type="float">
            <text:p>188.2539114943</text:p>
          </table:table-cell>
          <table:table-cell table:formula="of:=[.B25]-[.J$2]/2+[.J$3]" office:value-type="float" office:value="-211.868917636846" calcext:value-type="float">
            <text:p>-211.8689176368</text:p>
          </table:table-cell>
          <table:table-cell table:formula="of:=[.I25]/([.J$2]*0.5)" office:value-type="float" office:value="0.367683420887213" calcext:value-type="float">
            <text:p>0.3676834209</text:p>
          </table:table-cell>
          <table:table-cell table:formula="of:=[.J25]/([.J$2]*0.5)" office:value-type="float" office:value="-0.413806479759465" calcext:value-type="float">
            <text:p>-0.4138064798</text:p>
          </table:table-cell>
          <table:table-cell table:formula="of:=TAN([.G25]*PI()/180)" office:value-type="float" office:value="0.426301901947178" calcext:value-type="float">
            <text:p>0.4263019019</text:p>
          </table:table-cell>
          <table:table-cell table:formula="of:=([.M25]^2+1)^0.5" office:value-type="float" office:value="1.08707557768712" calcext:value-type="float">
            <text:p>1.0870755777</text:p>
          </table:table-cell>
          <table:table-cell table:formula="of:=TAN([.H25]*PI()/180)*[.N25]" office:value-type="float" office:value="-0.425840361146242" calcext:value-type="float">
            <text:p>-0.4258403611</text:p>
          </table:table-cell>
          <table:table-cell table:formula="of:=[.M25]/[.$P$2]" office:value-type="float" office:value="0.385193327052739" calcext:value-type="float">
            <text:p>0.3851933271</text:p>
          </table:table-cell>
          <table:table-cell table:formula="of:=[.O25]/[.$P$2]" office:value-type="float" office:value="-0.384776292937079" calcext:value-type="float">
            <text:p>-0.3847762929</text:p>
          </table:table-cell>
          <table:table-cell table:style-name="ce2" table:formula="of:=ATAN(([.P25]^2+[.Q25]^2)^0.5)/[.Q$2]" office:value-type="float" office:value="0.634802634208314" calcext:value-type="float">
            <text:p>0.6348026342</text:p>
          </table:table-cell>
          <table:table-cell table:formula="of:=ATAN2([.P25];[.Q25])" office:value-type="float" office:value="-0.78485653933326" calcext:value-type="float">
            <text:p>-0.7848565393</text:p>
          </table:table-cell>
          <table:table-cell table:style-name="ce3" table:formula="of:=([.K25]^2+[.L25]^2)^0.5" office:value-type="float" office:value="0.553558398623166" calcext:value-type="float">
            <text:p>0.5535583986</text:p>
          </table:table-cell>
          <table:table-cell table:formula="of:=ATAN2([.K25];[.L25])" office:value-type="float" office:value="-0.84434917117415" calcext:value-type="float">
            <text:p>-0.8443491712</text:p>
          </table:table-cell>
          <table:table-cell table:formula="of:=[.T25]^4*[.R$1]+[.T25]^3*[.S$1]+[.T25]^2*[.T$1]+[.T25]*[.U$1]" office:value-type="float" office:value="0.468976992708156" calcext:value-type="float">
            <text:p>0.4689769927</text:p>
          </table:table-cell>
          <table:table-cell table:style-name="ce3" table:formula="of:=[.R25]^4*[.R$1]+[.R25]^3*[.S$1]+[.R25]^2*[.T$1]+[.R25]*[.U$1]" office:value-type="float" office:value="0.550465992354698" calcext:value-type="float">
            <text:p>0.5504659924</text:p>
          </table:table-cell>
          <table:table-cell table:formula="of:=ABS([.W25]-[.T25])" office:value-type="float" office:value="0.00309240626846752" calcext:value-type="float">
            <text:p>0.0030924063</text:p>
          </table:table-cell>
          <table:table-cell table:number-columns-repeated="3"/>
        </table:table-row>
        <table:table-row table:style-name="ro2">
          <table:table-cell office:value-type="float" office:value="84.3729903536977" calcext:value-type="float">
            <text:p>84.3729903537</text:p>
          </table:table-cell>
          <table:table-cell office:value-type="float" office:value="508.295819935691" calcext:value-type="float">
            <text:p>508.2958199357</text:p>
          </table:table-cell>
          <table:table-cell office:value-type="float" office:value="335.295336443177" calcext:value-type="float">
            <text:p>335.2953364432</text:p>
          </table:table-cell>
          <table:table-cell office:value-type="float" office:value="404.591489034544" calcext:value-type="float">
            <text:p>404.5914890345</text:p>
          </table:table-cell>
          <table:table-cell table:formula="of:=[.C26]/[.E$2]*[.E$4]" office:value-type="float" office:value="39.7130406439057" calcext:value-type="float">
            <text:p>39.7130406439</text:p>
          </table:table-cell>
          <table:table-cell table:formula="of:=[.D26]/[.F$2]*[.F$4]" office:value-type="float" office:value="47.937380217363" calcext:value-type="float">
            <text:p>47.9373802174</text:p>
          </table:table-cell>
          <table:table-cell table:formula="of:=[.E26]-[.G$2]" office:value-type="float" office:value="-51.4635889268415" calcext:value-type="float">
            <text:p>-51.4635889268</text:p>
          </table:table-cell>
          <table:table-cell table:formula="of:=[.F26]-[.H$2]" office:value-type="float" office:value="0.425531876130833" calcext:value-type="float">
            <text:p>0.4255318761</text:p>
          </table:table-cell>
          <table:table-cell table:formula="of:=[.A26]-[.I$2]/2+[.I$3]" office:value-type="float" office:value="-573.627009646302" calcext:value-type="float">
            <text:p>-573.6270096463</text:p>
          </table:table-cell>
          <table:table-cell table:formula="of:=[.B26]-[.J$2]/2+[.J$3]" office:value-type="float" office:value="-4.50418006430901" calcext:value-type="float">
            <text:p>-4.5041800643</text:p>
          </table:table-cell>
          <table:table-cell table:formula="of:=[.I26]/([.J$2]*0.5)" office:value-type="float" office:value="-1.12036525321543" calcext:value-type="float">
            <text:p>-1.1203652532</text:p>
          </table:table-cell>
          <table:table-cell table:formula="of:=[.J26]/([.J$2]*0.5)" office:value-type="float" office:value="-0.00879722668810354" calcext:value-type="float">
            <text:p>-0.0087972267</text:p>
          </table:table-cell>
          <table:table-cell table:formula="of:=TAN([.G26]*PI()/180)" office:value-type="float" office:value="-1.25553372913789" calcext:value-type="float">
            <text:p>-1.2555337291</text:p>
          </table:table-cell>
          <table:table-cell table:formula="of:=([.M26]^2+1)^0.5" office:value-type="float" office:value="1.60510589837646" calcext:value-type="float">
            <text:p>1.6051058984</text:p>
          </table:table-cell>
          <table:table-cell table:formula="of:=TAN([.H26]*PI()/180)*[.N26]" office:value-type="float" office:value="0.0119212320485397" calcext:value-type="float">
            <text:p>0.011921232</text:p>
          </table:table-cell>
          <table:table-cell table:formula="of:=[.M26]/[.$P$2]" office:value-type="float" office:value="-1.13446177965558" calcext:value-type="float">
            <text:p>-1.1344617797</text:p>
          </table:table-cell>
          <table:table-cell table:formula="of:=[.O26]/[.$P$2]" office:value-type="float" office:value="0.0107716597424746" calcext:value-type="float">
            <text:p>0.0107716597</text:p>
          </table:table-cell>
          <table:table-cell table:style-name="ce2" table:formula="of:=ATAN(([.P26]^2+[.Q26]^2)^0.5)/[.Q$2]" office:value-type="float" office:value="1.08013115572915" calcext:value-type="float">
            <text:p>1.0801311557</text:p>
          </table:table-cell>
          <table:table-cell table:formula="of:=ATAN2([.P26];[.Q26])" office:value-type="float" office:value="3.13209798726429" calcext:value-type="float">
            <text:p>3.1320979873</text:p>
          </table:table-cell>
          <table:table-cell table:style-name="ce3" table:formula="of:=([.K26]^2+[.L26]^2)^0.5" office:value-type="float" office:value="1.12039979106116" calcext:value-type="float">
            <text:p>1.1203997911</text:p>
          </table:table-cell>
          <table:table-cell table:formula="of:=ATAN2([.K26];[.L26])" office:value-type="float" office:value="-3.13374070899386" calcext:value-type="float">
            <text:p>-3.133740709</text:p>
          </table:table-cell>
          <table:table-cell table:formula="of:=[.T26]^4*[.R$1]+[.T26]^3*[.S$1]+[.T26]^2*[.T$1]+[.T26]*[.U$1]" office:value-type="float" office:value="1.1878404752673" calcext:value-type="float">
            <text:p>1.1878404753</text:p>
          </table:table-cell>
          <table:table-cell table:style-name="ce3" table:formula="of:=[.R26]^4*[.R$1]+[.R26]^3*[.S$1]+[.R26]^2*[.T$1]+[.R26]*[.U$1]" office:value-type="float" office:value="1.12238340993524" calcext:value-type="float">
            <text:p>1.1223834099</text:p>
          </table:table-cell>
          <table:table-cell table:formula="of:=ABS([.W26]-[.T26])" office:value-type="float" office:value="0.00198361887408405" calcext:value-type="float">
            <text:p>0.0019836189</text:p>
          </table:table-cell>
          <table:table-cell table:number-columns-repeated="3"/>
        </table:table-row>
        <table:table-row table:style-name="ro2">
          <table:table-cell office:value-type="float" office:value="242.829581993569" calcext:value-type="float">
            <text:p>242.8295819936</text:p>
          </table:table-cell>
          <table:table-cell office:value-type="float" office:value="481.543408360129" calcext:value-type="float">
            <text:p>481.5434083601</text:p>
          </table:table-cell>
          <table:table-cell office:value-type="float" office:value="427.826016375286" calcext:value-type="float">
            <text:p>427.8260163753</text:p>
          </table:table-cell>
          <table:table-cell office:value-type="float" office:value="379.408353513033" calcext:value-type="float">
            <text:p>379.408353513</text:p>
          </table:table-cell>
          <table:table-cell table:formula="of:=[.C27]/[.E$2]*[.E$4]" office:value-type="float" office:value="50.6725567884878" calcext:value-type="float">
            <text:p>50.6725567885</text:p>
          </table:table-cell>
          <table:table-cell table:formula="of:=[.D27]/[.F$2]*[.F$4]" office:value-type="float" office:value="44.9535963878001" calcext:value-type="float">
            <text:p>44.9535963878</text:p>
          </table:table-cell>
          <table:table-cell table:formula="of:=[.E27]-[.G$2]" office:value-type="float" office:value="-40.5040727822594" calcext:value-type="float">
            <text:p>-40.5040727823</text:p>
          </table:table-cell>
          <table:table-cell table:formula="of:=[.F27]-[.H$2]" office:value-type="float" office:value="-2.55825195343208" calcext:value-type="float">
            <text:p>-2.5582519534</text:p>
          </table:table-cell>
          <table:table-cell table:formula="of:=[.A27]-[.I$2]/2+[.I$3]" office:value-type="float" office:value="-415.170418006431" calcext:value-type="float">
            <text:p>-415.1704180064</text:p>
          </table:table-cell>
          <table:table-cell table:formula="of:=[.B27]-[.J$2]/2+[.J$3]" office:value-type="float" office:value="-31.256591639871" calcext:value-type="float">
            <text:p>-31.2565916399</text:p>
          </table:table-cell>
          <table:table-cell table:formula="of:=[.I27]/([.J$2]*0.5)" office:value-type="float" office:value="-0.81087972266881" calcext:value-type="float">
            <text:p>-0.8108797227</text:p>
          </table:table-cell>
          <table:table-cell table:formula="of:=[.J27]/([.J$2]*0.5)" office:value-type="float" office:value="-0.0610480305466231" calcext:value-type="float">
            <text:p>-0.0610480305</text:p>
          </table:table-cell>
          <table:table-cell table:formula="of:=TAN([.G27]*PI()/180)" office:value-type="float" office:value="-0.854203628489161" calcext:value-type="float">
            <text:p>-0.8542036285</text:p>
          </table:table-cell>
          <table:table-cell table:formula="of:=([.M27]^2+1)^0.5" office:value-type="float" office:value="1.31516684832155" calcext:value-type="float">
            <text:p>1.3151668483</text:p>
          </table:table-cell>
          <table:table-cell table:formula="of:=TAN([.H27]*PI()/180)*[.N27]" office:value-type="float" office:value="-0.058761148380189" calcext:value-type="float">
            <text:p>-0.0587611484</text:p>
          </table:table-cell>
          <table:table-cell table:formula="of:=[.M27]/[.$P$2]" office:value-type="float" office:value="-0.77183220655448" calcext:value-type="float">
            <text:p>-0.7718322066</text:p>
          </table:table-cell>
          <table:table-cell table:formula="of:=[.O27]/[.$P$2]" office:value-type="float" office:value="-0.0530947719037136" calcext:value-type="float">
            <text:p>-0.0530947719</text:p>
          </table:table-cell>
          <table:table-cell table:style-name="ce2" table:formula="of:=ATAN(([.P27]^2+[.Q27]^2)^0.5)/[.Q$2]" office:value-type="float" office:value="0.838390059457257" calcext:value-type="float">
            <text:p>0.8383900595</text:p>
          </table:table-cell>
          <table:table-cell table:formula="of:=ATAN2([.P27];[.Q27])" office:value-type="float" office:value="-3.07291029259704" calcext:value-type="float">
            <text:p>-3.0729102926</text:p>
          </table:table-cell>
          <table:table-cell table:style-name="ce3" table:formula="of:=([.K27]^2+[.L27]^2)^0.5" office:value-type="float" office:value="0.813174511817155" calcext:value-type="float">
            <text:p>0.8131745118</text:p>
          </table:table-cell>
          <table:table-cell table:formula="of:=ATAN2([.K27];[.L27])" office:value-type="float" office:value="-3.06644824033705" calcext:value-type="float">
            <text:p>-3.0664482403</text:p>
          </table:table-cell>
          <table:table-cell table:formula="of:=[.T27]^4*[.R$1]+[.T27]^3*[.S$1]+[.T27]^2*[.T$1]+[.T27]*[.U$1]" office:value-type="float" office:value="0.750533616429994" calcext:value-type="float">
            <text:p>0.7505336164</text:p>
          </table:table-cell>
          <table:table-cell table:style-name="ce3" table:formula="of:=[.R27]^4*[.R$1]+[.R27]^3*[.S$1]+[.R27]^2*[.T$1]+[.R27]*[.U$1]" office:value-type="float" office:value="0.781575060039048" calcext:value-type="float">
            <text:p>0.78157506</text:p>
          </table:table-cell>
          <table:table-cell table:formula="of:=ABS([.W27]-[.T27])" office:value-type="float" office:value="0.031599451778107" calcext:value-type="float">
            <text:p>0.0315994518</text:p>
          </table:table-cell>
          <table:table-cell table:number-columns-repeated="3"/>
        </table:table-row>
        <table:table-row table:style-name="ro2">
          <table:table-cell office:value-type="float" office:value="438.327974276527" calcext:value-type="float">
            <text:p>438.3279742765</text:p>
          </table:table-cell>
          <table:table-cell office:value-type="float" office:value="483.601286173633" calcext:value-type="float">
            <text:p>483.6012861736</text:p>
          </table:table-cell>
          <table:table-cell office:value-type="float" office:value="575.743393148533" calcext:value-type="float">
            <text:p>575.7433931485</text:p>
          </table:table-cell>
          <table:table-cell office:value-type="float" office:value="376.128982930299" calcext:value-type="float">
            <text:p>376.1289829303</text:p>
          </table:table-cell>
          <table:table-cell table:formula="of:=[.C28]/[.E$2]*[.E$4]" office:value-type="float" office:value="68.192182495335" calcext:value-type="float">
            <text:p>68.1921824953</text:p>
          </table:table-cell>
          <table:table-cell table:formula="of:=[.D28]/[.F$2]*[.F$4]" office:value-type="float" office:value="44.5650453708885" calcext:value-type="float">
            <text:p>44.5650453709</text:p>
          </table:table-cell>
          <table:table-cell table:formula="of:=[.E28]-[.G$2]" office:value-type="float" office:value="-22.9844470754122" calcext:value-type="float">
            <text:p>-22.9844470754</text:p>
          </table:table-cell>
          <table:table-cell table:formula="of:=[.F28]-[.H$2]" office:value-type="float" office:value="-2.9468029703437" calcext:value-type="float">
            <text:p>-2.9468029703</text:p>
          </table:table-cell>
          <table:table-cell table:formula="of:=[.A28]-[.I$2]/2+[.I$3]" office:value-type="float" office:value="-219.672025723473" calcext:value-type="float">
            <text:p>-219.6720257235</text:p>
          </table:table-cell>
          <table:table-cell table:formula="of:=[.B28]-[.J$2]/2+[.J$3]" office:value-type="float" office:value="-29.198713826367" calcext:value-type="float">
            <text:p>-29.1987138264</text:p>
          </table:table-cell>
          <table:table-cell table:formula="of:=[.I28]/([.J$2]*0.5)" office:value-type="float" office:value="-0.429046925241158" calcext:value-type="float">
            <text:p>-0.4290469252</text:p>
          </table:table-cell>
          <table:table-cell table:formula="of:=[.J28]/([.J$2]*0.5)" office:value-type="float" office:value="-0.057028737942123" calcext:value-type="float">
            <text:p>-0.0570287379</text:p>
          </table:table-cell>
          <table:table-cell table:formula="of:=TAN([.G28]*PI()/180)" office:value-type="float" office:value="-0.424154493860321" calcext:value-type="float">
            <text:p>-0.4241544939</text:p>
          </table:table-cell>
          <table:table-cell table:formula="of:=([.M28]^2+1)^0.5" office:value-type="float" office:value="1.08623525751188" calcext:value-type="float">
            <text:p>1.0862352575</text:p>
          </table:table-cell>
          <table:table-cell table:formula="of:=TAN([.H28]*PI()/180)*[.N28]" office:value-type="float" office:value="-0.0559159269449482" calcext:value-type="float">
            <text:p>-0.0559159269</text:p>
          </table:table-cell>
          <table:table-cell table:formula="of:=[.M28]/[.$P$2]" office:value-type="float" office:value="-0.383252994950682" calcext:value-type="float">
            <text:p>-0.383252995</text:p>
          </table:table-cell>
          <table:table-cell table:formula="of:=[.O28]/[.$P$2]" office:value-type="float" office:value="-0.0505239170568639" calcext:value-type="float">
            <text:p>-0.0505239171</text:p>
          </table:table-cell>
          <table:table-cell table:style-name="ce2" table:formula="of:=ATAN(([.P28]^2+[.Q28]^2)^0.5)/[.Q$2]" office:value-type="float" office:value="0.46966560538985" calcext:value-type="float">
            <text:p>0.4696656054</text:p>
          </table:table-cell>
          <table:table-cell table:formula="of:=ATAN2([.P28];[.Q28])" office:value-type="float" office:value="-3.01051931961525" calcext:value-type="float">
            <text:p>-3.0105193196</text:p>
          </table:table-cell>
          <table:table-cell table:style-name="ce3" table:formula="of:=([.K28]^2+[.L28]^2)^0.5" office:value-type="float" office:value="0.432820448927917" calcext:value-type="float">
            <text:p>0.4328204489</text:p>
          </table:table-cell>
          <table:table-cell table:formula="of:=ATAN2([.K28];[.L28])" office:value-type="float" office:value="-3.00944766758689" calcext:value-type="float">
            <text:p>-3.0094476676</text:p>
          </table:table-cell>
          <table:table-cell table:formula="of:=[.T28]^4*[.R$1]+[.T28]^3*[.S$1]+[.T28]^2*[.T$1]+[.T28]*[.U$1]" office:value-type="float" office:value="0.35649730003804" calcext:value-type="float">
            <text:p>0.3564973</text:p>
          </table:table-cell>
          <table:table-cell table:style-name="ce3" table:formula="of:=[.R28]^4*[.R$1]+[.R28]^3*[.S$1]+[.R28]^2*[.T$1]+[.R28]*[.U$1]" office:value-type="float" office:value="0.38986344295179" calcext:value-type="float">
            <text:p>0.389863443</text:p>
          </table:table-cell>
          <table:table-cell table:formula="of:=ABS([.W28]-[.T28])" office:value-type="float" office:value="0.0429570059761268" calcext:value-type="float">
            <text:p>0.042957006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formula="of:=[.C29]/[.E$2]*[.E$4]" office:value-type="float" office:value="41.0993640699523" calcext:value-type="float">
            <text:p>41.09936407</text:p>
          </table:table-cell>
          <table:table-cell table:formula="of:=[.D29]/[.F$2]*[.F$4]" office:value-type="float" office:value="15.1658767772512" calcext:value-type="float">
            <text:p>15.1658767773</text:p>
          </table:table-cell>
          <table:table-cell table:formula="of:=[.E29]-[.G$2]" office:value-type="float" office:value="-50.0772655007949" calcext:value-type="float">
            <text:p>-50.0772655008</text:p>
          </table:table-cell>
          <table:table-cell table:formula="of:=[.F29]-[.H$2]" office:value-type="float" office:value="-32.345971563981" calcext:value-type="float">
            <text:p>-32.345971564</text:p>
          </table:table-cell>
          <table:table-cell table:formula="of:=[.A29]-[.I$2]/2+[.I$3]" office:value-type="float" office:value="-518" calcext:value-type="float">
            <text:p>-518</text:p>
          </table:table-cell>
          <table:table-cell table:formula="of:=[.B29]-[.J$2]/2+[.J$3]" office:value-type="float" office:value="-426.8" calcext:value-type="float">
            <text:p>-426.8</text:p>
          </table:table-cell>
          <table:table-cell table:formula="of:=[.I29]/([.J$2]*0.5)" office:value-type="float" office:value="-1.01171875" calcext:value-type="float">
            <text:p>-1.01171875</text:p>
          </table:table-cell>
          <table:table-cell table:formula="of:=[.J29]/([.J$2]*0.5)" office:value-type="float" office:value="-0.83359375" calcext:value-type="float">
            <text:p>-0.83359375</text:p>
          </table:table-cell>
          <table:table-cell table:formula="of:=TAN([.G29]*PI()/180)" office:value-type="float" office:value="-1.1950226819252" calcext:value-type="float">
            <text:p>-1.1950226819</text:p>
          </table:table-cell>
          <table:table-cell table:formula="of:=([.M29]^2+1)^0.5" office:value-type="float" office:value="1.5582295114378" calcext:value-type="float">
            <text:p>1.5582295114</text:p>
          </table:table-cell>
          <table:table-cell table:formula="of:=TAN([.H29]*PI()/180)*[.N29]" office:value-type="float" office:value="-0.986822603466054" calcext:value-type="float">
            <text:p>-0.9868226035</text:p>
          </table:table-cell>
          <table:table-cell table:formula="of:=[.M29]/[.$P$2]" office:value-type="float" office:value="-1.07978585282336" calcext:value-type="float">
            <text:p>-1.0797858528</text:p>
          </table:table-cell>
          <table:table-cell table:formula="of:=[.O29]/[.$P$2]" office:value-type="float" office:value="-0.891662645894165" calcext:value-type="float">
            <text:p>-0.8916626459</text:p>
          </table:table-cell>
          <table:table-cell table:style-name="ce2" table:formula="of:=ATAN(([.P29]^2+[.Q29]^2)^0.5)/[.Q$2]" office:value-type="float" office:value="1.21042736924293" calcext:value-type="float">
            <text:p>1.2104273692</text:p>
          </table:table-cell>
          <table:table-cell table:formula="of:=ATAN2([.P29];[.Q29])" office:value-type="float" office:value="-2.45133027891726" calcext:value-type="float">
            <text:p>-2.4513302789</text:p>
          </table:table-cell>
          <table:table-cell table:style-name="ce3" table:formula="of:=([.K29]^2+[.L29]^2)^0.5" office:value-type="float" office:value="1.31089792476021" calcext:value-type="float">
            <text:p>1.3108979248</text:p>
          </table:table-cell>
          <table:table-cell table:formula="of:=ATAN2([.K29];[.L29])" office:value-type="float" office:value="-2.45242471275885" calcext:value-type="float">
            <text:p>-2.4524247128</text:p>
          </table:table-cell>
          <table:table-cell table:formula="of:=[.T29]^4*[.R$1]+[.T29]^3*[.S$1]+[.T29]^2*[.T$1]+[.T29]*[.U$1]" office:value-type="float" office:value="1.53784006217317" calcext:value-type="float">
            <text:p>1.5378400622</text:p>
          </table:table-cell>
          <table:table-cell table:style-name="ce3" table:formula="of:=[.R29]^4*[.R$1]+[.R29]^3*[.S$1]+[.R29]^2*[.T$1]+[.R29]*[.U$1]" office:value-type="float" office:value="1.34455309623123" calcext:value-type="float">
            <text:p>1.3445530962</text:p>
          </table:table-cell>
          <table:table-cell table:formula="of:=ABS([.W29]-[.T29])" office:value-type="float" office:value="0.0336551714710205" calcext:value-type="float">
            <text:p>0.0336551715</text:p>
          </table:table-cell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table:formula="of:=[.C30]/[.E$2]*[.E$4]" office:value-type="float" office:value="45.0079491255962" calcext:value-type="float">
            <text:p>45.0079491256</text:p>
          </table:table-cell>
          <table:table-cell table:formula="of:=[.D30]/[.F$2]*[.F$4]" office:value-type="float" office:value="45.9715639810427" calcext:value-type="float">
            <text:p>45.971563981</text:p>
          </table:table-cell>
          <table:table-cell table:formula="of:=[.E30]-[.G$2]" office:value-type="float" office:value="-46.168680445151" calcext:value-type="float">
            <text:p>-46.1686804452</text:p>
          </table:table-cell>
          <table:table-cell table:formula="of:=[.F30]-[.H$2]" office:value-type="float" office:value="-1.54028436018955" calcext:value-type="float">
            <text:p>-1.5402843602</text:p>
          </table:table-cell>
          <table:table-cell table:formula="of:=[.A30]-[.I$2]/2+[.I$3]" office:value-type="float" office:value="-486" calcext:value-type="float">
            <text:p>-486</text:p>
          </table:table-cell>
          <table:table-cell table:formula="of:=[.B30]-[.J$2]/2+[.J$3]" office:value-type="float" office:value="-23.8" calcext:value-type="float">
            <text:p>-23.8</text:p>
          </table:table-cell>
          <table:table-cell table:formula="of:=[.I30]/([.J$2]*0.5)" office:value-type="float" office:value="-0.94921875" calcext:value-type="float">
            <text:p>-0.94921875</text:p>
          </table:table-cell>
          <table:table-cell table:formula="of:=[.J30]/([.J$2]*0.5)" office:value-type="float" office:value="-0.046484375" calcext:value-type="float">
            <text:p>-0.046484375</text:p>
          </table:table-cell>
          <table:table-cell table:formula="of:=TAN([.G30]*PI()/180)" office:value-type="float" office:value="-1.04164996745357" calcext:value-type="float">
            <text:p>-1.0416499675</text:p>
          </table:table-cell>
          <table:table-cell table:formula="of:=([.M30]^2+1)^0.5" office:value-type="float" office:value="1.44396490770933" calcext:value-type="float">
            <text:p>1.4439649077</text:p>
          </table:table-cell>
          <table:table-cell table:formula="of:=TAN([.H30]*PI()/180)*[.N30]" office:value-type="float" office:value="-0.0388275109556585" calcext:value-type="float">
            <text:p>-0.038827511</text:p>
          </table:table-cell>
          <table:table-cell table:formula="of:=[.M30]/[.$P$2]" office:value-type="float" office:value="-0.941202970840918" calcext:value-type="float">
            <text:p>-0.9412029708</text:p>
          </table:table-cell>
          <table:table-cell table:formula="of:=[.O30]/[.$P$2]" office:value-type="float" office:value="-0.0350833483450889" calcext:value-type="float">
            <text:p>-0.0350833483</text:p>
          </table:table-cell>
          <table:table-cell table:style-name="ce2" table:formula="of:=ATAN(([.P30]^2+[.Q30]^2)^0.5)/[.Q$2]" office:value-type="float" office:value="0.961887838968441" calcext:value-type="float">
            <text:p>0.961887839</text:p>
          </table:table-cell>
          <table:table-cell table:formula="of:=ATAN2([.P30];[.Q30])" office:value-type="float" office:value="-3.10433489475456" calcext:value-type="float">
            <text:p>-3.1043348948</text:p>
          </table:table-cell>
          <table:table-cell table:style-name="ce3" table:formula="of:=([.K30]^2+[.L30]^2)^0.5" office:value-type="float" office:value="0.950356266076414" calcext:value-type="float">
            <text:p>0.9503562661</text:p>
          </table:table-cell>
          <table:table-cell table:formula="of:=ATAN2([.K30];[.L30])" office:value-type="float" office:value="-3.09266055115066" calcext:value-type="float">
            <text:p>-3.0926605512</text:p>
          </table:table-cell>
          <table:table-cell table:formula="of:=[.T30]^4*[.R$1]+[.T30]^3*[.S$1]+[.T30]^2*[.T$1]+[.T30]*[.U$1]" office:value-type="float" office:value="0.929086981075175" calcext:value-type="float">
            <text:p>0.9290869811</text:p>
          </table:table-cell>
          <table:table-cell table:style-name="ce3" table:formula="of:=[.R30]^4*[.R$1]+[.R30]^3*[.S$1]+[.R30]^2*[.T$1]+[.R30]*[.U$1]" office:value-type="float" office:value="0.945240665917002" calcext:value-type="float">
            <text:p>0.9452406659</text:p>
          </table:table-cell>
          <table:table-cell table:formula="of:=ABS([.W30]-[.T30])" office:value-type="float" office:value="0.00511560015941159" calcext:value-type="float">
            <text:p>0.0051156002</text:p>
          </table:table-cell>
          <table:table-cell table:number-columns-repeated="3"/>
        </table:table-row>
        <table:table-row table:style-name="ro2">
          <table:table-cell office:value-type="float" office:value="423.176091479797" calcext:value-type="float">
            <text:p>423.1760914798</text:p>
          </table:table-cell>
          <table:table-cell office:value-type="float" office:value="872.251007202242" calcext:value-type="float">
            <text:p>872.2510072022</text:p>
          </table:table-cell>
          <table:table-cell office:value-type="float" office:value="564.279742765273" calcext:value-type="float">
            <text:p>564.2797427653</text:p>
          </table:table-cell>
          <table:table-cell office:value-type="float" office:value="699.787781350482" calcext:value-type="float">
            <text:p>699.7877813505</text:p>
          </table:table-cell>
          <table:table-cell table:formula="of:=[.C31]/[.E$2]*[.E$4]" office:value-type="float" office:value="66.8344051446945" calcext:value-type="float">
            <text:p>66.8344051447</text:p>
          </table:table-cell>
          <table:table-cell table:formula="of:=[.D31]/[.F$2]*[.F$4]" office:value-type="float" office:value="82.9132442358391" calcext:value-type="float">
            <text:p>82.9132442358</text:p>
          </table:table-cell>
          <table:table-cell table:formula="of:=[.E31]-[.G$2]" office:value-type="float" office:value="-24.3422244260527" calcext:value-type="float">
            <text:p>-24.3422244261</text:p>
          </table:table-cell>
          <table:table-cell table:formula="of:=[.F31]-[.H$2]" office:value-type="float" office:value="35.4013958946069" calcext:value-type="float">
            <text:p>35.4013958946</text:p>
          </table:table-cell>
          <table:table-cell table:formula="of:=[.A31]-[.I$2]/2+[.I$3]" office:value-type="float" office:value="-234.823908520203" calcext:value-type="float">
            <text:p>-234.8239085202</text:p>
          </table:table-cell>
          <table:table-cell table:formula="of:=[.B31]-[.J$2]/2+[.J$3]" office:value-type="float" office:value="359.451007202242" calcext:value-type="float">
            <text:p>359.4510072022</text:p>
          </table:table-cell>
          <table:table-cell table:formula="of:=[.I31]/([.J$2]*0.5)" office:value-type="float" office:value="-0.458640446328521" calcext:value-type="float">
            <text:p>-0.4586404463</text:p>
          </table:table-cell>
          <table:table-cell table:formula="of:=[.J31]/([.J$2]*0.5)" office:value-type="float" office:value="0.702052748441879" calcext:value-type="float">
            <text:p>0.7020527484</text:p>
          </table:table-cell>
          <table:table-cell table:formula="of:=TAN([.G31]*PI()/180)" office:value-type="float" office:value="-0.4524048053277" calcext:value-type="float">
            <text:p>-0.4524048053</text:p>
          </table:table-cell>
          <table:table-cell table:formula="of:=([.M31]^2+1)^0.5" office:value-type="float" office:value="1.0975746479778" calcext:value-type="float">
            <text:p>1.097574648</text:p>
          </table:table-cell>
          <table:table-cell table:formula="of:=TAN([.H31]*PI()/180)*[.N31]" office:value-type="float" office:value="0.780045948116523" calcext:value-type="float">
            <text:p>0.7800459481</text:p>
          </table:table-cell>
          <table:table-cell table:formula="of:=[.M31]/[.$P$2]" office:value-type="float" office:value="-0.408779110163145" calcext:value-type="float">
            <text:p>-0.4087791102</text:p>
          </table:table-cell>
          <table:table-cell table:formula="of:=[.O31]/[.$P$2]" office:value-type="float" office:value="0.704825600440888" calcext:value-type="float">
            <text:p>0.7048256004</text:p>
          </table:table-cell>
          <table:table-cell table:style-name="ce2" table:formula="of:=ATAN(([.P31]^2+[.Q31]^2)^0.5)/[.Q$2]" office:value-type="float" office:value="0.87050521502987" calcext:value-type="float">
            <text:p>0.870505215</text:p>
          </table:table-cell>
          <table:table-cell table:formula="of:=ATAN2([.P31];[.Q31])" office:value-type="float" office:value="2.09635916512177" calcext:value-type="float">
            <text:p>2.0963591651</text:p>
          </table:table-cell>
          <table:table-cell table:style-name="ce3" table:formula="of:=([.K31]^2+[.L31]^2)^0.5" office:value-type="float" office:value="0.838587574796587" calcext:value-type="float">
            <text:p>0.8385875748</text:p>
          </table:table-cell>
          <table:table-cell table:formula="of:=ATAN2([.K31];[.L31])" office:value-type="float" office:value="2.14947731337708" calcext:value-type="float">
            <text:p>2.1494773134</text:p>
          </table:table-cell>
          <table:table-cell table:formula="of:=[.T31]^4*[.R$1]+[.T31]^3*[.S$1]+[.T31]^2*[.T$1]+[.T31]*[.U$1]" office:value-type="float" office:value="0.781821204651371" calcext:value-type="float">
            <text:p>0.7818212047</text:p>
          </table:table-cell>
          <table:table-cell table:style-name="ce3" table:formula="of:=[.R31]^4*[.R$1]+[.R31]^3*[.S$1]+[.R31]^2*[.T$1]+[.R31]*[.U$1]" office:value-type="float" office:value="0.822226098315626" calcext:value-type="float">
            <text:p>0.8222260983</text:p>
          </table:table-cell>
          <table:table-cell table:formula="of:=ABS([.W31]-[.T31])" office:value-type="float" office:value="0.0163614764809606" calcext:value-type="float">
            <text:p>0.0163614765</text:p>
          </table:table-cell>
          <table:table-cell table:number-columns-repeated="3"/>
        </table:table-row>
        <table:table-row table:style-name="ro2">
          <table:table-cell office:value-type="float" office:value="580.32154340836" calcext:value-type="float">
            <text:p>580.3215434084</text:p>
          </table:table-cell>
          <table:table-cell office:value-type="float" office:value="936.334405144695" calcext:value-type="float">
            <text:p>936.3344051447</text:p>
          </table:table-cell>
          <table:table-cell office:value-type="float" office:value="708.438196734355" calcext:value-type="float">
            <text:p>708.4381967344</text:p>
          </table:table-cell>
          <table:table-cell office:value-type="float" office:value="755.845376746158" calcext:value-type="float">
            <text:p>755.8453767462</text:p>
          </table:table-cell>
          <table:table-cell table:formula="of:=[.C32]/[.E$2]*[.E$4]" office:value-type="float" office:value="83.9088166243393" calcext:value-type="float">
            <text:p>83.9088166243</text:p>
          </table:table-cell>
          <table:table-cell table:formula="of:=[.D32]/[.F$2]*[.F$4]" office:value-type="float" office:value="89.5551394249002" calcext:value-type="float">
            <text:p>89.5551394249</text:p>
          </table:table-cell>
          <table:table-cell table:formula="of:=[.E32]-[.G$2]" office:value-type="float" office:value="-7.26781294640786" calcext:value-type="float">
            <text:p>-7.2678129464</text:p>
          </table:table-cell>
          <table:table-cell table:formula="of:=[.F32]-[.H$2]" office:value-type="float" office:value="42.043291083668" calcext:value-type="float">
            <text:p>42.0432910837</text:p>
          </table:table-cell>
          <table:table-cell table:formula="of:=[.A32]-[.I$2]/2+[.I$3]" office:value-type="float" office:value="-77.67845659164" calcext:value-type="float">
            <text:p>-77.6784565916</text:p>
          </table:table-cell>
          <table:table-cell table:formula="of:=[.B32]-[.J$2]/2+[.J$3]" office:value-type="float" office:value="423.534405144695" calcext:value-type="float">
            <text:p>423.5344051447</text:p>
          </table:table-cell>
          <table:table-cell table:formula="of:=[.I32]/([.J$2]*0.5)" office:value-type="float" office:value="-0.151715735530547" calcext:value-type="float">
            <text:p>-0.1517157355</text:p>
          </table:table-cell>
          <table:table-cell table:formula="of:=[.J32]/([.J$2]*0.5)" office:value-type="float" office:value="0.827215635048232" calcext:value-type="float">
            <text:p>0.827215635</text:p>
          </table:table-cell>
          <table:table-cell table:formula="of:=TAN([.G32]*PI()/180)" office:value-type="float" office:value="-0.127532006566373" calcext:value-type="float">
            <text:p>-0.1275320066</text:p>
          </table:table-cell>
          <table:table-cell table:formula="of:=([.M32]^2+1)^0.5" office:value-type="float" office:value="1.00809940615936" calcext:value-type="float">
            <text:p>1.0080994062</text:p>
          </table:table-cell>
          <table:table-cell table:formula="of:=TAN([.H32]*PI()/180)*[.N32]" office:value-type="float" office:value="0.909076937509036" calcext:value-type="float">
            <text:p>0.9090769375</text:p>
          </table:table-cell>
          <table:table-cell table:formula="of:=[.M32]/[.$P$2]" office:value-type="float" office:value="-0.115234010663879" calcext:value-type="float">
            <text:p>-0.1152340107</text:p>
          </table:table-cell>
          <table:table-cell table:formula="of:=[.O32]/[.$P$2]" office:value-type="float" office:value="0.821414046023678" calcext:value-type="float">
            <text:p>0.821414046</text:p>
          </table:table-cell>
          <table:table-cell table:style-name="ce2" table:formula="of:=ATAN(([.P32]^2+[.Q32]^2)^0.5)/[.Q$2]" office:value-type="float" office:value="0.881650387012297" calcext:value-type="float">
            <text:p>0.881650387</text:p>
          </table:table-cell>
          <table:table-cell table:formula="of:=ATAN2([.P32];[.Q32])" office:value-type="float" office:value="1.71017409636371" calcext:value-type="float">
            <text:p>1.7101740964</text:p>
          </table:table-cell>
          <table:table-cell table:style-name="ce3" table:formula="of:=([.K32]^2+[.L32]^2)^0.5" office:value-type="float" office:value="0.841013300296627" calcext:value-type="float">
            <text:p>0.8410133003</text:p>
          </table:table-cell>
          <table:table-cell table:formula="of:=ATAN2([.K32];[.L32])" office:value-type="float" office:value="1.75218573121945" calcext:value-type="float">
            <text:p>1.7521857312</text:p>
          </table:table-cell>
          <table:table-cell table:formula="of:=[.T32]^4*[.R$1]+[.T32]^3*[.S$1]+[.T32]^2*[.T$1]+[.T32]*[.U$1]" office:value-type="float" office:value="0.784848004706634" calcext:value-type="float">
            <text:p>0.7848480047</text:p>
          </table:table-cell>
          <table:table-cell table:style-name="ce3" table:formula="of:=[.R32]^4*[.R$1]+[.R32]^3*[.S$1]+[.R32]^2*[.T$1]+[.R32]*[.U$1]" office:value-type="float" office:value="0.836635589105181" calcext:value-type="float">
            <text:p>0.8366355891</text:p>
          </table:table-cell>
          <table:table-cell table:formula="of:=ABS([.W32]-[.T32])" office:value-type="float" office:value="0.00437771119144659" calcext:value-type="float">
            <text:p>0.0043777112</text:p>
          </table:table-cell>
          <table:table-cell table:number-columns-repeated="3"/>
        </table:table-row>
        <table:table-row table:style-name="ro2">
          <table:table-cell office:value-type="float" office:value="738.778135048231" calcext:value-type="float">
            <text:p>738.7781350482</text:p>
          </table:table-cell>
          <table:table-cell office:value-type="float" office:value="860.192926045016" calcext:value-type="float">
            <text:p>860.192926045</text:p>
          </table:table-cell>
          <table:table-cell office:value-type="float" office:value="864.928541473562" calcext:value-type="float">
            <text:p>864.9285414736</text:p>
          </table:table-cell>
          <table:table-cell office:value-type="float" office:value="701.637580471548" calcext:value-type="float">
            <text:p>701.6375804715</text:p>
          </table:table-cell>
          <table:table-cell table:formula="of:=[.C33]/[.E$2]*[.E$4]" office:value-type="float" office:value="102.443841557679" calcext:value-type="float">
            <text:p>102.4438415577</text:p>
          </table:table-cell>
          <table:table-cell table:formula="of:=[.D33]/[.F$2]*[.F$4]" office:value-type="float" office:value="83.1324147478138" calcext:value-type="float">
            <text:p>83.1324147478</text:p>
          </table:table-cell>
          <table:table-cell table:formula="of:=[.E33]-[.G$2]" office:value-type="float" office:value="11.2672119869323" calcext:value-type="float">
            <text:p>11.2672119869</text:p>
          </table:table-cell>
          <table:table-cell table:formula="of:=[.F33]-[.H$2]" office:value-type="float" office:value="35.6205664065815" calcext:value-type="float">
            <text:p>35.6205664066</text:p>
          </table:table-cell>
          <table:table-cell table:formula="of:=[.A33]-[.I$2]/2+[.I$3]" office:value-type="float" office:value="80.778135048231" calcext:value-type="float">
            <text:p>80.7781350482</text:p>
          </table:table-cell>
          <table:table-cell table:formula="of:=[.B33]-[.J$2]/2+[.J$3]" office:value-type="float" office:value="347.392926045016" calcext:value-type="float">
            <text:p>347.392926045</text:p>
          </table:table-cell>
          <table:table-cell table:formula="of:=[.I33]/([.J$2]*0.5)" office:value-type="float" office:value="0.157769795016076" calcext:value-type="float">
            <text:p>0.157769795</text:p>
          </table:table-cell>
          <table:table-cell table:formula="of:=[.J33]/([.J$2]*0.5)" office:value-type="float" office:value="0.678501808681672" calcext:value-type="float">
            <text:p>0.6785018087</text:p>
          </table:table-cell>
          <table:table-cell table:formula="of:=TAN([.G33]*PI()/180)" office:value-type="float" office:value="0.199224677790361" calcext:value-type="float">
            <text:p>0.1992246778</text:p>
          </table:table-cell>
          <table:table-cell table:formula="of:=([.M33]^2+1)^0.5" office:value-type="float" office:value="1.01965213295549" calcext:value-type="float">
            <text:p>1.019652133</text:p>
          </table:table-cell>
          <table:table-cell table:formula="of:=TAN([.H33]*PI()/180)*[.N33]" office:value-type="float" office:value="0.730552974536826" calcext:value-type="float">
            <text:p>0.7305529745</text:p>
          </table:table-cell>
          <table:table-cell table:formula="of:=[.M33]/[.$P$2]" office:value-type="float" office:value="0.180013310094468" calcext:value-type="float">
            <text:p>0.1800133101</text:p>
          </table:table-cell>
          <table:table-cell table:formula="of:=[.O33]/[.$P$2]" office:value-type="float" office:value="0.660105267100083" calcext:value-type="float">
            <text:p>0.6601052671</text:p>
          </table:table-cell>
          <table:table-cell table:style-name="ce2" table:formula="of:=ATAN(([.P33]^2+[.Q33]^2)^0.5)/[.Q$2]" office:value-type="float" office:value="0.764007477465212" calcext:value-type="float">
            <text:p>0.7640074775</text:p>
          </table:table-cell>
          <table:table-cell table:formula="of:=ATAN2([.P33];[.Q33])" office:value-type="float" office:value="1.30456599100952" calcext:value-type="float">
            <text:p>1.304565991</text:p>
          </table:table-cell>
          <table:table-cell table:style-name="ce3" table:formula="of:=([.K33]^2+[.L33]^2)^0.5" office:value-type="float" office:value="0.696603195947101" calcext:value-type="float">
            <text:p>0.6966031959</text:p>
          </table:table-cell>
          <table:table-cell table:formula="of:=ATAN2([.K33];[.L33])" office:value-type="float" office:value="1.34232950224971" calcext:value-type="float">
            <text:p>1.3423295022</text:p>
          </table:table-cell>
          <table:table-cell table:formula="of:=[.T33]^4*[.R$1]+[.T33]^3*[.S$1]+[.T33]^2*[.T$1]+[.T33]*[.U$1]" office:value-type="float" office:value="0.616204517346631" calcext:value-type="float">
            <text:p>0.6162045173</text:p>
          </table:table-cell>
          <table:table-cell table:style-name="ce3" table:formula="of:=[.R33]^4*[.R$1]+[.R33]^3*[.S$1]+[.R33]^2*[.T$1]+[.R33]*[.U$1]" office:value-type="float" office:value="0.692108532945557" calcext:value-type="float">
            <text:p>0.6921085329</text:p>
          </table:table-cell>
          <table:table-cell table:formula="of:=ABS([.W33]-[.T33])" office:value-type="float" office:value="0.00449466300154355" calcext:value-type="float">
            <text:p>0.004494663</text:p>
          </table:table-cell>
          <table:table-cell table:number-columns-repeated="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718" calcext:value-type="float">
            <text:p>718</text:p>
          </table:table-cell>
          <table:table-cell office:value-type="float" office:value="429" calcext:value-type="float">
            <text:p>429</text:p>
          </table:table-cell>
          <table:table-cell office:value-type="float" office:value="563" calcext:value-type="float">
            <text:p>563</text:p>
          </table:table-cell>
          <table:table-cell table:formula="of:=[.C34]/[.E$2]*[.E$4]" office:value-type="float" office:value="50.8116057233704" calcext:value-type="float">
            <text:p>50.8116057234</text:p>
          </table:table-cell>
          <table:table-cell table:formula="of:=[.D34]/[.F$2]*[.F$4]" office:value-type="float" office:value="66.7061611374408" calcext:value-type="float">
            <text:p>66.7061611374</text:p>
          </table:table-cell>
          <table:table-cell table:formula="of:=[.E34]-[.G$2]" office:value-type="float" office:value="-40.3650238473768" calcext:value-type="float">
            <text:p>-40.3650238474</text:p>
          </table:table-cell>
          <table:table-cell table:formula="of:=[.F34]-[.H$2]" office:value-type="float" office:value="19.1943127962086" calcext:value-type="float">
            <text:p>19.1943127962</text:p>
          </table:table-cell>
          <table:table-cell table:formula="of:=[.A34]-[.I$2]/2+[.I$3]" office:value-type="float" office:value="-415" calcext:value-type="float">
            <text:p>-415</text:p>
          </table:table-cell>
          <table:table-cell table:formula="of:=[.B34]-[.J$2]/2+[.J$3]" office:value-type="float" office:value="205.2" calcext:value-type="float">
            <text:p>205.2</text:p>
          </table:table-cell>
          <table:table-cell table:formula="of:=[.I34]/([.J$2]*0.5)" office:value-type="float" office:value="-0.810546875" calcext:value-type="float">
            <text:p>-0.810546875</text:p>
          </table:table-cell>
          <table:table-cell table:formula="of:=[.J34]/([.J$2]*0.5)" office:value-type="float" office:value="0.40078125" calcext:value-type="float">
            <text:p>0.40078125</text:p>
          </table:table-cell>
          <table:table-cell table:formula="of:=TAN([.G34]*PI()/180)" office:value-type="float" office:value="-0.85001464917697" calcext:value-type="float">
            <text:p>-0.8500146492</text:p>
          </table:table-cell>
          <table:table-cell table:formula="of:=([.M34]^2+1)^0.5" office:value-type="float" office:value="1.31244996240445" calcext:value-type="float">
            <text:p>1.3124499624</text:p>
          </table:table-cell>
          <table:table-cell table:formula="of:=TAN([.H34]*PI()/180)*[.N34]" office:value-type="float" office:value="0.456897365313988" calcext:value-type="float">
            <text:p>0.4568973653</text:p>
          </table:table-cell>
          <table:table-cell table:formula="of:=[.M34]/[.$P$2]" office:value-type="float" office:value="-0.768047173293199" calcext:value-type="float">
            <text:p>-0.7680471733</text:p>
          </table:table-cell>
          <table:table-cell table:formula="of:=[.O34]/[.$P$2]" office:value-type="float" office:value="0.412838449612953" calcext:value-type="float">
            <text:p>0.4128384496</text:p>
          </table:table-cell>
          <table:table-cell table:style-name="ce2" table:formula="of:=ATAN(([.P34]^2+[.Q34]^2)^0.5)/[.Q$2]" office:value-type="float" office:value="0.91305463478438" calcext:value-type="float">
            <text:p>0.9130546348</text:p>
          </table:table-cell>
          <table:table-cell table:formula="of:=ATAN2([.P34];[.Q34])" office:value-type="float" office:value="2.64838376976005" calcext:value-type="float">
            <text:p>2.6483837698</text:p>
          </table:table-cell>
          <table:table-cell table:style-name="ce3" table:formula="of:=([.K34]^2+[.L34]^2)^0.5" office:value-type="float" office:value="0.904218915376043" calcext:value-type="float">
            <text:p>0.9042189154</text:p>
          </table:table-cell>
          <table:table-cell table:formula="of:=ATAN2([.K34];[.L34])" office:value-type="float" office:value="2.68238860112299" calcext:value-type="float">
            <text:p>2.6823886011</text:p>
          </table:table-cell>
          <table:table-cell table:formula="of:=[.T34]^4*[.R$1]+[.T34]^3*[.S$1]+[.T34]^2*[.T$1]+[.T34]*[.U$1]" office:value-type="float" office:value="0.86630593264966" calcext:value-type="float">
            <text:p>0.8663059326</text:p>
          </table:table-cell>
          <table:table-cell table:style-name="ce3" table:formula="of:=[.R34]^4*[.R$1]+[.R34]^3*[.S$1]+[.R34]^2*[.T$1]+[.R34]*[.U$1]" office:value-type="float" office:value="0.878104943652536" calcext:value-type="float">
            <text:p>0.8781049437</text:p>
          </table:table-cell>
          <table:table-cell table:formula="of:=ABS([.W34]-[.T34])" office:value-type="float" office:value="0.0261139717235069" calcext:value-type="float">
            <text:p>0.0261139717</text:p>
          </table:table-cell>
          <table:table-cell table:number-columns-repeated="3"/>
        </table:table-row>
        <table:table-row table:style-name="ro2">
          <table:table-cell office:value-type="float" office:value="784.349502664953" calcext:value-type="float">
            <text:p>784.349502665</text:p>
          </table:table-cell>
          <table:table-cell office:value-type="float" office:value="583.188645623502" calcext:value-type="float">
            <text:p>583.1886456235</text:p>
          </table:table-cell>
          <table:table-cell office:value-type="float" office:value="908.106109324759" calcext:value-type="float">
            <text:p>908.1061093248</text:p>
          </table:table-cell>
          <table:table-cell office:value-type="float" office:value="469.221864951769" calcext:value-type="float">
            <text:p>469.2218649518</text:p>
          </table:table-cell>
          <table:table-cell table:formula="of:=[.C35]/[.E$2]*[.E$4]" office:value-type="float" office:value="107.557877813505" calcext:value-type="float">
            <text:p>107.5578778135</text:p>
          </table:table-cell>
          <table:table-cell table:formula="of:=[.D35]/[.F$2]*[.F$4]" office:value-type="float" office:value="55.5950076957072" calcext:value-type="float">
            <text:p>55.5950076957</text:p>
          </table:table-cell>
          <table:table-cell table:formula="of:=[.E35]-[.G$2]" office:value-type="float" office:value="16.3812482427576" calcext:value-type="float">
            <text:p>16.3812482428</text:p>
          </table:table-cell>
          <table:table-cell table:formula="of:=[.F35]-[.H$2]" office:value-type="float" office:value="8.08315935447503" calcext:value-type="float">
            <text:p>8.0831593545</text:p>
          </table:table-cell>
          <table:table-cell table:formula="of:=[.A35]-[.I$2]/2+[.I$3]" office:value-type="float" office:value="126.349502664953" calcext:value-type="float">
            <text:p>126.349502665</text:p>
          </table:table-cell>
          <table:table-cell table:formula="of:=[.B35]-[.J$2]/2+[.J$3]" office:value-type="float" office:value="70.388645623502" calcext:value-type="float">
            <text:p>70.3886456235</text:p>
          </table:table-cell>
          <table:table-cell table:formula="of:=[.I35]/([.J$2]*0.5)" office:value-type="float" office:value="0.246776372392486" calcext:value-type="float">
            <text:p>0.2467763724</text:p>
          </table:table-cell>
          <table:table-cell table:formula="of:=[.J35]/([.J$2]*0.5)" office:value-type="float" office:value="0.137477823483402" calcext:value-type="float">
            <text:p>0.1374778235</text:p>
          </table:table-cell>
          <table:table-cell table:formula="of:=TAN([.G35]*PI()/180)" office:value-type="float" office:value="0.293960410053357" calcext:value-type="float">
            <text:p>0.2939604101</text:p>
          </table:table-cell>
          <table:table-cell table:formula="of:=([.M35]^2+1)^0.5" office:value-type="float" office:value="1.04231124079074" calcext:value-type="float">
            <text:p>1.0423112408</text:p>
          </table:table-cell>
          <table:table-cell table:formula="of:=TAN([.H35]*PI()/180)*[.N35]" office:value-type="float" office:value="0.148030303609268" calcext:value-type="float">
            <text:p>0.1480303036</text:p>
          </table:table-cell>
          <table:table-cell table:formula="of:=[.M35]/[.$P$2]" office:value-type="float" office:value="0.265613612918552" calcext:value-type="float">
            <text:p>0.2656136129</text:p>
          </table:table-cell>
          <table:table-cell table:formula="of:=[.O35]/[.$P$2]" office:value-type="float" office:value="0.133755643339697" calcext:value-type="float">
            <text:p>0.1337556433</text:p>
          </table:table-cell>
          <table:table-cell table:style-name="ce2" table:formula="of:=ATAN(([.P35]^2+[.Q35]^2)^0.5)/[.Q$2]" office:value-type="float" office:value="0.368044055350378" calcext:value-type="float">
            <text:p>0.3680440554</text:p>
          </table:table-cell>
          <table:table-cell table:formula="of:=ATAN2([.P35];[.Q35])" office:value-type="float" office:value="0.466501319520973" calcext:value-type="float">
            <text:p>0.4665013195</text:p>
          </table:table-cell>
          <table:table-cell table:style-name="ce3" table:formula="of:=([.K35]^2+[.L35]^2)^0.5" office:value-type="float" office:value="0.282486689811978" calcext:value-type="float">
            <text:p>0.2824866898</text:p>
          </table:table-cell>
          <table:table-cell table:formula="of:=ATAN2([.K35];[.L35])" office:value-type="float" office:value="0.508273918871972" calcext:value-type="float">
            <text:p>0.5082739189</text:p>
          </table:table-cell>
          <table:table-cell table:formula="of:=[.T35]^4*[.R$1]+[.T35]^3*[.S$1]+[.T35]^2*[.T$1]+[.T35]*[.U$1]" office:value-type="float" office:value="0.227158153857467" calcext:value-type="float">
            <text:p>0.2271581539</text:p>
          </table:table-cell>
          <table:table-cell table:style-name="ce3" table:formula="of:=[.R35]^4*[.R$1]+[.R35]^3*[.S$1]+[.R35]^2*[.T$1]+[.R35]*[.U$1]" office:value-type="float" office:value="0.29956756214703" calcext:value-type="float">
            <text:p>0.2995675621</text:p>
          </table:table-cell>
          <table:table-cell table:formula="of:=ABS([.W35]-[.T35])" office:value-type="float" office:value="0.017080872335052" calcext:value-type="float">
            <text:p>0.0170808723</text:p>
          </table:table-cell>
          <table:table-cell table:number-columns-repeated="3"/>
        </table:table-row>
        <table:table-row table:style-name="ro2">
          <table:table-cell office:value-type="float" office:value="1006.30225080386" calcext:value-type="float">
            <text:p>1006.3022508039</text:p>
          </table:table-cell>
          <table:table-cell office:value-type="float" office:value="555.627009646302" calcext:value-type="float">
            <text:p>555.6270096463</text:p>
          </table:table-cell>
          <table:table-cell office:value-type="float" office:value="1081.15547030724" calcext:value-type="float">
            <text:p>1081.1554703072</text:p>
          </table:table-cell>
          <table:table-cell office:value-type="float" office:value="440.182554065224" calcext:value-type="float">
            <text:p>440.1825540652</text:p>
          </table:table-cell>
          <table:table-cell table:formula="of:=[.C36]/[.E$2]*[.E$4]" office:value-type="float" office:value="128.054185274864" calcext:value-type="float">
            <text:p>128.0541852749</text:p>
          </table:table-cell>
          <table:table-cell table:formula="of:=[.D36]/[.F$2]*[.F$4]" office:value-type="float" office:value="52.154331050382" calcext:value-type="float">
            <text:p>52.1543310504</text:p>
          </table:table-cell>
          <table:table-cell table:formula="of:=[.E36]-[.G$2]" office:value-type="float" office:value="36.8775557041167" calcext:value-type="float">
            <text:p>36.8775557041</text:p>
          </table:table-cell>
          <table:table-cell table:formula="of:=[.F36]-[.H$2]" office:value-type="float" office:value="4.64248270914978" calcext:value-type="float">
            <text:p>4.6424827091</text:p>
          </table:table-cell>
          <table:table-cell table:formula="of:=[.A36]-[.I$2]/2+[.I$3]" office:value-type="float" office:value="348.30225080386" calcext:value-type="float">
            <text:p>348.3022508039</text:p>
          </table:table-cell>
          <table:table-cell table:formula="of:=[.B36]-[.J$2]/2+[.J$3]" office:value-type="float" office:value="42.827009646302" calcext:value-type="float">
            <text:p>42.8270096463</text:p>
          </table:table-cell>
          <table:table-cell table:formula="of:=[.I36]/([.J$2]*0.5)" office:value-type="float" office:value="0.680277833601289" calcext:value-type="float">
            <text:p>0.6802778336</text:p>
          </table:table-cell>
          <table:table-cell table:formula="of:=[.J36]/([.J$2]*0.5)" office:value-type="float" office:value="0.0836465032154336" calcext:value-type="float">
            <text:p>0.0836465032</text:p>
          </table:table-cell>
          <table:table-cell table:formula="of:=TAN([.G36]*PI()/180)" office:value-type="float" office:value="0.750208862080811" calcext:value-type="float">
            <text:p>0.7502088621</text:p>
          </table:table-cell>
          <table:table-cell table:formula="of:=([.M36]^2+1)^0.5" office:value-type="float" office:value="1.25012532841495" calcext:value-type="float">
            <text:p>1.2501253284</text:p>
          </table:table-cell>
          <table:table-cell table:formula="of:=TAN([.H36]*PI()/180)*[.N36]" office:value-type="float" office:value="0.10151567382883" calcext:value-type="float">
            <text:p>0.1015156738</text:p>
          </table:table-cell>
          <table:table-cell table:formula="of:=[.M36]/[.$P$2]" office:value-type="float" office:value="0.677865724383194" calcext:value-type="float">
            <text:p>0.6778657244</text:p>
          </table:table-cell>
          <table:table-cell table:formula="of:=[.O36]/[.$P$2]" office:value-type="float" office:value="0.0917264501319837" calcext:value-type="float">
            <text:p>0.0917264501</text:p>
          </table:table-cell>
          <table:table-cell table:style-name="ce2" table:formula="of:=ATAN(([.P36]^2+[.Q36]^2)^0.5)/[.Q$2]" office:value-type="float" office:value="0.763862905719418" calcext:value-type="float">
            <text:p>0.7638629057</text:p>
          </table:table-cell>
          <table:table-cell table:formula="of:=ATAN2([.P36];[.Q36])" office:value-type="float" office:value="0.134499597503874" calcext:value-type="float">
            <text:p>0.1344995975</text:p>
          </table:table-cell>
          <table:table-cell table:style-name="ce3" table:formula="of:=([.K36]^2+[.L36]^2)^0.5" office:value-type="float" office:value="0.685401100370748" calcext:value-type="float">
            <text:p>0.6854011004</text:p>
          </table:table-cell>
          <table:table-cell table:formula="of:=ATAN2([.K36];[.L36])" office:value-type="float" office:value="0.122345212451107" calcext:value-type="float">
            <text:p>0.1223452125</text:p>
          </table:table-cell>
          <table:table-cell table:formula="of:=[.T36]^4*[.R$1]+[.T36]^3*[.S$1]+[.T36]^2*[.T$1]+[.T36]*[.U$1]" office:value-type="float" office:value="0.604027485910398" calcext:value-type="float">
            <text:p>0.6040274859</text:p>
          </table:table-cell>
          <table:table-cell table:style-name="ce3" table:formula="of:=[.R36]^4*[.R$1]+[.R36]^3*[.S$1]+[.R36]^2*[.T$1]+[.R36]*[.U$1]" office:value-type="float" office:value="0.691940680488922" calcext:value-type="float">
            <text:p>0.6919406805</text:p>
          </table:table-cell>
          <table:table-cell table:formula="of:=ABS([.W36]-[.T36])" office:value-type="float" office:value="0.00653958011817368" calcext:value-type="float">
            <text:p>0.0065395801</text:p>
          </table:table-cell>
          <table:table-cell table:number-columns-repeated="3"/>
        </table:table-row>
        <table:table-row table:style-name="ro2">
          <table:table-cell office:value-type="float" office:value="466.710676547488" calcext:value-type="float">
            <text:p>466.7106765475</text:p>
          </table:table-cell>
          <table:table-cell office:value-type="float" office:value="736.096358734523" calcext:value-type="float">
            <text:p>736.0963587345</text:p>
          </table:table-cell>
          <table:table-cell office:value-type="float" office:value="604.729903536978" calcext:value-type="float">
            <text:p>604.729903537</text:p>
          </table:table-cell>
          <table:table-cell office:value-type="float" office:value="602.707395498392" calcext:value-type="float">
            <text:p>602.7073954984</text:p>
          </table:table-cell>
          <table:table-cell table:formula="of:=[.C37]/[.E$2]*[.E$4]" office:value-type="float" office:value="71.6254019292605" calcext:value-type="float">
            <text:p>71.6254019293</text:p>
          </table:table-cell>
          <table:table-cell table:formula="of:=[.D37]/[.F$2]*[.F$4]" office:value-type="float" office:value="71.4108288505204" calcext:value-type="float">
            <text:p>71.4108288505</text:p>
          </table:table-cell>
          <table:table-cell table:formula="of:=[.E37]-[.G$2]" office:value-type="float" office:value="-19.5512276414867" calcext:value-type="float">
            <text:p>-19.5512276415</text:p>
          </table:table-cell>
          <table:table-cell table:formula="of:=[.F37]-[.H$2]" office:value-type="float" office:value="23.8989805092882" calcext:value-type="float">
            <text:p>23.8989805093</text:p>
          </table:table-cell>
          <table:table-cell table:formula="of:=[.A37]-[.I$2]/2+[.I$3]" office:value-type="float" office:value="-191.289323452512" calcext:value-type="float">
            <text:p>-191.2893234525</text:p>
          </table:table-cell>
          <table:table-cell table:formula="of:=[.B37]-[.J$2]/2+[.J$3]" office:value-type="float" office:value="223.296358734523" calcext:value-type="float">
            <text:p>223.2963587345</text:p>
          </table:table-cell>
          <table:table-cell table:formula="of:=[.I37]/([.J$2]*0.5)" office:value-type="float" office:value="-0.373611959868188" calcext:value-type="float">
            <text:p>-0.3736119599</text:p>
          </table:table-cell>
          <table:table-cell table:formula="of:=[.J37]/([.J$2]*0.5)" office:value-type="float" office:value="0.436125700653365" calcext:value-type="float">
            <text:p>0.4361257007</text:p>
          </table:table-cell>
          <table:table-cell table:formula="of:=TAN([.G37]*PI()/180)" office:value-type="float" office:value="-0.355125101472455" calcext:value-type="float">
            <text:p>-0.3551251015</text:p>
          </table:table-cell>
          <table:table-cell table:formula="of:=([.M37]^2+1)^0.5" office:value-type="float" office:value="1.06118511000476" calcext:value-type="float">
            <text:p>1.06118511</text:p>
          </table:table-cell>
          <table:table-cell table:formula="of:=TAN([.H37]*PI()/180)*[.N37]" office:value-type="float" office:value="0.470229922387139" calcext:value-type="float">
            <text:p>0.4702299224</text:p>
          </table:table-cell>
          <table:table-cell table:formula="of:=[.M37]/[.$P$2]" office:value-type="float" office:value="-0.32088015261322" calcext:value-type="float">
            <text:p>-0.3208801526</text:p>
          </table:table-cell>
          <table:table-cell table:formula="of:=[.O37]/[.$P$2]" office:value-type="float" office:value="0.424885339372699" calcext:value-type="float">
            <text:p>0.4248853394</text:p>
          </table:table-cell>
          <table:table-cell table:style-name="ce2" table:formula="of:=ATAN(([.P37]^2+[.Q37]^2)^0.5)/[.Q$2]" office:value-type="float" office:value="0.622946494539448" calcext:value-type="float">
            <text:p>0.6229464945</text:p>
          </table:table-cell>
          <table:table-cell table:formula="of:=ATAN2([.P37];[.Q37])" office:value-type="float" office:value="2.21762724556632" calcext:value-type="float">
            <text:p>2.2176272456</text:p>
          </table:table-cell>
          <table:table-cell table:style-name="ce3" table:formula="of:=([.K37]^2+[.L37]^2)^0.5" office:value-type="float" office:value="0.574274780333367" calcext:value-type="float">
            <text:p>0.5742747803</text:p>
          </table:table-cell>
          <table:table-cell table:formula="of:=ATAN2([.K37];[.L37])" office:value-type="float" office:value="2.27914486345062" calcext:value-type="float">
            <text:p>2.2791448635</text:p>
          </table:table-cell>
          <table:table-cell table:formula="of:=[.T37]^4*[.R$1]+[.T37]^3*[.S$1]+[.T37]^2*[.T$1]+[.T37]*[.U$1]" office:value-type="float" office:value="0.48926541048161" calcext:value-type="float">
            <text:p>0.4892654105</text:p>
          </table:table-cell>
          <table:table-cell table:style-name="ce3" table:formula="of:=[.R37]^4*[.R$1]+[.R37]^3*[.S$1]+[.R37]^2*[.T$1]+[.R37]*[.U$1]" office:value-type="float" office:value="0.538241578611562" calcext:value-type="float">
            <text:p>0.5382415786</text:p>
          </table:table-cell>
          <table:table-cell table:formula="of:=ABS([.W37]-[.T37])" office:value-type="float" office:value="0.0360332017218046" calcext:value-type="float">
            <text:p>0.0360332017</text:p>
          </table:table-cell>
          <table:table-cell table:number-columns-repeated="3"/>
        </table:table-row>
        <table:table-row table:style-name="ro2">
          <table:table-cell office:value-type="float" office:value="336.642784982171" calcext:value-type="float">
            <text:p>336.6427849822</text:p>
          </table:table-cell>
          <table:table-cell office:value-type="float" office:value="508.041085745162" calcext:value-type="float">
            <text:p>508.0410857452</text:p>
          </table:table-cell>
          <table:table-cell office:value-type="float" office:value="491" calcext:value-type="float">
            <text:p>491</text:p>
          </table:table-cell>
          <table:table-cell office:value-type="float" office:value="400" calcext:value-type="float">
            <text:p>400</text:p>
          </table:table-cell>
          <table:table-cell table:formula="of:=[.C38]/[.E$2]*[.E$4]" office:value-type="float" office:value="58.1550079491256" calcext:value-type="float">
            <text:p>58.1550079491</text:p>
          </table:table-cell>
          <table:table-cell table:formula="of:=[.D38]/[.F$2]*[.F$4]" office:value-type="float" office:value="47.39336492891" calcext:value-type="float">
            <text:p>47.3933649289</text:p>
          </table:table-cell>
          <table:table-cell table:formula="of:=[.E38]-[.G$2]" office:value-type="float" office:value="-33.0216216216216" calcext:value-type="float">
            <text:p>-33.0216216216</text:p>
          </table:table-cell>
          <table:table-cell table:formula="of:=[.F38]-[.H$2]" office:value-type="float" office:value="-0.118483412322249" calcext:value-type="float">
            <text:p>-0.1184834123</text:p>
          </table:table-cell>
          <table:table-cell table:formula="of:=[.A38]-[.I$2]/2+[.I$3]" office:value-type="float" office:value="-321.357215017829" calcext:value-type="float">
            <text:p>-321.3572150178</text:p>
          </table:table-cell>
          <table:table-cell table:formula="of:=[.B38]-[.J$2]/2+[.J$3]" office:value-type="float" office:value="-4.75891425483802" calcext:value-type="float">
            <text:p>-4.7589142548</text:p>
          </table:table-cell>
          <table:table-cell table:formula="of:=[.I38]/([.J$2]*0.5)" office:value-type="float" office:value="-0.627650810581697" calcext:value-type="float">
            <text:p>-0.6276508106</text:p>
          </table:table-cell>
          <table:table-cell table:formula="of:=[.J38]/([.J$2]*0.5)" office:value-type="float" office:value="-0.00929475440398051" calcext:value-type="float">
            <text:p>-0.0092947544</text:p>
          </table:table-cell>
          <table:table-cell table:formula="of:=TAN([.G38]*PI()/180)" office:value-type="float" office:value="-0.649944240919794" calcext:value-type="float">
            <text:p>-0.6499442409</text:p>
          </table:table-cell>
          <table:table-cell table:formula="of:=([.M38]^2+1)^0.5" office:value-type="float" office:value="1.1926556570548" calcext:value-type="float">
            <text:p>1.1926556571</text:p>
          </table:table-cell>
          <table:table-cell table:formula="of:=TAN([.H38]*PI()/180)*[.N38]" office:value-type="float" office:value="-0.00246632674523612" calcext:value-type="float">
            <text:p>-0.0024663267</text:p>
          </table:table-cell>
          <table:table-cell table:formula="of:=[.M38]/[.$P$2]" office:value-type="float" office:value="-0.587269687081254" calcext:value-type="float">
            <text:p>-0.5872696871</text:p>
          </table:table-cell>
          <table:table-cell table:formula="of:=[.O38]/[.$P$2]" office:value-type="float" office:value="-0.00222849722287744" calcext:value-type="float">
            <text:p>-0.0022284972</text:p>
          </table:table-cell>
          <table:table-cell table:style-name="ce2" table:formula="of:=ATAN(([.P38]^2+[.Q38]^2)^0.5)/[.Q$2]" office:value-type="float" office:value="0.676102331493574" calcext:value-type="float">
            <text:p>0.6761023315</text:p>
          </table:table-cell>
          <table:table-cell table:formula="of:=ATAN2([.P38];[.Q38])" office:value-type="float" office:value="-3.13779799744537" calcext:value-type="float">
            <text:p>-3.1377979974</text:p>
          </table:table-cell>
          <table:table-cell table:style-name="ce3" table:formula="of:=([.K38]^2+[.L38]^2)^0.5" office:value-type="float" office:value="0.62771962888163" calcext:value-type="float">
            <text:p>0.6277196289</text:p>
          </table:table-cell>
          <table:table-cell table:formula="of:=ATAN2([.K38];[.L38])" office:value-type="float" office:value="-3.12678493743849" calcext:value-type="float">
            <text:p>-3.1267849374</text:p>
          </table:table-cell>
          <table:table-cell table:formula="of:=[.T38]^4*[.R$1]+[.T38]^3*[.S$1]+[.T38]^2*[.T$1]+[.T38]*[.U$1]" office:value-type="float" office:value="0.54314862743015" calcext:value-type="float">
            <text:p>0.5431486274</text:p>
          </table:table-cell>
          <table:table-cell table:style-name="ce3" table:formula="of:=[.R38]^4*[.R$1]+[.R38]^3*[.S$1]+[.R38]^2*[.T$1]+[.R38]*[.U$1]" office:value-type="float" office:value="0.594009450765392" calcext:value-type="float">
            <text:p>0.5940094508</text:p>
          </table:table-cell>
          <table:table-cell table:formula="of:=ABS([.W38]-[.T38])" office:value-type="float" office:value="0.0337101781162381" calcext:value-type="float">
            <text:p>0.0337101781</text:p>
          </table:table-cell>
          <table:table-cell table:number-columns-repeated="3"/>
        </table:table-row>
        <table:table-row table:style-name="ro2">
          <table:table-cell office:value-type="float" office:value="376.914910831733" calcext:value-type="float">
            <text:p>376.9149108317</text:p>
          </table:table-cell>
          <table:table-cell office:value-type="float" office:value="862.930338230914" calcext:value-type="float">
            <text:p>862.9303382309</text:p>
          </table:table-cell>
          <table:table-cell office:value-type="float" office:value="525.852090032154" calcext:value-type="float">
            <text:p>525.8520900322</text:p>
          </table:table-cell>
          <table:table-cell office:value-type="float" office:value="685.630225080386" calcext:value-type="float">
            <text:p>685.6302250804</text:p>
          </table:table-cell>
          <table:table-cell table:formula="of:=[.C39]/[.E$2]*[.E$4]" office:value-type="float" office:value="62.2829581993569" calcext:value-type="float">
            <text:p>62.2829581994</text:p>
          </table:table-cell>
          <table:table-cell table:formula="of:=[.D39]/[.F$2]*[.F$4]" office:value-type="float" office:value="81.2358086588135" calcext:value-type="float">
            <text:p>81.2358086588</text:p>
          </table:table-cell>
          <table:table-cell table:formula="of:=[.E39]-[.G$2]" office:value-type="float" office:value="-28.8936713713903" calcext:value-type="float">
            <text:p>-28.8936713714</text:p>
          </table:table-cell>
          <table:table-cell table:formula="of:=[.F39]-[.H$2]" office:value-type="float" office:value="33.7239603175813" calcext:value-type="float">
            <text:p>33.7239603176</text:p>
          </table:table-cell>
          <table:table-cell table:formula="of:=[.A39]-[.I$2]/2+[.I$3]" office:value-type="float" office:value="-281.085089168267" calcext:value-type="float">
            <text:p>-281.0850891683</text:p>
          </table:table-cell>
          <table:table-cell table:formula="of:=[.B39]-[.J$2]/2+[.J$3]" office:value-type="float" office:value="350.130338230914" calcext:value-type="float">
            <text:p>350.1303382309</text:p>
          </table:table-cell>
          <table:table-cell table:formula="of:=[.I39]/([.J$2]*0.5)" office:value-type="float" office:value="-0.548994314781772" calcext:value-type="float">
            <text:p>-0.5489943148</text:p>
          </table:table-cell>
          <table:table-cell table:formula="of:=[.J39]/([.J$2]*0.5)" office:value-type="float" office:value="0.683848316857254" calcext:value-type="float">
            <text:p>0.6838483169</text:p>
          </table:table-cell>
          <table:table-cell table:formula="of:=TAN([.G39]*PI()/180)" office:value-type="float" office:value="-0.551885551358107" calcext:value-type="float">
            <text:p>-0.5518855514</text:p>
          </table:table-cell>
          <table:table-cell table:formula="of:=([.M39]^2+1)^0.5" office:value-type="float" office:value="1.1421810985119" calcext:value-type="float">
            <text:p>1.1421810985</text:p>
          </table:table-cell>
          <table:table-cell table:formula="of:=TAN([.H39]*PI()/180)*[.N39]" office:value-type="float" office:value="0.762430384972613" calcext:value-type="float">
            <text:p>0.762430385</text:p>
          </table:table-cell>
          <table:table-cell table:formula="of:=[.M39]/[.$P$2]" office:value-type="float" office:value="-0.498666861932756" calcext:value-type="float">
            <text:p>-0.4986668619</text:p>
          </table:table-cell>
          <table:table-cell table:formula="of:=[.O39]/[.$P$2]" office:value-type="float" office:value="0.688908717723928" calcext:value-type="float">
            <text:p>0.6889087177</text:p>
          </table:table-cell>
          <table:table-cell table:style-name="ce2" table:formula="of:=ATAN(([.P39]^2+[.Q39]^2)^0.5)/[.Q$2]" office:value-type="float" office:value="0.89732167635873" calcext:value-type="float">
            <text:p>0.8973216764</text:p>
          </table:table-cell>
          <table:table-cell table:formula="of:=ATAN2([.P39];[.Q39])" office:value-type="float" office:value="2.19735059060834" calcext:value-type="float">
            <text:p>2.1973505906</text:p>
          </table:table-cell>
          <table:table-cell table:style-name="ce3" table:formula="of:=([.K39]^2+[.L39]^2)^0.5" office:value-type="float" office:value="0.876951126421083" calcext:value-type="float">
            <text:p>0.8769511264</text:p>
          </table:table-cell>
          <table:table-cell table:formula="of:=ATAN2([.K39];[.L39])" office:value-type="float" office:value="2.24724304353179" calcext:value-type="float">
            <text:p>2.2472430435</text:p>
          </table:table-cell>
          <table:table-cell table:formula="of:=[.T39]^4*[.R$1]+[.T39]^3*[.S$1]+[.T39]^2*[.T$1]+[.T39]*[.U$1]" office:value-type="float" office:value="0.830540631954221" calcext:value-type="float">
            <text:p>0.830540632</text:p>
          </table:table-cell>
          <table:table-cell table:style-name="ce3" table:formula="of:=[.R39]^4*[.R$1]+[.R39]^3*[.S$1]+[.R39]^2*[.T$1]+[.R39]*[.U$1]" office:value-type="float" office:value="0.857167559662514" calcext:value-type="float">
            <text:p>0.8571675597</text:p>
          </table:table-cell>
          <table:table-cell table:formula="of:=ABS([.W39]-[.T39])" office:value-type="float" office:value="0.0197835667585691" calcext:value-type="float">
            <text:p>0.0197835668</text:p>
          </table:table-cell>
          <table:table-cell table:number-columns-repeated="3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05" calcext:value-type="float">
            <text:p>105</text:p>
          </table:table-cell>
          <table:table-cell office:value-type="float" office:value="1033" calcext:value-type="float">
            <text:p>1033</text:p>
          </table:table-cell>
          <table:table-cell office:value-type="float" office:value="95" calcext:value-type="float">
            <text:p>95</text:p>
          </table:table-cell>
          <table:table-cell table:formula="of:=[.C40]/[.E$2]*[.E$4]" office:value-type="float" office:value="122.350556438792" calcext:value-type="float">
            <text:p>122.3505564388</text:p>
          </table:table-cell>
          <table:table-cell table:formula="of:=[.D40]/[.F$2]*[.F$4]" office:value-type="float" office:value="11.2559241706161" calcext:value-type="float">
            <text:p>11.2559241706</text:p>
          </table:table-cell>
          <table:table-cell table:formula="of:=[.E40]-[.G$2]" office:value-type="float" office:value="31.1739268680445" calcext:value-type="float">
            <text:p>31.173926868</text:p>
          </table:table-cell>
          <table:table-cell table:formula="of:=[.F40]-[.H$2]" office:value-type="float" office:value="-36.2559241706161" calcext:value-type="float">
            <text:p>-36.2559241706</text:p>
          </table:table-cell>
          <table:table-cell table:formula="of:=[.A40]-[.I$2]/2+[.I$3]" office:value-type="float" office:value="260" calcext:value-type="float">
            <text:p>260</text:p>
          </table:table-cell>
          <table:table-cell table:formula="of:=[.B40]-[.J$2]/2+[.J$3]" office:value-type="float" office:value="-407.8" calcext:value-type="float">
            <text:p>-407.8</text:p>
          </table:table-cell>
          <table:table-cell table:formula="of:=[.I40]/([.J$2]*0.5)" office:value-type="float" office:value="0.5078125" calcext:value-type="float">
            <text:p>0.5078125</text:p>
          </table:table-cell>
          <table:table-cell table:formula="of:=[.J40]/([.J$2]*0.5)" office:value-type="float" office:value="-0.796484375" calcext:value-type="float">
            <text:p>-0.796484375</text:p>
          </table:table-cell>
          <table:table-cell table:formula="of:=TAN([.G40]*PI()/180)" office:value-type="float" office:value="0.604999729842689" calcext:value-type="float">
            <text:p>0.6049997298</text:p>
          </table:table-cell>
          <table:table-cell table:formula="of:=([.M40]^2+1)^0.5" office:value-type="float" office:value="1.1687705818978" calcext:value-type="float">
            <text:p>1.1687705819</text:p>
          </table:table-cell>
          <table:table-cell table:formula="of:=TAN([.H40]*PI()/180)*[.N40]" office:value-type="float" office:value="-0.857163877726628" calcext:value-type="float">
            <text:p>-0.8571638777</text:p>
          </table:table-cell>
          <table:table-cell table:formula="of:=[.M40]/[.$P$2]" office:value-type="float" office:value="0.54665920498987" calcext:value-type="float">
            <text:p>0.546659205</text:p>
          </table:table-cell>
          <table:table-cell table:formula="of:=[.O40]/[.$P$2]" office:value-type="float" office:value="-0.774506996996364" calcext:value-type="float">
            <text:p>-0.774506997</text:p>
          </table:table-cell>
          <table:table-cell table:style-name="ce2" table:formula="of:=ATAN(([.P40]^2+[.Q40]^2)^0.5)/[.Q$2]" office:value-type="float" office:value="0.966017812338795" calcext:value-type="float">
            <text:p>0.9660178123</text:p>
          </table:table-cell>
          <table:table-cell table:formula="of:=ATAN2([.P40];[.Q40])" office:value-type="float" office:value="-0.956177857057601" calcext:value-type="float">
            <text:p>-0.9561778571</text:p>
          </table:table-cell>
          <table:table-cell table:style-name="ce3" table:formula="of:=([.K40]^2+[.L40]^2)^0.5" office:value-type="float" office:value="0.944595625003308" calcext:value-type="float">
            <text:p>0.944595625</text:p>
          </table:table-cell>
          <table:table-cell table:formula="of:=ATAN2([.K40];[.L40])" office:value-type="float" office:value="-1.00321075501341" calcext:value-type="float">
            <text:p>-1.003210755</text:p>
          </table:table-cell>
          <table:table-cell table:formula="of:=[.T40]^4*[.R$1]+[.T40]^3*[.S$1]+[.T40]^2*[.T$1]+[.T40]*[.U$1]" office:value-type="float" office:value="0.921087815379917" calcext:value-type="float">
            <text:p>0.9210878154</text:p>
          </table:table-cell>
          <table:table-cell table:style-name="ce3" table:formula="of:=[.R40]^4*[.R$1]+[.R40]^3*[.S$1]+[.R40]^2*[.T$1]+[.R40]*[.U$1]" office:value-type="float" office:value="0.951072210399315" calcext:value-type="float">
            <text:p>0.9510722104</text:p>
          </table:table-cell>
          <table:table-cell table:formula="of:=ABS([.W40]-[.T40])" office:value-type="float" office:value="0.00647658539600648" calcext:value-type="float">
            <text:p>0.0064765854</text:p>
          </table:table-cell>
          <table:table-cell table:number-columns-repeated="3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910" calcext:value-type="float">
            <text:p>910</text:p>
          </table:table-cell>
          <table:table-cell office:value-type="float" office:value="1185" calcext:value-type="float">
            <text:p>1185</text:p>
          </table:table-cell>
          <table:table-cell office:value-type="float" office:value="657" calcext:value-type="float">
            <text:p>657</text:p>
          </table:table-cell>
          <table:table-cell table:formula="of:=[.C41]/[.E$2]*[.E$4]" office:value-type="float" office:value="140.35373608903" calcext:value-type="float">
            <text:p>140.353736089</text:p>
          </table:table-cell>
          <table:table-cell table:formula="of:=[.D41]/[.F$2]*[.F$4]" office:value-type="float" office:value="77.8436018957346" calcext:value-type="float">
            <text:p>77.8436018957</text:p>
          </table:table-cell>
          <table:table-cell table:formula="of:=[.E41]-[.G$2]" office:value-type="float" office:value="49.177106518283" calcext:value-type="float">
            <text:p>49.1771065183</text:p>
          </table:table-cell>
          <table:table-cell table:formula="of:=[.F41]-[.H$2]" office:value-type="float" office:value="30.3317535545024" calcext:value-type="float">
            <text:p>30.3317535545</text:p>
          </table:table-cell>
          <table:table-cell table:formula="of:=[.A41]-[.I$2]/2+[.I$3]" office:value-type="float" office:value="526" calcext:value-type="float">
            <text:p>526</text:p>
          </table:table-cell>
          <table:table-cell table:formula="of:=[.B41]-[.J$2]/2+[.J$3]" office:value-type="float" office:value="397.2" calcext:value-type="float">
            <text:p>397.2</text:p>
          </table:table-cell>
          <table:table-cell table:formula="of:=[.I41]/([.J$2]*0.5)" office:value-type="float" office:value="1.02734375" calcext:value-type="float">
            <text:p>1.02734375</text:p>
          </table:table-cell>
          <table:table-cell table:formula="of:=[.J41]/([.J$2]*0.5)" office:value-type="float" office:value="0.77578125" calcext:value-type="float">
            <text:p>0.77578125</text:p>
          </table:table-cell>
          <table:table-cell table:formula="of:=TAN([.G41]*PI()/180)" office:value-type="float" office:value="1.1575757391723" calcext:value-type="float">
            <text:p>1.1575757392</text:p>
          </table:table-cell>
          <table:table-cell table:formula="of:=([.M41]^2+1)^0.5" office:value-type="float" office:value="1.52969983719692" calcext:value-type="float">
            <text:p>1.5296998372</text:p>
          </table:table-cell>
          <table:table-cell table:formula="of:=TAN([.H41]*PI()/180)*[.N41]" office:value-type="float" office:value="0.89502203144693" calcext:value-type="float">
            <text:p>0.8950220314</text:p>
          </table:table-cell>
          <table:table-cell table:formula="of:=[.M41]/[.$P$2]" office:value-type="float" office:value="1.0459499435744" calcext:value-type="float">
            <text:p>1.0459499436</text:p>
          </table:table-cell>
          <table:table-cell table:formula="of:=[.O41]/[.$P$2]" office:value-type="float" office:value="0.808714463866649" calcext:value-type="float">
            <text:p>0.8087144639</text:p>
          </table:table-cell>
          <table:table-cell table:style-name="ce2" table:formula="of:=ATAN(([.P41]^2+[.Q41]^2)^0.5)/[.Q$2]" office:value-type="float" office:value="1.17550643636712" calcext:value-type="float">
            <text:p>1.1755064364</text:p>
          </table:table-cell>
          <table:table-cell table:formula="of:=ATAN2([.P41];[.Q41])" office:value-type="float" office:value="0.6581761307181" calcext:value-type="float">
            <text:p>0.6581761307</text:p>
          </table:table-cell>
          <table:table-cell table:style-name="ce3" table:formula="of:=([.K41]^2+[.L41]^2)^0.5" office:value-type="float" office:value="1.28735066260737" calcext:value-type="float">
            <text:p>1.2873506626</text:p>
          </table:table-cell>
          <table:table-cell table:formula="of:=ATAN2([.K41];[.L41])" office:value-type="float" office:value="0.64677819379709" calcext:value-type="float">
            <text:p>0.6467781938</text:p>
          </table:table-cell>
          <table:table-cell table:formula="of:=[.T41]^4*[.R$1]+[.T41]^3*[.S$1]+[.T41]^2*[.T$1]+[.T41]*[.U$1]" office:value-type="float" office:value="1.49069591780408" calcext:value-type="float">
            <text:p>1.4906959178</text:p>
          </table:table-cell>
          <table:table-cell table:style-name="ce3" table:formula="of:=[.R41]^4*[.R$1]+[.R41]^3*[.S$1]+[.R41]^2*[.T$1]+[.R41]*[.U$1]" office:value-type="float" office:value="1.28200352978174" calcext:value-type="float">
            <text:p>1.2820035298</text:p>
          </table:table-cell>
          <table:table-cell table:formula="of:=ABS([.W41]-[.T41])" office:value-type="float" office:value="0.00534713282563071" calcext:value-type="float">
            <text:p>0.0053471328</text:p>
          </table:table-cell>
          <table:table-cell table:number-columns-repeated="3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879" calcext:value-type="float">
            <text:p>879</text:p>
          </table:table-cell>
          <table:table-cell office:value-type="float" office:value="1158" calcext:value-type="float">
            <text:p>1158</text:p>
          </table:table-cell>
          <table:table-cell office:value-type="float" office:value="648" calcext:value-type="float">
            <text:p>648</text:p>
          </table:table-cell>
          <table:table-cell table:formula="of:=[.C42]/[.E$2]*[.E$4]" office:value-type="float" office:value="137.155802861685" calcext:value-type="float">
            <text:p>137.1558028617</text:p>
          </table:table-cell>
          <table:table-cell table:formula="of:=[.D42]/[.F$2]*[.F$4]" office:value-type="float" office:value="76.7772511848341" calcext:value-type="float">
            <text:p>76.7772511848</text:p>
          </table:table-cell>
          <table:table-cell table:formula="of:=[.E42]-[.G$2]" office:value-type="float" office:value="45.979173290938" calcext:value-type="float">
            <text:p>45.9791732909</text:p>
          </table:table-cell>
          <table:table-cell table:formula="of:=[.F42]-[.H$2]" office:value-type="float" office:value="29.2654028436019" calcext:value-type="float">
            <text:p>29.2654028436</text:p>
          </table:table-cell>
          <table:table-cell table:formula="of:=[.A42]-[.I$2]/2+[.I$3]" office:value-type="float" office:value="472" calcext:value-type="float">
            <text:p>472</text:p>
          </table:table-cell>
          <table:table-cell table:formula="of:=[.B42]-[.J$2]/2+[.J$3]" office:value-type="float" office:value="366.2" calcext:value-type="float">
            <text:p>366.2</text:p>
          </table:table-cell>
          <table:table-cell table:formula="of:=[.I42]/([.J$2]*0.5)" office:value-type="float" office:value="0.921875" calcext:value-type="float">
            <text:p>0.921875</text:p>
          </table:table-cell>
          <table:table-cell table:formula="of:=[.J42]/([.J$2]*0.5)" office:value-type="float" office:value="0.715234375" calcext:value-type="float">
            <text:p>0.715234375</text:p>
          </table:table-cell>
          <table:table-cell table:formula="of:=TAN([.G42]*PI()/180)" office:value-type="float" office:value="1.03477731886661" calcext:value-type="float">
            <text:p>1.0347773189</text:p>
          </table:table-cell>
          <table:table-cell table:formula="of:=([.M42]^2+1)^0.5" office:value-type="float" office:value="1.43901497547481" calcext:value-type="float">
            <text:p>1.4390149755</text:p>
          </table:table-cell>
          <table:table-cell table:formula="of:=TAN([.H42]*PI()/180)*[.N42]" office:value-type="float" office:value="0.806395363466581" calcext:value-type="float">
            <text:p>0.8063953635</text:p>
          </table:table-cell>
          <table:table-cell table:formula="of:=[.M42]/[.$P$2]" office:value-type="float" office:value="0.934993056311374" calcext:value-type="float">
            <text:p>0.9349930563</text:p>
          </table:table-cell>
          <table:table-cell table:formula="of:=[.O42]/[.$P$2]" office:value-type="float" office:value="0.728634124208255" calcext:value-type="float">
            <text:p>0.7286341242</text:p>
          </table:table-cell>
          <table:table-cell table:style-name="ce2" table:formula="of:=ATAN(([.P42]^2+[.Q42]^2)^0.5)/[.Q$2]" office:value-type="float" office:value="1.10774624570039" calcext:value-type="float">
            <text:p>1.1077462457</text:p>
          </table:table-cell>
          <table:table-cell table:formula="of:=ATAN2([.P42];[.Q42])" office:value-type="float" office:value="0.6619869620202" calcext:value-type="float">
            <text:p>0.661986962</text:p>
          </table:table-cell>
          <table:table-cell table:style-name="ce3" table:formula="of:=([.K42]^2+[.L42]^2)^0.5" office:value-type="float" office:value="1.16679635189978" calcext:value-type="float">
            <text:p>1.1667963519</text:p>
          </table:table-cell>
          <table:table-cell table:formula="of:=ATAN2([.K42];[.L42])" office:value-type="float" office:value="0.6598393053221" calcext:value-type="float">
            <text:p>0.6598393053</text:p>
          </table:table-cell>
          <table:table-cell table:formula="of:=[.T42]^4*[.R$1]+[.T42]^3*[.S$1]+[.T42]^2*[.T$1]+[.T42]*[.U$1]" office:value-type="float" office:value="1.2667560628613" calcext:value-type="float">
            <text:p>1.2667560629</text:p>
          </table:table-cell>
          <table:table-cell table:style-name="ce3" table:formula="of:=[.R42]^4*[.R$1]+[.R42]^3*[.S$1]+[.R42]^2*[.T$1]+[.R42]*[.U$1]" office:value-type="float" office:value="1.16697481546504" calcext:value-type="float">
            <text:p>1.1669748155</text:p>
          </table:table-cell>
          <table:table-cell table:formula="of:=ABS([.W42]-[.T42])" office:value-type="float" office:value="0.000178463565253084" calcext:value-type="float">
            <text:p>0.0001784636</text:p>
          </table:table-cell>
          <table:table-cell table:number-columns-repeated="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51" calcext:value-type="float">
            <text:p>151</text:p>
          </table:table-cell>
          <table:table-cell office:value-type="float" office:value="1198" calcext:value-type="float">
            <text:p>1198</text:p>
          </table:table-cell>
          <table:table-cell office:value-type="float" office:value="185" calcext:value-type="float">
            <text:p>185</text:p>
          </table:table-cell>
          <table:table-cell table:formula="of:=[.C43]/[.E$2]*[.E$4]" office:value-type="float" office:value="141.893481717011" calcext:value-type="float">
            <text:p>141.893481717</text:p>
          </table:table-cell>
          <table:table-cell table:formula="of:=[.D43]/[.F$2]*[.F$4]" office:value-type="float" office:value="21.9194312796209" calcext:value-type="float">
            <text:p>21.9194312796</text:p>
          </table:table-cell>
          <table:table-cell table:formula="of:=[.E43]-[.G$2]" office:value-type="float" office:value="50.7168521462639" calcext:value-type="float">
            <text:p>50.7168521463</text:p>
          </table:table-cell>
          <table:table-cell table:formula="of:=[.F43]-[.H$2]" office:value-type="float" office:value="-25.5924170616113" calcext:value-type="float">
            <text:p>-25.5924170616</text:p>
          </table:table-cell>
          <table:table-cell table:formula="of:=[.A43]-[.I$2]/2+[.I$3]" office:value-type="float" office:value="524" calcext:value-type="float">
            <text:p>524</text:p>
          </table:table-cell>
          <table:table-cell table:formula="of:=[.B43]-[.J$2]/2+[.J$3]" office:value-type="float" office:value="-361.8" calcext:value-type="float">
            <text:p>-361.8</text:p>
          </table:table-cell>
          <table:table-cell table:formula="of:=[.I43]/([.J$2]*0.5)" office:value-type="float" office:value="1.0234375" calcext:value-type="float">
            <text:p>1.0234375</text:p>
          </table:table-cell>
          <table:table-cell table:formula="of:=[.J43]/([.J$2]*0.5)" office:value-type="float" office:value="-0.706640625" calcext:value-type="float">
            <text:p>-0.706640625</text:p>
          </table:table-cell>
          <table:table-cell table:formula="of:=TAN([.G43]*PI()/180)" office:value-type="float" office:value="1.22249468505565" calcext:value-type="float">
            <text:p>1.2224946851</text:p>
          </table:table-cell>
          <table:table-cell table:formula="of:=([.M43]^2+1)^0.5" office:value-type="float" office:value="1.57939648441717" calcext:value-type="float">
            <text:p>1.5793964844</text:p>
          </table:table-cell>
          <table:table-cell table:formula="of:=TAN([.H43]*PI()/180)*[.N43]" office:value-type="float" office:value="-0.756463007375712" calcext:value-type="float">
            <text:p>-0.7564630074</text:p>
          </table:table-cell>
          <table:table-cell table:formula="of:=[.M43]/[.$P$2]" office:value-type="float" office:value="1.10460871248757" calcext:value-type="float">
            <text:p>1.1046087125</text:p>
          </table:table-cell>
          <table:table-cell table:formula="of:=[.O43]/[.$P$2]" office:value-type="float" office:value="-0.683516778302989" calcext:value-type="float">
            <text:p>-0.6835167783</text:p>
          </table:table-cell>
          <table:table-cell table:style-name="ce2" table:formula="of:=ATAN(([.P43]^2+[.Q43]^2)^0.5)/[.Q$2]" office:value-type="float" office:value="1.16466056672879" calcext:value-type="float">
            <text:p>1.1646605667</text:p>
          </table:table-cell>
          <table:table-cell table:formula="of:=ATAN2([.P43];[.Q43])" office:value-type="float" office:value="-0.55411857957412" calcext:value-type="float">
            <text:p>-0.5541185796</text:p>
          </table:table-cell>
          <table:table-cell table:style-name="ce3" table:formula="of:=([.K43]^2+[.L43]^2)^0.5" office:value-type="float" office:value="1.24369019024299" calcext:value-type="float">
            <text:p>1.2436901902</text:p>
          </table:table-cell>
          <table:table-cell table:formula="of:=ATAN2([.K43];[.L43])" office:value-type="float" office:value="-0.604293199249662" calcext:value-type="float">
            <text:p>-0.6042931992</text:p>
          </table:table-cell>
          <table:table-cell table:formula="of:=[.T43]^4*[.R$1]+[.T43]^3*[.S$1]+[.T43]^2*[.T$1]+[.T43]*[.U$1]" office:value-type="float" office:value="1.40630285465341" calcext:value-type="float">
            <text:p>1.4063028547</text:p>
          </table:table-cell>
          <table:table-cell table:style-name="ce3" table:formula="of:=[.R43]^4*[.R$1]+[.R43]^3*[.S$1]+[.R43]^2*[.T$1]+[.R43]*[.U$1]" office:value-type="float" office:value="1.26303847144406" calcext:value-type="float">
            <text:p>1.2630384714</text:p>
          </table:table-cell>
          <table:table-cell table:formula="of:=ABS([.W43]-[.T43])" office:value-type="float" office:value="0.019348281201075" calcext:value-type="float">
            <text:p>0.0193482812</text:p>
          </table:table-cell>
          <table:table-cell table:number-columns-repeated="3"/>
        </table:table-row>
        <table:table-row table:style-name="ro2">
          <table:table-cell office:value-type="float" office:value="139.935691318328" calcext:value-type="float">
            <text:p>139.9356913183</text:p>
          </table:table-cell>
          <table:table-cell office:value-type="float" office:value="749.067524115756" calcext:value-type="float">
            <text:p>749.0675241158</text:p>
          </table:table-cell>
          <table:table-cell office:value-type="float" office:value="366.820521755152" calcext:value-type="float">
            <text:p>366.8205217552</text:p>
          </table:table-cell>
          <table:table-cell office:value-type="float" office:value="574.818903879762" calcext:value-type="float">
            <text:p>574.8189038798</text:p>
          </table:table-cell>
          <table:table-cell table:formula="of:=[.C44]/[.E$2]*[.E$4]" office:value-type="float" office:value="43.4469457404751" calcext:value-type="float">
            <text:p>43.4469457405</text:p>
          </table:table-cell>
          <table:table-cell table:formula="of:=[.D44]/[.F$2]*[.F$4]" office:value-type="float" office:value="68.1065051990239" calcext:value-type="float">
            <text:p>68.106505199</text:p>
          </table:table-cell>
          <table:table-cell table:formula="of:=[.E44]-[.G$2]" office:value-type="float" office:value="-47.7296838302721" calcext:value-type="float">
            <text:p>-47.7296838303</text:p>
          </table:table-cell>
          <table:table-cell table:formula="of:=[.F44]-[.H$2]" office:value-type="float" office:value="20.5946568577917" calcext:value-type="float">
            <text:p>20.5946568578</text:p>
          </table:table-cell>
          <table:table-cell table:formula="of:=[.A44]-[.I$2]/2+[.I$3]" office:value-type="float" office:value="-518.064308681672" calcext:value-type="float">
            <text:p>-518.0643086817</text:p>
          </table:table-cell>
          <table:table-cell table:formula="of:=[.B44]-[.J$2]/2+[.J$3]" office:value-type="float" office:value="236.267524115756" calcext:value-type="float">
            <text:p>236.2675241158</text:p>
          </table:table-cell>
          <table:table-cell table:formula="of:=[.I44]/([.J$2]*0.5)" office:value-type="float" office:value="-1.01184435289389" calcext:value-type="float">
            <text:p>-1.0118443529</text:p>
          </table:table-cell>
          <table:table-cell table:formula="of:=[.J44]/([.J$2]*0.5)" office:value-type="float" office:value="0.461460008038586" calcext:value-type="float">
            <text:p>0.461460008</text:p>
          </table:table-cell>
          <table:table-cell table:formula="of:=TAN([.G44]*PI()/180)" office:value-type="float" office:value="-1.1001301047153" calcext:value-type="float">
            <text:p>-1.1001301047</text:p>
          </table:table-cell>
          <table:table-cell table:formula="of:=([.M44]^2+1)^0.5" office:value-type="float" office:value="1.4867031470004" calcext:value-type="float">
            <text:p>1.486703147</text:p>
          </table:table-cell>
          <table:table-cell table:formula="of:=TAN([.H44]*PI()/180)*[.N44]" office:value-type="float" office:value="0.558656749459677" calcext:value-type="float">
            <text:p>0.5586567495</text:p>
          </table:table-cell>
          <table:table-cell table:formula="of:=[.M44]/[.$P$2]" office:value-type="float" office:value="-0.994043829714537" calcext:value-type="float">
            <text:p>-0.9940438297</text:p>
          </table:table-cell>
          <table:table-cell table:formula="of:=[.O44]/[.$P$2]" office:value-type="float" office:value="0.504785108914446" calcext:value-type="float">
            <text:p>0.5047851089</text:p>
          </table:table-cell>
          <table:table-cell table:style-name="ce2" table:formula="of:=ATAN(([.P44]^2+[.Q44]^2)^0.5)/[.Q$2]" office:value-type="float" office:value="1.06908760956247" calcext:value-type="float">
            <text:p>1.0690876096</text:p>
          </table:table-cell>
          <table:table-cell table:formula="of:=ATAN2([.P44];[.Q44])" office:value-type="float" office:value="2.67171681362977" calcext:value-type="float">
            <text:p>2.6717168136</text:p>
          </table:table-cell>
          <table:table-cell table:style-name="ce3" table:formula="of:=([.K44]^2+[.L44]^2)^0.5" office:value-type="float" office:value="1.11210356239976" calcext:value-type="float">
            <text:p>1.1121035624</text:p>
          </table:table-cell>
          <table:table-cell table:formula="of:=ATAN2([.K44];[.L44])" office:value-type="float" office:value="2.7137120847443" calcext:value-type="float">
            <text:p>2.7137120847</text:p>
          </table:table-cell>
          <table:table-cell table:formula="of:=[.T44]^4*[.R$1]+[.T44]^3*[.S$1]+[.T44]^2*[.T$1]+[.T44]*[.U$1]" office:value-type="float" office:value="1.17412889636153" calcext:value-type="float">
            <text:p>1.1741288964</text:p>
          </table:table-cell>
          <table:table-cell table:style-name="ce3" table:formula="of:=[.R44]^4*[.R$1]+[.R44]^3*[.S$1]+[.R44]^2*[.T$1]+[.R44]*[.U$1]" office:value-type="float" office:value="1.10490687791928" calcext:value-type="float">
            <text:p>1.1049068779</text:p>
          </table:table-cell>
          <table:table-cell table:formula="of:=ABS([.W44]-[.T44])" office:value-type="float" office:value="0.00719668448047295" calcext:value-type="float">
            <text:p>0.0071966845</text:p>
          </table:table-cell>
          <table:table-cell table:number-columns-repeated="3"/>
        </table:table-row>
        <table:table-row table:style-name="ro2">
          <table:table-cell office:value-type="float" office:value="526.816720257235" calcext:value-type="float">
            <text:p>526.8167202572</text:p>
          </table:table-cell>
          <table:table-cell office:value-type="float" office:value="532.990353697749" calcext:value-type="float">
            <text:p>532.9903536977</text:p>
          </table:table-cell>
          <table:table-cell office:value-type="float" office:value="657.704683499571" calcext:value-type="float">
            <text:p>657.7046834996</text:p>
          </table:table-cell>
          <table:table-cell office:value-type="float" office:value="421.983947986252" calcext:value-type="float">
            <text:p>421.9839479863</text:p>
          </table:table-cell>
          <table:table-cell table:formula="of:=[.C45]/[.E$2]*[.E$4]" office:value-type="float" office:value="77.8998393016185" calcext:value-type="float">
            <text:p>77.8998393016</text:p>
          </table:table-cell>
          <table:table-cell table:formula="of:=[.D45]/[.F$2]*[.F$4]" office:value-type="float" office:value="49.9980981026365" calcext:value-type="float">
            <text:p>49.9980981026</text:p>
          </table:table-cell>
          <table:table-cell table:formula="of:=[.E45]-[.G$2]" office:value-type="float" office:value="-13.2767902691287" calcext:value-type="float">
            <text:p>-13.2767902691</text:p>
          </table:table-cell>
          <table:table-cell table:formula="of:=[.F45]-[.H$2]" office:value-type="float" office:value="2.48624976140429" calcext:value-type="float">
            <text:p>2.4862497614</text:p>
          </table:table-cell>
          <table:table-cell table:formula="of:=[.A45]-[.I$2]/2+[.I$3]" office:value-type="float" office:value="-131.183279742765" calcext:value-type="float">
            <text:p>-131.1832797428</text:p>
          </table:table-cell>
          <table:table-cell table:formula="of:=[.B45]-[.J$2]/2+[.J$3]" office:value-type="float" office:value="20.190353697749" calcext:value-type="float">
            <text:p>20.1903536977</text:p>
          </table:table-cell>
          <table:table-cell table:formula="of:=[.I45]/([.J$2]*0.5)" office:value-type="float" office:value="-0.256217343247588" calcext:value-type="float">
            <text:p>-0.2562173432</text:p>
          </table:table-cell>
          <table:table-cell table:formula="of:=[.J45]/([.J$2]*0.5)" office:value-type="float" office:value="0.039434284565916" calcext:value-type="float">
            <text:p>0.0394342846</text:p>
          </table:table-cell>
          <table:table-cell table:formula="of:=TAN([.G45]*PI()/180)" office:value-type="float" office:value="-0.235962301395882" calcext:value-type="float">
            <text:p>-0.2359623014</text:p>
          </table:table-cell>
          <table:table-cell table:formula="of:=([.M45]^2+1)^0.5" office:value-type="float" office:value="1.02746202250012" calcext:value-type="float">
            <text:p>1.0274620225</text:p>
          </table:table-cell>
          <table:table-cell table:formula="of:=TAN([.H45]*PI()/180)*[.N45]" office:value-type="float" office:value="0.0446129157805948" calcext:value-type="float">
            <text:p>0.0446129158</text:p>
          </table:table-cell>
          <table:table-cell table:formula="of:=[.M45]/[.$P$2]" office:value-type="float" office:value="-0.213208300311462" calcext:value-type="float">
            <text:p>-0.2132083003</text:p>
          </table:table-cell>
          <table:table-cell table:formula="of:=[.O45]/[.$P$2]" office:value-type="float" office:value="0.0403108627490484" calcext:value-type="float">
            <text:p>0.0403108627</text:p>
          </table:table-cell>
          <table:table-cell table:style-name="ce2" table:formula="of:=ATAN(([.P45]^2+[.Q45]^2)^0.5)/[.Q$2]" office:value-type="float" office:value="0.272057221589375" calcext:value-type="float">
            <text:p>0.2720572216</text:p>
          </table:table-cell>
          <table:table-cell table:formula="of:=ATAN2([.P45];[.Q45])" office:value-type="float" office:value="2.95473040657323" calcext:value-type="float">
            <text:p>2.9547304066</text:p>
          </table:table-cell>
          <table:table-cell table:style-name="ce3" table:formula="of:=([.K45]^2+[.L45]^2)^0.5" office:value-type="float" office:value="0.259234237283731" calcext:value-type="float">
            <text:p>0.2592342373</text:p>
          </table:table-cell>
          <table:table-cell table:formula="of:=ATAN2([.K45];[.L45])" office:value-type="float" office:value="2.98888143903714" calcext:value-type="float">
            <text:p>2.988881439</text:p>
          </table:table-cell>
          <table:table-cell table:formula="of:=[.T45]^4*[.R$1]+[.T45]^3*[.S$1]+[.T45]^2*[.T$1]+[.T45]*[.U$1]" office:value-type="float" office:value="0.207920247092118" calcext:value-type="float">
            <text:p>0.2079202471</text:p>
          </table:table-cell>
          <table:table-cell table:style-name="ce3" table:formula="of:=[.R45]^4*[.R$1]+[.R45]^3*[.S$1]+[.R45]^2*[.T$1]+[.R45]*[.U$1]" office:value-type="float" office:value="0.218509068275909" calcext:value-type="float">
            <text:p>0.2185090683</text:p>
          </table:table-cell>
          <table:table-cell table:formula="of:=ABS([.W45]-[.T45])" office:value-type="float" office:value="0.0407251690078224" calcext:value-type="float">
            <text:p>0.04072516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294" calcext:value-type="float">
            <text:p>294</text:p>
          </table:table-cell>
          <table:table-cell office:value-type="float" office:value="643" calcext:value-type="float">
            <text:p>643</text:p>
          </table:table-cell>
          <table:table-cell table:formula="of:=[.C46]/[.E$2]*[.E$4]" office:value-type="float" office:value="34.8219395866455" calcext:value-type="float">
            <text:p>34.8219395866</text:p>
          </table:table-cell>
          <table:table-cell table:formula="of:=[.D46]/[.F$2]*[.F$4]" office:value-type="float" office:value="76.1848341232227" calcext:value-type="float">
            <text:p>76.1848341232</text:p>
          </table:table-cell>
          <table:table-cell table:formula="of:=[.E46]-[.G$2]" office:value-type="float" office:value="-56.3546899841017" calcext:value-type="float">
            <text:p>-56.3546899841</text:p>
          </table:table-cell>
          <table:table-cell table:formula="of:=[.F46]-[.H$2]" office:value-type="float" office:value="28.6729857819905" calcext:value-type="float">
            <text:p>28.672985782</text:p>
          </table:table-cell>
          <table:table-cell table:formula="of:=[.A46]-[.I$2]/2+[.I$3]" office:value-type="float" office:value="-643" calcext:value-type="float">
            <text:p>-643</text:p>
          </table:table-cell>
          <table:table-cell table:formula="of:=[.B46]-[.J$2]/2+[.J$3]" office:value-type="float" office:value="389.2" calcext:value-type="float">
            <text:p>389.2</text:p>
          </table:table-cell>
          <table:table-cell table:formula="of:=[.I46]/([.J$2]*0.5)" office:value-type="float" office:value="-1.255859375" calcext:value-type="float">
            <text:p>-1.255859375</text:p>
          </table:table-cell>
          <table:table-cell table:formula="of:=[.J46]/([.J$2]*0.5)" office:value-type="float" office:value="0.76015625" calcext:value-type="float">
            <text:p>0.76015625</text:p>
          </table:table-cell>
          <table:table-cell table:formula="of:=TAN([.G46]*PI()/180)" office:value-type="float" office:value="-1.5025417680576" calcext:value-type="float">
            <text:p>-1.5025417681</text:p>
          </table:table-cell>
          <table:table-cell table:formula="of:=([.M46]^2+1)^0.5" office:value-type="float" office:value="1.80489106728292" calcext:value-type="float">
            <text:p>1.8048910673</text:p>
          </table:table-cell>
          <table:table-cell table:formula="of:=TAN([.H46]*PI()/180)*[.N46]" office:value-type="float" office:value="0.987043225887356" calcext:value-type="float">
            <text:p>0.9870432259</text:p>
          </table:table-cell>
          <table:table-cell table:formula="of:=[.M46]/[.$P$2]" office:value-type="float" office:value="-1.35765066970198" calcext:value-type="float">
            <text:p>-1.3576506697</text:p>
          </table:table-cell>
          <table:table-cell table:formula="of:=[.O46]/[.$P$2]" office:value-type="float" office:value="0.891861993549185" calcext:value-type="float">
            <text:p>0.8918619935</text:p>
          </table:table-cell>
          <table:table-cell table:style-name="ce2" table:formula="of:=ATAN(([.P46]^2+[.Q46]^2)^0.5)/[.Q$2]" office:value-type="float" office:value="1.29739662070587" calcext:value-type="float">
            <text:p>1.2973966207</text:p>
          </table:table-cell>
          <table:table-cell table:formula="of:=ATAN2([.P46];[.Q46])" office:value-type="float" office:value="2.56037115762457" calcext:value-type="float">
            <text:p>2.5603711576</text:p>
          </table:table-cell>
          <table:table-cell table:style-name="ce3" table:formula="of:=([.K46]^2+[.L46]^2)^0.5" office:value-type="float" office:value="1.4679987378024" calcext:value-type="float">
            <text:p>1.4679987378</text:p>
          </table:table-cell>
          <table:table-cell table:formula="of:=ATAN2([.K46];[.L46])" office:value-type="float" office:value="2.59729419682363" calcext:value-type="float">
            <text:p>2.5972941968</text:p>
          </table:table-cell>
          <table:table-cell table:formula="of:=[.T46]^4*[.R$1]+[.T46]^3*[.S$1]+[.T46]^2*[.T$1]+[.T46]*[.U$1]" office:value-type="float" office:value="1.88380428175414" calcext:value-type="float">
            <text:p>1.8838042818</text:p>
          </table:table-cell>
          <table:table-cell table:style-name="ce3" table:formula="of:=[.R46]^4*[.R$1]+[.R46]^3*[.S$1]+[.R46]^2*[.T$1]+[.R46]*[.U$1]" office:value-type="float" office:value="1.51066690344047" calcext:value-type="float">
            <text:p>1.5106669034</text:p>
          </table:table-cell>
          <table:table-cell table:formula="of:=ABS([.W46]-[.T46])" office:value-type="float" office:value="0.0426681656380645" calcext:value-type="float">
            <text:p>0.0426681656</text:p>
          </table:table-cell>
          <table:table-cell table:number-columns-repeated="3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259" calcext:value-type="float">
            <text:p>259</text:p>
          </table:table-cell>
          <table:table-cell office:value-type="float" office:value="1237" calcext:value-type="float">
            <text:p>1237</text:p>
          </table:table-cell>
          <table:table-cell office:value-type="float" office:value="259" calcext:value-type="float">
            <text:p>259</text:p>
          </table:table-cell>
          <table:table-cell table:formula="of:=[.C47]/[.E$2]*[.E$4]" office:value-type="float" office:value="146.512718600954" calcext:value-type="float">
            <text:p>146.512718601</text:p>
          </table:table-cell>
          <table:table-cell table:formula="of:=[.D47]/[.F$2]*[.F$4]" office:value-type="float" office:value="30.6872037914692" calcext:value-type="float">
            <text:p>30.6872037915</text:p>
          </table:table-cell>
          <table:table-cell table:formula="of:=[.E47]-[.G$2]" office:value-type="float" office:value="55.3360890302067" calcext:value-type="float">
            <text:p>55.3360890302</text:p>
          </table:table-cell>
          <table:table-cell table:formula="of:=[.F47]-[.H$2]" office:value-type="float" office:value="-16.824644549763" calcext:value-type="float">
            <text:p>-16.8246445498</text:p>
          </table:table-cell>
          <table:table-cell table:formula="of:=[.A47]-[.I$2]/2+[.I$3]" office:value-type="float" office:value="620" calcext:value-type="float">
            <text:p>620</text:p>
          </table:table-cell>
          <table:table-cell table:formula="of:=[.B47]-[.J$2]/2+[.J$3]" office:value-type="float" office:value="-253.8" calcext:value-type="float">
            <text:p>-253.8</text:p>
          </table:table-cell>
          <table:table-cell table:formula="of:=[.I47]/([.J$2]*0.5)" office:value-type="float" office:value="1.2109375" calcext:value-type="float">
            <text:p>1.2109375</text:p>
          </table:table-cell>
          <table:table-cell table:formula="of:=[.J47]/([.J$2]*0.5)" office:value-type="float" office:value="-0.495703125" calcext:value-type="float">
            <text:p>-0.495703125</text:p>
          </table:table-cell>
          <table:table-cell table:formula="of:=TAN([.G47]*PI()/180)" office:value-type="float" office:value="1.44612875136544" calcext:value-type="float">
            <text:p>1.4461287514</text:p>
          </table:table-cell>
          <table:table-cell table:formula="of:=([.M47]^2+1)^0.5" office:value-type="float" office:value="1.75820600770381" calcext:value-type="float">
            <text:p>1.7582060077</text:p>
          </table:table-cell>
          <table:table-cell table:formula="of:=TAN([.H47]*PI()/180)*[.N47]" office:value-type="float" office:value="-0.531658988143653" calcext:value-type="float">
            <text:p>-0.5316589881</text:p>
          </table:table-cell>
          <table:table-cell table:formula="of:=[.M47]/[.$P$2]" office:value-type="float" office:value="1.30667759759163" calcext:value-type="float">
            <text:p>1.3066775976</text:p>
          </table:table-cell>
          <table:table-cell table:formula="of:=[.O47]/[.$P$2]" office:value-type="float" office:value="-0.480390759612238" calcext:value-type="float">
            <text:p>-0.4803907596</text:p>
          </table:table-cell>
          <table:table-cell table:style-name="ce2" table:formula="of:=ATAN(([.P47]^2+[.Q47]^2)^0.5)/[.Q$2]" office:value-type="float" office:value="1.20690014982932" calcext:value-type="float">
            <text:p>1.2069001498</text:p>
          </table:table-cell>
          <table:table-cell table:formula="of:=ATAN2([.P47];[.Q47])" office:value-type="float" office:value="-0.352305073354324" calcext:value-type="float">
            <text:p>-0.3523050734</text:p>
          </table:table-cell>
          <table:table-cell table:style-name="ce3" table:formula="of:=([.K47]^2+[.L47]^2)^0.5" office:value-type="float" office:value="1.30846903556829" calcext:value-type="float">
            <text:p>1.3084690356</text:p>
          </table:table-cell>
          <table:table-cell table:formula="of:=ATAN2([.K47];[.L47])" office:value-type="float" office:value="-0.388544789180031" calcext:value-type="float">
            <text:p>-0.3885447892</text:p>
          </table:table-cell>
          <table:table-cell table:formula="of:=[.T47]^4*[.R$1]+[.T47]^3*[.S$1]+[.T47]^2*[.T$1]+[.T47]*[.U$1]" office:value-type="float" office:value="1.53292322903203" calcext:value-type="float">
            <text:p>1.532923229</text:p>
          </table:table-cell>
          <table:table-cell table:style-name="ce3" table:formula="of:=[.R47]^4*[.R$1]+[.R47]^3*[.S$1]+[.R47]^2*[.T$1]+[.R47]*[.U$1]" office:value-type="float" office:value="1.33813063717428" calcext:value-type="float">
            <text:p>1.3381306372</text:p>
          </table:table-cell>
          <table:table-cell table:formula="of:=ABS([.W47]-[.T47])" office:value-type="float" office:value="0.0296616016059883" calcext:value-type="float">
            <text:p>0.0296616016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52" calcext:value-type="float">
            <text:p>452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table:formula="of:=[.C48]/[.E$2]*[.E$4]" office:value-type="float" office:value="41.3362480127186" calcext:value-type="float">
            <text:p>41.3362480127</text:p>
          </table:table-cell>
          <table:table-cell table:formula="of:=[.D48]/[.F$2]*[.F$4]" office:value-type="float" office:value="43.2464454976303" calcext:value-type="float">
            <text:p>43.2464454976</text:p>
          </table:table-cell>
          <table:table-cell table:formula="of:=[.E48]-[.G$2]" office:value-type="float" office:value="-49.8403815580286" calcext:value-type="float">
            <text:p>-49.840381558</text:p>
          </table:table-cell>
          <table:table-cell table:formula="of:=[.F48]-[.H$2]" office:value-type="float" office:value="-4.26540284360187" calcext:value-type="float">
            <text:p>-4.2654028436</text:p>
          </table:table-cell>
          <table:table-cell table:formula="of:=[.A48]-[.I$2]/2+[.I$3]" office:value-type="float" office:value="-541" calcext:value-type="float">
            <text:p>-541</text:p>
          </table:table-cell>
          <table:table-cell table:formula="of:=[.B48]-[.J$2]/2+[.J$3]" office:value-type="float" office:value="-60.8" calcext:value-type="float">
            <text:p>-60.8</text:p>
          </table:table-cell>
          <table:table-cell table:formula="of:=[.I48]/([.J$2]*0.5)" office:value-type="float" office:value="-1.056640625" calcext:value-type="float">
            <text:p>-1.056640625</text:p>
          </table:table-cell>
          <table:table-cell table:formula="of:=[.J48]/([.J$2]*0.5)" office:value-type="float" office:value="-0.11875" calcext:value-type="float">
            <text:p>-0.11875</text:p>
          </table:table-cell>
          <table:table-cell table:formula="of:=TAN([.G48]*PI()/180)" office:value-type="float" office:value="-1.18503331732443" calcext:value-type="float">
            <text:p>-1.1850333173</text:p>
          </table:table-cell>
          <table:table-cell table:formula="of:=([.M48]^2+1)^0.5" office:value-type="float" office:value="1.55058181440676" calcext:value-type="float">
            <text:p>1.5505818144</text:p>
          </table:table-cell>
          <table:table-cell table:formula="of:=TAN([.H48]*PI()/180)*[.N48]" office:value-type="float" office:value="-0.115647287015437" calcext:value-type="float">
            <text:p>-0.115647287</text:p>
          </table:table-cell>
          <table:table-cell table:formula="of:=[.M48]/[.$P$2]" office:value-type="float" office:value="-1.07075976927052" calcext:value-type="float">
            <text:p>-1.0707597693</text:p>
          </table:table-cell>
          <table:table-cell table:formula="of:=[.O48]/[.$P$2]" office:value-type="float" office:value="-0.104495342494669" calcext:value-type="float">
            <text:p>-0.1044953425</text:p>
          </table:table-cell>
          <table:table-cell table:style-name="ce2" table:formula="of:=ATAN(([.P48]^2+[.Q48]^2)^0.5)/[.Q$2]" office:value-type="float" office:value="1.04650048190517" calcext:value-type="float">
            <text:p>1.0465004819</text:p>
          </table:table-cell>
          <table:table-cell table:formula="of:=ATAN2([.P48];[.Q48])" office:value-type="float" office:value="-3.04431080032753" calcext:value-type="float">
            <text:p>-3.0443108003</text:p>
          </table:table-cell>
          <table:table-cell table:style-name="ce3" table:formula="of:=([.K48]^2+[.L48]^2)^0.5" office:value-type="float" office:value="1.06329251520943" calcext:value-type="float">
            <text:p>1.0632925152</text:p>
          </table:table-cell>
          <table:table-cell table:formula="of:=ATAN2([.K48];[.L48])" office:value-type="float" office:value="-3.02967777556752" calcext:value-type="float">
            <text:p>-3.0296777756</text:p>
          </table:table-cell>
          <table:table-cell table:formula="of:=[.T48]^4*[.R$1]+[.T48]^3*[.S$1]+[.T48]^2*[.T$1]+[.T48]*[.U$1]" office:value-type="float" office:value="1.09581605031154" calcext:value-type="float">
            <text:p>1.0958160503</text:p>
          </table:table-cell>
          <table:table-cell table:style-name="ce3" table:formula="of:=[.R48]^4*[.R$1]+[.R48]^3*[.S$1]+[.R48]^2*[.T$1]+[.R48]*[.U$1]" office:value-type="float" office:value="1.06978094992661" calcext:value-type="float">
            <text:p>1.0697809499</text:p>
          </table:table-cell>
          <table:table-cell table:formula="of:=ABS([.W48]-[.T48])" office:value-type="float" office:value="0.00648843471717941" calcext:value-type="float">
            <text:p>0.0064884347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office:value-type="float" office:value="769.8" calcext:value-type="float">
            <text:p>769.8</text:p>
          </table:table-cell>
          <table:table-cell office:value-type="float" office:value="401" calcext:value-type="float">
            <text:p>401</text:p>
          </table:table-cell>
          <table:table-cell table:formula="of:=[.C49]/[.E$2]*[.E$4]" office:value-type="float" office:value="91.1766295707472" calcext:value-type="float">
            <text:p>91.1766295707</text:p>
          </table:table-cell>
          <table:table-cell table:formula="of:=[.D49]/[.F$2]*[.F$4]" office:value-type="float" office:value="47.5118483412322" calcext:value-type="float">
            <text:p>47.5118483412</text:p>
          </table:table-cell>
          <table:table-cell table:formula="of:=[.E49]-[.G$2]" office:value-type="float" office:value="0" calcext:value-type="float">
            <text:p>0</text:p>
          </table:table-cell>
          <table:table-cell table:formula="of:=[.F49]-[.H$2]" office:value-type="float" office:value="0" calcext:value-type="float">
            <text:p>0</text:p>
          </table:table-cell>
          <table:table-cell table:formula="of:=[.A49]-[.I$2]/2+[.I$3]" office:value-type="float" office:value="-18" calcext:value-type="float">
            <text:p>-18</text:p>
          </table:table-cell>
          <table:table-cell table:formula="of:=[.B49]-[.J$2]/2+[.J$3]" office:value-type="float" office:value="-0.8" calcext:value-type="float">
            <text:p>-0.8</text:p>
          </table:table-cell>
          <table:table-cell table:formula="of:=[.I49]/([.J$2]*0.5)" office:value-type="float" office:value="-0.03515625" calcext:value-type="float">
            <text:p>-0.03515625</text:p>
          </table:table-cell>
          <table:table-cell table:formula="of:=[.J49]/([.J$2]*0.5)" office:value-type="float" office:value="-0.0015625" calcext:value-type="float">
            <text:p>-0.0015625</text:p>
          </table:table-cell>
          <table:table-cell table:formula="of:=TAN([.G49]*PI()/180)" office:value-type="float" office:value="0" calcext:value-type="float">
            <text:p>0</text:p>
          </table:table-cell>
          <table:table-cell table:formula="of:=([.M49]^2+1)^0.5" office:value-type="float" office:value="1" calcext:value-type="float">
            <text:p>1</text:p>
          </table:table-cell>
          <table:table-cell table:formula="of:=TAN([.H49]*PI()/180)*[.N49]" office:value-type="float" office:value="0" calcext:value-type="float">
            <text:p>0</text:p>
          </table:table-cell>
          <table:table-cell table:formula="of:=[.M49]/[.$P$2]" office:value-type="float" office:value="0" calcext:value-type="float">
            <text:p>0</text:p>
          </table:table-cell>
          <table:table-cell table:formula="of:=[.O49]/[.$P$2]" office:value-type="float" office:value="0" calcext:value-type="float">
            <text:p>0</text:p>
          </table:table-cell>
          <table:table-cell table:style-name="ce2" table:formula="of:=ATAN(([.P49]^2+[.Q49]^2)^0.5)/[.Q$2]" office:value-type="float" office:value="0" calcext:value-type="float">
            <text:p>0</text:p>
          </table:table-cell>
          <table:table-cell table:formula="of:=ATAN2([.P49];[.Q49])" office:value-type="float" office:value="0" calcext:value-type="float">
            <text:p>0</text:p>
          </table:table-cell>
          <table:table-cell table:style-name="ce3" table:formula="of:=([.K49]^2+[.L49]^2)^0.5" office:value-type="float" office:value="0.03519095509236" calcext:value-type="float">
            <text:p>0.0351909551</text:p>
          </table:table-cell>
          <table:table-cell table:formula="of:=ATAN2([.K49];[.L49])" office:value-type="float" office:value="-3.09717743834288" calcext:value-type="float">
            <text:p>-3.0971774383</text:p>
          </table:table-cell>
          <table:table-cell table:formula="of:=[.T49]^4*[.R$1]+[.T49]^3*[.S$1]+[.T49]^2*[.T$1]+[.T49]*[.U$1]" office:value-type="float" office:value="0.0279511530165127" calcext:value-type="float">
            <text:p>0.027951153</text:p>
          </table:table-cell>
          <table:table-cell table:style-name="ce3" table:formula="of:=[.R49]^4*[.R$1]+[.R49]^3*[.S$1]+[.R49]^2*[.T$1]+[.R49]*[.U$1]" office:value-type="float" office:value="0" calcext:value-type="float">
            <text:p>0</text:p>
          </table:table-cell>
          <table:table-cell table:formula="of:=ABS([.W49]-[.T49])" office:value-type="float" office:value="0.03519095509236" calcext:value-type="float">
            <text:p>0.0351909551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1" office:value-type="float" office:value="1023" calcext:value-type="float">
            <text:p>1023</text:p>
          </table:table-cell>
          <table:table-cell office:value-type="float" office:value="770" calcext:value-type="float">
            <text:p>770</text:p>
          </table:table-cell>
          <table:table-cell office:value-type="float" office:value="805" calcext:value-type="float">
            <text:p>805</text:p>
          </table:table-cell>
          <table:table-cell table:formula="of:=[.C50]/[.E$2]*[.E$4]" office:value-type="float" office:value="91.2003179650239" calcext:value-type="float">
            <text:p>91.200317965</text:p>
          </table:table-cell>
          <table:table-cell table:formula="of:=[.D50]/[.F$2]*[.F$4]" office:value-type="float" office:value="95.3791469194313" calcext:value-type="float">
            <text:p>95.3791469194</text:p>
          </table:table-cell>
          <table:table-cell table:formula="of:=[.E50]-[.G$2]" office:value-type="float" office:value="0.0236883942766468" calcext:value-type="float">
            <text:p>0.0236883943</text:p>
          </table:table-cell>
          <table:table-cell table:formula="of:=[.F50]-[.H$2]" office:value-type="float" office:value="47.8672985781991" calcext:value-type="float">
            <text:p>47.8672985782</text:p>
          </table:table-cell>
          <table:table-cell table:formula="of:=[.A50]-[.I$2]/2+[.I$3]" office:value-type="float" office:value="-18" calcext:value-type="float">
            <text:p>-18</text:p>
          </table:table-cell>
          <table:table-cell table:formula="of:=[.B50]-[.J$2]/2+[.J$3]" office:value-type="float" office:value="510.2" calcext:value-type="float">
            <text:p>510.2</text:p>
          </table:table-cell>
          <table:table-cell table:formula="of:=[.I50]/([.J$2]*0.5)" office:value-type="float" office:value="-0.03515625" calcext:value-type="float">
            <text:p>-0.03515625</text:p>
          </table:table-cell>
          <table:table-cell table:formula="of:=[.J50]/([.J$2]*0.5)" office:value-type="float" office:value="0.996484375" calcext:value-type="float">
            <text:p>0.996484375</text:p>
          </table:table-cell>
          <table:table-cell table:formula="of:=TAN([.G50]*PI()/180)" office:value-type="float" office:value="0.000413440498194946" calcext:value-type="float">
            <text:p>0.0004134405</text:p>
          </table:table-cell>
          <table:table-cell table:formula="of:=([.M50]^2+1)^0.5" office:value-type="float" office:value="1.00000008546652" calcext:value-type="float">
            <text:p>1.0000000855</text:p>
          </table:table-cell>
          <table:table-cell table:formula="of:=TAN([.H50]*PI()/180)*[.N50]" office:value-type="float" office:value="1.10545300683621" calcext:value-type="float">
            <text:p>1.1054530068</text:p>
          </table:table-cell>
          <table:table-cell table:formula="of:=[.M50]/[.$P$2]" office:value-type="float" office:value="0.000373572156986966" calcext:value-type="float">
            <text:p>0.0003735722</text:p>
          </table:table-cell>
          <table:table-cell table:formula="of:=[.O50]/[.$P$2]" office:value-type="float" office:value="0.998853440856705" calcext:value-type="float">
            <text:p>0.9988534409</text:p>
          </table:table-cell>
          <table:table-cell table:style-name="ce2" table:formula="of:=ATAN(([.P50]^2+[.Q50]^2)^0.5)/[.Q$2]" office:value-type="float" office:value="0.999269703693878" calcext:value-type="float">
            <text:p>0.9992697037</text:p>
          </table:table-cell>
          <table:table-cell table:formula="of:=ATAN2([.P50];[.Q50])" office:value-type="float" office:value="1.57042232584111" calcext:value-type="float">
            <text:p>1.5704223258</text:p>
          </table:table-cell>
          <table:table-cell table:style-name="ce3" table:formula="of:=([.K50]^2+[.L50]^2)^0.5" office:value-type="float" office:value="0.997104343352892" calcext:value-type="float">
            <text:p>0.9971043434</text:p>
          </table:table-cell>
          <table:table-cell table:formula="of:=ATAN2([.K50];[.L50])" office:value-type="float" office:value="1.60606198218992" calcext:value-type="float">
            <text:p>1.6060619822</text:p>
          </table:table-cell>
          <table:table-cell table:formula="of:=[.T50]^4*[.R$1]+[.T50]^3*[.S$1]+[.T50]^2*[.T$1]+[.T50]*[.U$1]" office:value-type="float" office:value="0.995764160780315" calcext:value-type="float">
            <text:p>0.9957641608</text:p>
          </table:table-cell>
          <table:table-cell table:style-name="ce3" table:formula="of:=[.R50]^4*[.R$1]+[.R50]^3*[.S$1]+[.R50]^2*[.T$1]+[.R50]*[.U$1]" office:value-type="float" office:value="0.998930516855426" calcext:value-type="float">
            <text:p>0.9989305169</text:p>
          </table:table-cell>
          <table:table-cell table:formula="of:=ABS([.W50]-[.T50])" office:value-type="float" office:value="0.00182617350253311" calcext:value-type="float">
            <text:p>0.0018261735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09" calcext:value-type="float">
            <text:p>409</text:p>
          </table:table-cell>
          <table:table-cell table:formula="of:=[.C51]/[.E$2]*[.E$4]" office:value-type="float" office:value="34.5850556438792" calcext:value-type="float">
            <text:p>34.5850556439</text:p>
          </table:table-cell>
          <table:table-cell table:formula="of:=[.D51]/[.F$2]*[.F$4]" office:value-type="float" office:value="48.4597156398104" calcext:value-type="float">
            <text:p>48.4597156398</text:p>
          </table:table-cell>
          <table:table-cell table:formula="of:=[.E51]-[.G$2]" office:value-type="float" office:value="-56.591573926868" calcext:value-type="float">
            <text:p>-56.5915739269</text:p>
          </table:table-cell>
          <table:table-cell table:formula="of:=[.F51]-[.H$2]" office:value-type="float" office:value="0.947867298578224" calcext:value-type="float">
            <text:p>0.9478672986</text:p>
          </table:table-cell>
          <table:table-cell table:formula="of:=[.A51]-[.I$2]/2+[.I$3]" office:value-type="float" office:value="-658" calcext:value-type="float">
            <text:p>-658</text:p>
          </table:table-cell>
          <table:table-cell table:formula="of:=[.B51]-[.J$2]/2+[.J$3]" office:value-type="float" office:value="-0.8" calcext:value-type="float">
            <text:p>-0.8</text:p>
          </table:table-cell>
          <table:table-cell table:formula="of:=[.I51]/([.J$2]*0.5)" office:value-type="float" office:value="-1.28515625" calcext:value-type="float">
            <text:p>-1.28515625</text:p>
          </table:table-cell>
          <table:table-cell table:formula="of:=[.J51]/([.J$2]*0.5)" office:value-type="float" office:value="-0.0015625" calcext:value-type="float">
            <text:p>-0.0015625</text:p>
          </table:table-cell>
          <table:table-cell table:formula="of:=TAN([.G51]*PI()/180)" office:value-type="float" office:value="-1.51609440405205" calcext:value-type="float">
            <text:p>-1.5160944041</text:p>
          </table:table-cell>
          <table:table-cell table:formula="of:=([.M51]^2+1)^0.5" office:value-type="float" office:value="1.81618893345322" calcext:value-type="float">
            <text:p>1.8161889335</text:p>
          </table:table-cell>
          <table:table-cell table:formula="of:=TAN([.H51]*PI()/180)*[.N51]" office:value-type="float" office:value="0.0300486908388634" calcext:value-type="float">
            <text:p>0.0300486908</text:p>
          </table:table-cell>
          <table:table-cell table:formula="of:=[.M51]/[.$P$2]" office:value-type="float" office:value="-1.36989641602681" calcext:value-type="float">
            <text:p>-1.369896416</text:p>
          </table:table-cell>
          <table:table-cell table:formula="of:=[.O51]/[.$P$2]" office:value-type="float" office:value="0.0271510756694563" calcext:value-type="float">
            <text:p>0.0271510757</text:p>
          </table:table-cell>
          <table:table-cell table:style-name="ce2" table:formula="of:=ATAN(([.P51]^2+[.Q51]^2)^0.5)/[.Q$2]" office:value-type="float" office:value="1.19725731375094" calcext:value-type="float">
            <text:p>1.1972573138</text:p>
          </table:table-cell>
          <table:table-cell table:formula="of:=ATAN2([.P51];[.Q51])" office:value-type="float" office:value="3.1217754462546" calcext:value-type="float">
            <text:p>3.1217754463</text:p>
          </table:table-cell>
          <table:table-cell table:style-name="ce3" table:formula="of:=([.K51]^2+[.L51]^2)^0.5" office:value-type="float" office:value="1.28515719984767" calcext:value-type="float">
            <text:p>1.2851571998</text:p>
          </table:table-cell>
          <table:table-cell table:formula="of:=ATAN2([.K51];[.L51])" office:value-type="float" office:value="-3.14037684871773" calcext:value-type="float">
            <text:p>-3.1403768487</text:p>
          </table:table-cell>
          <table:table-cell table:formula="of:=[.T51]^4*[.R$1]+[.T51]^3*[.S$1]+[.T51]^2*[.T$1]+[.T51]*[.U$1]" office:value-type="float" office:value="1.48636328422806" calcext:value-type="float">
            <text:p>1.4863632842</text:p>
          </table:table-cell>
          <table:table-cell table:style-name="ce3" table:formula="of:=[.R51]^4*[.R$1]+[.R51]^3*[.S$1]+[.R51]^2*[.T$1]+[.R51]*[.U$1]" office:value-type="float" office:value="1.32069356634206" calcext:value-type="float">
            <text:p>1.3206935663</text:p>
          </table:table-cell>
          <table:table-cell table:formula="of:=ABS([.W51]-[.T51])" office:value-type="float" office:value="0.0355363664943913" calcext:value-type="float">
            <text:p>0.0355363665</text:p>
          </table:table-cell>
          <table:table-cell table:number-columns-repeated="3"/>
        </table:table-row>
        <table:table-row table:style-name="ro2" table:number-rows-repeated="1048524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00:00:02.885389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0:51:50.804821923</dc:date>
    <meta:generator>LibreOffice/4.1.2.3$Linux_X86_64 LibreOffice_project/410m0$Build-3</meta:generator>
    <meta:editing-duration>PT2H58M26S</meta:editing-duration>
    <meta:editing-cycles>42</meta:editing-cycles>
    <meta:document-statistic meta:table-count="1" meta:cell-count="1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Sheet1.T6:Sheet1.T51 Sheet1.W6:Sheet1.W51" svg:x="0.77cm" svg:y="0.855cm" svg:width="12.247cm" svg:height="7.545cm">
          <chartooo:coordinate-region svg:x="1.497cm" svg:y="1.054cm" svg:width="11.2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6:Sheet1.W51" chart:class="chart:scatter">
            <chart:domain table:cell-range-address="Sheet1.T6:Sheet1.T51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532944773539">
                <text:p>1.15532944773539</text:p>
                <draw:g>
                  <svg:desc>Sheet1.T6:Sheet1.T51</svg:desc>
                </draw:g>
              </table:table-cell>
              <table:table-cell office:value-type="float" office:value="1.18765433495174">
                <text:p>1.18765433495174</text:p>
                <draw:g>
                  <svg:desc>Sheet1.W6:Sheet1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013259228289">
                <text:p>0.90013259228289</text:p>
              </table:table-cell>
              <table:table-cell office:value-type="float" office:value="0.877355737864825">
                <text:p>0.877355737864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1830506494327">
                <text:p>0.901830506494327</text:p>
              </table:table-cell>
              <table:table-cell office:value-type="float" office:value="0.875567573570252">
                <text:p>0.875567573570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232941080794">
                <text:p>1.29232941080794</text:p>
              </table:table-cell>
              <table:table-cell office:value-type="float" office:value="1.3108256025159">
                <text:p>1.3108256025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3634237870587">
                <text:p>0.623634237870587</text:p>
              </table:table-cell>
              <table:table-cell office:value-type="float" office:value="0.589591277281789">
                <text:p>0.58959127728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383986027159">
                <text:p>0.586383986027159</text:p>
              </table:table-cell>
              <table:table-cell office:value-type="float" office:value="0.543927654146657">
                <text:p>0.543927654146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775336289084">
                <text:p>0.656775336289084</text:p>
              </table:table-cell>
              <table:table-cell office:value-type="float" office:value="0.63448725192869">
                <text:p>0.63448725192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720683133418">
                <text:p>0.44720683133418</text:p>
              </table:table-cell>
              <table:table-cell office:value-type="float" office:value="0.447809753418547">
                <text:p>0.447809753418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002570766501">
                <text:p>0.196002570766501</text:p>
              </table:table-cell>
              <table:table-cell office:value-type="float" office:value="0.213999185816924">
                <text:p>0.213999185816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6995500599189">
                <text:p>0.656995500599189</text:p>
              </table:table-cell>
              <table:table-cell office:value-type="float" office:value="0.645353551904533">
                <text:p>0.645353551904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1396980041423">
                <text:p>0.801396980041423</text:p>
              </table:table-cell>
              <table:table-cell office:value-type="float" office:value="0.804088095451117">
                <text:p>0.80408809545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1683527851257">
                <text:p>0.751683527851257</text:p>
              </table:table-cell>
              <table:table-cell office:value-type="float" office:value="0.757418448989552">
                <text:p>0.757418448989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0194219922464">
                <text:p>0.570194219922464</text:p>
              </table:table-cell>
              <table:table-cell office:value-type="float" office:value="0.57629782241048">
                <text:p>0.57629782241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4891175663171">
                <text:p>0.594891175663171</text:p>
              </table:table-cell>
              <table:table-cell office:value-type="float" office:value="0.590267388666477">
                <text:p>0.590267388666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012585905615">
                <text:p>0.63012585905615</text:p>
              </table:table-cell>
              <table:table-cell office:value-type="float" office:value="0.62587745967273">
                <text:p>0.6258774596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94314221649">
                <text:p>1.11694314221649</text:p>
              </table:table-cell>
              <table:table-cell office:value-type="float" office:value="1.13719268734603">
                <text:p>1.13719268734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4984458449576">
                <text:p>0.904984458449576</text:p>
              </table:table-cell>
              <table:table-cell office:value-type="float" office:value="0.906715438391314">
                <text:p>0.906715438391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298886138964">
                <text:p>0.830298886138964</text:p>
              </table:table-cell>
              <table:table-cell office:value-type="float" office:value="0.831334666697264">
                <text:p>0.831334666697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730293653458">
                <text:p>0.87730293653458</text:p>
              </table:table-cell>
              <table:table-cell office:value-type="float" office:value="0.870150162832856">
                <text:p>0.870150162832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3558398623166">
                <text:p>0.553558398623166</text:p>
              </table:table-cell>
              <table:table-cell office:value-type="float" office:value="0.550465992354698">
                <text:p>0.550465992354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39979106116">
                <text:p>1.12039979106116</text:p>
              </table:table-cell>
              <table:table-cell office:value-type="float" office:value="1.12238340993524">
                <text:p>1.12238340993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3174511817155">
                <text:p>0.813174511817155</text:p>
              </table:table-cell>
              <table:table-cell office:value-type="float" office:value="0.781575060039048">
                <text:p>0.781575060039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2820448927917">
                <text:p>0.432820448927917</text:p>
              </table:table-cell>
              <table:table-cell office:value-type="float" office:value="0.38986344295179">
                <text:p>0.38986344295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1089792476021">
                <text:p>1.31089792476021</text:p>
              </table:table-cell>
              <table:table-cell office:value-type="float" office:value="1.34455309623123">
                <text:p>1.34455309623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356266076414">
                <text:p>0.950356266076414</text:p>
              </table:table-cell>
              <table:table-cell office:value-type="float" office:value="0.945240665917002">
                <text:p>0.945240665917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587574796587">
                <text:p>0.838587574796587</text:p>
              </table:table-cell>
              <table:table-cell office:value-type="float" office:value="0.822226098315626">
                <text:p>0.822226098315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1013300296627">
                <text:p>0.841013300296627</text:p>
              </table:table-cell>
              <table:table-cell office:value-type="float" office:value="0.836635589105181">
                <text:p>0.836635589105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6603195947101">
                <text:p>0.696603195947101</text:p>
              </table:table-cell>
              <table:table-cell office:value-type="float" office:value="0.692108532945557">
                <text:p>0.692108532945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4218915376043">
                <text:p>0.904218915376043</text:p>
              </table:table-cell>
              <table:table-cell office:value-type="float" office:value="0.878104943652536">
                <text:p>0.878104943652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2486689811978">
                <text:p>0.282486689811978</text:p>
              </table:table-cell>
              <table:table-cell office:value-type="float" office:value="0.29956756214703">
                <text:p>0.29956756214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5401100370748">
                <text:p>0.685401100370748</text:p>
              </table:table-cell>
              <table:table-cell office:value-type="float" office:value="0.691940680488922">
                <text:p>0.691940680488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4274780333367">
                <text:p>0.574274780333367</text:p>
              </table:table-cell>
              <table:table-cell office:value-type="float" office:value="0.538241578611562">
                <text:p>0.538241578611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771962888163">
                <text:p>0.62771962888163</text:p>
              </table:table-cell>
              <table:table-cell office:value-type="float" office:value="0.594009450765392">
                <text:p>0.594009450765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951126421083">
                <text:p>0.876951126421083</text:p>
              </table:table-cell>
              <table:table-cell office:value-type="float" office:value="0.857167559662514">
                <text:p>0.857167559662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4595625003308">
                <text:p>0.944595625003308</text:p>
              </table:table-cell>
              <table:table-cell office:value-type="float" office:value="0.951072210399315">
                <text:p>0.951072210399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735066260737">
                <text:p>1.28735066260737</text:p>
              </table:table-cell>
              <table:table-cell office:value-type="float" office:value="1.28200352978174">
                <text:p>1.28200352978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6679635189978">
                <text:p>1.16679635189978</text:p>
              </table:table-cell>
              <table:table-cell office:value-type="float" office:value="1.16697481546504">
                <text:p>1.16697481546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4369019024299">
                <text:p>1.24369019024299</text:p>
              </table:table-cell>
              <table:table-cell office:value-type="float" office:value="1.26303847144406">
                <text:p>1.26303847144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210356239976">
                <text:p>1.11210356239976</text:p>
              </table:table-cell>
              <table:table-cell office:value-type="float" office:value="1.10490687791928">
                <text:p>1.10490687791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9234237283731">
                <text:p>0.259234237283731</text:p>
              </table:table-cell>
              <table:table-cell office:value-type="float" office:value="0.218509068275909">
                <text:p>0.218509068275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679987378024">
                <text:p>1.4679987378024</text:p>
              </table:table-cell>
              <table:table-cell office:value-type="float" office:value="1.51066690344047">
                <text:p>1.51066690344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846903556829">
                <text:p>1.30846903556829</text:p>
              </table:table-cell>
              <table:table-cell office:value-type="float" office:value="1.33813063717428">
                <text:p>1.33813063717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329251520943">
                <text:p>1.06329251520943</text:p>
              </table:table-cell>
              <table:table-cell office:value-type="float" office:value="1.06978094992661">
                <text:p>1.06978094992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19095509236">
                <text:p>0.0351909550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7104343352892">
                <text:p>0.997104343352892</text:p>
              </table:table-cell>
              <table:table-cell office:value-type="float" office:value="0.998930516855426">
                <text:p>0.998930516855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515719984767">
                <text:p>1.28515719984767</text:p>
              </table:table-cell>
              <table:table-cell office:value-type="float" office:value="1.32069356634206">
                <text:p>1.32069356634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